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" svg:font-family="F"/>
    <style:font-face style:name="Liberation Sans" svg:font-family="'Liberation Sans'" style:font-family-generic="swiss" style:font-pitch="variable"/>
    <style:font-face style:name="Liberation Sans11" svg:font-family="'Liberation Sans11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4.643cm"/>
    </style:style>
    <style:style style:name="co5" style:family="table-column">
      <style:table-column-properties fo:break-before="auto" style:column-width="4.027cm"/>
    </style:style>
    <style:style style:name="co6" style:family="table-column">
      <style:table-column-properties fo:break-before="auto" style:column-width="8.391cm"/>
    </style:style>
    <style:style style:name="co7" style:family="table-column">
      <style:table-column-properties fo:break-before="auto" style:column-width="3.776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6.181cm"/>
    </style:style>
    <style:style style:name="co10" style:family="table-column">
      <style:table-column-properties fo:break-before="auto" style:column-width="3.552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3.859cm"/>
    </style:style>
    <style:style style:name="co13" style:family="table-column">
      <style:table-column-properties fo:break-before="auto" style:column-width="5.119cm"/>
    </style:style>
    <style:style style:name="co14" style:family="table-column">
      <style:table-column-properties fo:break-before="auto" style:column-width="3.803cm"/>
    </style:style>
    <style:style style:name="co15" style:family="table-column">
      <style:table-column-properties fo:break-before="auto" style:column-width="4.307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4.867cm"/>
    </style:style>
    <style:style style:name="co18" style:family="table-column">
      <style:table-column-properties fo:break-before="auto" style:column-width="3.468cm"/>
    </style:style>
    <style:style style:name="co19" style:family="table-column">
      <style:table-column-properties fo:break-before="auto" style:column-width="3.916cm"/>
    </style:style>
    <style:style style:name="co20" style:family="table-column">
      <style:table-column-properties fo:break-before="auto" style:column-width="5.173cm"/>
    </style:style>
    <style:style style:name="co21" style:family="table-column">
      <style:table-column-properties fo:break-before="auto" style:column-width="8.251cm"/>
    </style:style>
    <style:style style:name="co22" style:family="table-column">
      <style:table-column-properties fo:break-before="auto" style:column-width="3.999cm"/>
    </style:style>
    <style:style style:name="co23" style:family="table-column">
      <style:table-column-properties fo:break-before="auto" style:column-width="10.097cm"/>
    </style:style>
    <style:style style:name="ro1" style:family="table-row">
      <style:table-row-properties style:row-height="2.408cm" fo:break-before="auto" style:use-optimal-row-height="false"/>
    </style:style>
    <style:style style:name="ro2" style:family="table-row">
      <style:table-row-properties style:row-height="3.246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746cm" fo:break-before="auto" style:use-optimal-row-height="true"/>
    </style:style>
    <style:style style:name="ro5" style:family="table-row">
      <style:table-row-properties style:row-height="14.471cm" fo:break-before="auto" style:use-optimal-row-height="true"/>
    </style:style>
    <style:style style:name="ro6" style:family="table-row">
      <style:table-row-properties style:row-height="8.858cm" fo:break-before="auto" style:use-optimal-row-height="true"/>
    </style:style>
    <style:style style:name="ro7" style:family="table-row">
      <style:table-row-properties style:row-height="12.187cm" fo:break-before="auto" style:use-optimal-row-height="true"/>
    </style:style>
    <style:style style:name="ro8" style:family="table-row">
      <style:table-row-properties style:row-height="6.052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1.586cm" fo:break-before="auto" style:use-optimal-row-height="tru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3.648cm" fo:break-before="auto" style:use-optimal-row-height="true"/>
    </style:style>
    <style:style style:name="ro13" style:family="table-row">
      <style:table-row-properties style:row-height="2.445cm" fo:break-before="auto" style:use-optimal-row-height="true"/>
    </style:style>
    <style:style style:name="ro14" style:family="table-row">
      <style:table-row-properties style:row-height="2.845cm" fo:break-before="auto" style:use-optimal-row-height="true"/>
    </style:style>
    <style:style style:name="ro15" style:family="table-row">
      <style:table-row-properties style:row-height="1.746cm" fo:break-before="auto" style:use-optimal-row-height="false"/>
    </style:style>
    <style:style style:name="ta1" style:family="table" style:master-page-name="PageStyle_5f_TDB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6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ackground-color="#f6d96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/>
    <style:style style:name="ce13" style:family="table-cell" style:parent-style-name="Default">
      <style:table-cell-properties fo:border-bottom="0.74pt solid #000000" fo:background-color="#f6d96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0" style:family="table-cell" style:parent-style-name="Default"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2" style:family="table-cell" style:parent-style-name="Default">
      <style:table-cell-properties fo:border-bottom="0.74pt solid #000000" fo:background-color="#f6d96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65cm" style:writing-mode="page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33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37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39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0" style:family="table-cell" style:parent-style-name="Default" style:data-style-name="N30">
      <style:table-cell-properties fo:border-bottom="0.74pt solid #000000" fo:background-color="#f4b18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2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3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0">
      <style:table-cell-properties style:rotation-align="none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5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6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7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8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49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a5a5a5" style:rotation-angle="0" style:rotation-align="none" style:shrink-to-fit="false" fo:border-top="0.74pt solid #a5a5a5" style:vertical-align="middle" loext:vertical-justify="auto">
        <loext:border-right-complex-color loext:theme-type="accent3" loext:color-type="theme"/>
        <loext:border-top-complex-color loext:theme-type="accent3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0" style:family="table-cell" style:parent-style-name="Default">
      <style:table-cell-properties fo:border-bottom="0.74pt solid #000000" fo:background-color="#a8f9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5" style:family="table-cell" style:parent-style-name="Default" style:data-style-name="N1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a5a5a5" style:vertical-align="middle" loext:vertical-justify="auto">
        <loext:border-top-complex-color loext:theme-type="accent3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a5a5a5" style:vertical-align="middle" loext:vertical-justify="auto">
        <loext:border-top-complex-color loext:theme-type="accent3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0" style:family="table-cell" style:parent-style-name="Default" style:data-style-name="N30">
      <style:table-cell-properties fo:border-bottom="0.74pt solid #000000" fo:background-color="#a8f9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2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3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a5a5a5" style:vertical-align="middle" loext:vertical-justify="auto">
        <loext:border-top-complex-color loext:theme-type="accent3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4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a5a5a5" style:vertical-align="middle" loext:vertical-justify="auto">
        <loext:border-top-complex-color loext:theme-type="accent3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a5a5a5" style:direction="ltr" fo:border-right="0.74pt solid #000000" style:rotation-angle="0" style:rotation-align="none" style:shrink-to-fit="false" fo:border-top="0.74pt solid #a5a5a5" style:vertical-align="middle" loext:vertical-justify="auto">
        <loext:border-left-complex-color loext:theme-type="accent3" loext:color-type="theme"/>
        <loext:border-top-complex-color loext:theme-type="accent3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T2]=&quot;favorable&quot;)" style:apply-style-name="ConditionalStyle_5f_80" style:base-cell-address="TDB.T2"/>
      <style:map style:condition="is-true-formula([.$T2]=&quot;favorable sous conditions&quot;)" style:apply-style-name="ConditionalStyle_5f_79" style:base-cell-address="TDB.T2"/>
      <style:map style:condition="is-true-formula([.$T2]=&quot;défavorable&quot;)" style:apply-style-name="ConditionalStyle_5f_78" style:base-cell-address="TDB.T2"/>
      <style:map style:condition="is-true-formula([.$T2]=&quot;tacite&quot;)" style:apply-style-name="ConditionalStyle_5f_77" style:base-cell-address="TDB.T2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T2]=&quot;favorable&quot;)" style:apply-style-name="ConditionalStyle_5f_80" style:base-cell-address="TDB.T2"/>
      <style:map style:condition="is-true-formula([.$T2]=&quot;favorable sous conditions&quot;)" style:apply-style-name="ConditionalStyle_5f_79" style:base-cell-address="TDB.T2"/>
      <style:map style:condition="is-true-formula([.$T2]=&quot;défavorable&quot;)" style:apply-style-name="ConditionalStyle_5f_78" style:base-cell-address="TDB.T2"/>
      <style:map style:condition="is-true-formula([.$T2]=&quot;tacite&quot;)" style:apply-style-name="ConditionalStyle_5f_77" style:base-cell-address="TDB.T2"/>
    </style:style>
    <style:style style:name="ce72" style:family="table-cell" style:parent-style-name="Default">
      <style:map style:condition="is-true-formula([.$T2]=&quot;favorable&quot;)" style:apply-style-name="ConditionalStyle_5f_80" style:base-cell-address="TDB.T2"/>
      <style:map style:condition="is-true-formula([.$T2]=&quot;favorable sous conditions&quot;)" style:apply-style-name="ConditionalStyle_5f_79" style:base-cell-address="TDB.T2"/>
      <style:map style:condition="is-true-formula([.$T2]=&quot;défavorable&quot;)" style:apply-style-name="ConditionalStyle_5f_78" style:base-cell-address="TDB.T2"/>
      <style:map style:condition="is-true-formula([.$T2]=&quot;tacite&quot;)" style:apply-style-name="ConditionalStyle_5f_77" style:base-cell-address="TDB.T2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74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75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76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77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78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3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30">
      <style:table-cell-properties fo:border-bottom="0.74pt solid #000000" fo:background-color="#ffc28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8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89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0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1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2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3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5" style:family="table-cell" style:parent-style-name="Default" style:data-style-name="N136">
      <style:table-cell-properties fo:border-bottom="0.74pt solid #000000" fo:background-color="#ffc28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8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99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0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1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2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3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5" style:family="table-cell" style:parent-style-name="Default">
      <style:table-cell-properties fo:border-bottom="0.74pt solid #000000" fo:background-color="#cc99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1" fo:font-size="10pt" fo:font-style="normal" fo:text-shadow="none" style:text-underline-style="none" fo:font-weight="bold" style:font-size-asian="10pt" style:font-style-asian="normal" style:font-weight-asian="bold" style:font-name-complex="Liberation Sans11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5" style:family="table-cell" style:parent-style-name="Default" style:data-style-name="N119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6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7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1" fo:font-size="10pt" fo:font-style="normal" fo:text-shadow="none" style:text-underline-style="none" fo:font-weight="bold" style:font-size-asian="10pt" style:font-style-asian="normal" style:font-weight-asian="bold" style:font-name-complex="Liberation Sans11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8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19" style:family="table-cell" style:parent-style-name="Default" style:data-style-name="N136">
      <style:table-cell-properties fo:border-bottom="0.74pt solid #000000" fo:background-color="#cc99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21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AA2]&lt;&gt;&quot;&quot;)" style:apply-style-name="ConditionalStyle_5f_88" style:base-cell-address="TDB.B2"/>
      <style:map style:condition="is-true-formula([.$J2]=&quot;nouveau dossier à venir&quot;)" style:apply-style-name="ConditionalStyle_5f_87" style:base-cell-address="TDB.B2"/>
      <style:map style:condition="is-true-formula([.$K2]=&quot;annulé&quot;)" style:apply-style-name="ConditionalStyle_5f_86" style:base-cell-address="TDB.B2"/>
      <style:map style:condition="is-true-formula([.$K2]=&quot;a faire&quot;)" style:apply-style-name="ConditionalStyle_5f_85" style:base-cell-address="TDB.B2"/>
      <style:map style:condition="is-true-formula([.$K2]=&quot;en attente&quot;)" style:apply-style-name="ConditionalStyle_5f_84" style:base-cell-address="TDB.B2"/>
      <style:map style:condition="is-true-formula([.$K2]=&quot;fait&quot;)" style:apply-style-name="ConditionalStyle_5f_83" style:base-cell-address="TDB.B2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1" fo:font-size="10pt" fo:font-style="normal" fo:text-shadow="none" style:text-underline-style="none" fo:font-weight="bold" style:font-size-asian="10pt" style:font-style-asian="normal" style:font-weight-asian="bold" style:font-name-complex="Liberation Sans11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1" fo:font-size="11pt" fo:font-style="italic" fo:text-shadow="none" style:text-underline-style="none" fo:font-weight="normal" style:font-size-asian="11pt" style:font-style-asian="italic" style:font-weight-asian="normal" style:font-name-complex="Liberation Sans11" style:font-size-complex="11pt" style:font-style-complex="italic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128" style:family="table-cell" style:parent-style-name="Default" style:data-style-name="N30">
      <style:table-cell-properties style:rotation-align="none"/>
    </style:style>
    <style:style style:name="ce129" style:family="table-cell" style:parent-style-name="Default" style:data-style-name="N30">
      <style:table-cell-properties style:rotation-align="none"/>
    </style:style>
    <style:style style:name="ce130" style:family="table-cell" style:parent-style-name="Default"/>
    <style:style style:name="gr1" style:family="graphic" style:parent-style-name="Default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overflow-behavior="clip" loext:decorative="fals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style:use-window-font-color="true" style:font-name="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F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Liberation Sans1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1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" fo:font-size="10pt" style:font-name-complex="Arial" style:font-size-asian="10pt" style:font-size-complex="10pt"/>
    </style:style>
    <style:style style:name="T5" style:family="text">
      <style:text-properties style:use-window-font-color="true" style:font-name="Liberation Sans1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1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Liberation Sans1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Liberation Sans11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use-window-font-color="true" style:font-name="Liberation Sans1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1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Liberation Sans11" fo:font-size="10pt" fo:font-weight="normal" style:text-underline-style="none" style:text-underline-color="font-color" style:text-line-through-type="none" fo:font-style="normal" style:text-outline="false" fo:text-shadow="none" style:text-position="super 58%" style:font-name-complex="Liberation Sans11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TDB.P93">
          <table:error-message table:message-type="stop" table:display="true"/>
        </table:content-validation>
        <table:content-validation table:name="val2" table:condition="of:cell-content-is-in-list(&quot;2A&quot;;&quot;2B&quot;)" table:allow-empty-cell="true" table:display-list="unsorted" table:base-cell-address="TDB.B100">
          <table:help-message table:display="true"/>
          <table:error-message table:message-type="stop" table:display="true"/>
        </table:content-validation>
      </table:content-validations>
      <table:table table:name="TD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4"/>
        <table:table-column table:style-name="co5" table:number-columns-repeated="6" table:default-cell-style-name="ce20"/>
        <table:table-column table:style-name="co7" table:default-cell-style-name="ce20"/>
        <table:table-column table:style-name="co8" table:default-cell-style-name="ce44"/>
        <table:table-column table:style-name="co9" table:default-cell-style-name="ce20"/>
        <table:table-column table:style-name="co5" table:number-columns-repeated="2" table:default-cell-style-name="ce20"/>
        <table:table-column table:style-name="co10" table:default-cell-style-name="ce69"/>
        <table:table-column table:style-name="co11" table:default-cell-style-name="ce20"/>
        <table:table-column table:style-name="co12" table:default-cell-style-name="ce72"/>
        <table:table-column table:style-name="co12" table:default-cell-style-name="ce73"/>
        <table:table-column table:style-name="co5" table:default-cell-style-name="ce44"/>
        <table:table-column table:style-name="co13" table:default-cell-style-name="ce20"/>
        <table:table-column table:style-name="co11" table:default-cell-style-name="ce44"/>
        <table:table-column table:style-name="co5" table:default-cell-style-name="ce20"/>
        <table:table-column table:style-name="co14" table:number-columns-repeated="2" table:default-cell-style-name="ce20"/>
        <table:table-column table:style-name="co15" table:default-cell-style-name="ce20"/>
        <table:table-column table:style-name="co16" table:default-cell-style-name="ce126"/>
        <table:table-column table:style-name="co17" table:default-cell-style-name="ce126"/>
        <table:table-column table:style-name="co18" table:default-cell-style-name="ce129"/>
        <table:table-column table:style-name="co19" table:default-cell-style-name="ce130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16344" table:default-cell-style-name="Default"/>
        <table:table-row table:style-name="ro1">
          <table:table-cell table:style-name="ce1" table:content-validation-name="val1" office:value-type="string" calcext:value-type="string">
            <text:p>Remarques</text:p>
          </table:table-cell>
          <table:table-cell table:style-name="ce7" table:content-validation-name="val1" office:value-type="string" calcext:value-type="string">
            <text:p>Département</text:p>
          </table:table-cell>
          <table:table-cell table:style-name="ce13" table:content-validation-name="val1" office:value-type="string" calcext:value-type="string">
            <text:p>Commune</text:p>
          </table:table-cell>
          <table:table-cell table:style-name="ce13" office:value-type="string" calcext:value-type="string">
            <text:p>Nom du demandeur</text:p>
          </table:table-cell>
          <table:table-cell table:style-name="ce13" table:content-validation-name="val1" office:value-type="string" calcext:value-type="string">
            <text:p>Type de projet</text:p>
          </table:table-cell>
          <table:table-cell table:style-name="ce22" office:value-type="string" calcext:value-type="string">
            <text:p>Libellé Projet</text:p>
          </table:table-cell>
          <table:table-cell table:style-name="ce13" table:content-validation-name="val1" office:value-type="string" calcext:value-type="string">
            <text:p>Service Pilote</text:p>
          </table:table-cell>
          <table:table-cell table:style-name="ce13" office:value-type="string" calcext:value-type="string">
            <text:p>Espèces impactées</text:p>
          </table:table-cell>
          <table:table-cell table:style-name="ce13" office:value-type="string" calcext:value-type="string">
            <text:p>Raccourci</text:p>
          </table:table-cell>
          <table:table-cell table:style-name="ce31" table:content-validation-name="val1" office:value-type="string" calcext:value-type="string">
            <text:p>Statut</text:p>
          </table:table-cell>
          <table:table-cell table:style-name="ce31" table:content-validation-name="val1" office:value-type="string" calcext:value-type="string">
            <text:p>Niveau d'avancement</text:p>
          </table:table-cell>
          <table:table-cell table:style-name="ce33" table:content-validation-name="val1" office:value-type="string" calcext:value-type="string">
            <text:p>Date de début d'accompagnement</text:p>
          </table:table-cell>
          <table:table-cell table:style-name="ce33" table:content-validation-name="val1" office:value-type="string" calcext:value-type="string">
            <text:p>Date de réception 1er dossier</text:p>
          </table:table-cell>
          <table:table-cell table:style-name="ce40" table:content-validation-name="val1" office:value-type="string" calcext:value-type="string">
            <text:p>Date de réception du dossier complet</text:p>
          </table:table-cell>
          <table:table-cell table:style-name="ce40" office:value-type="string" calcext:value-type="string">
            <text:p>Nombre de jours restant pour instruction dossier</text:p>
          </table:table-cell>
          <table:table-cell table:style-name="ce50" table:content-validation-name="val1" office:value-type="string" calcext:value-type="string">
            <text:p>N°ONAGRE</text:p>
          </table:table-cell>
          <table:table-cell table:style-name="ce60" table:content-validation-name="val1" office:value-type="string" calcext:value-type="string">
            <text:p>Date de dépôt sur ONAGRE</text:p>
          </table:table-cell>
          <table:table-cell table:style-name="ce50" table:content-validation-name="val1" office:value-type="string" calcext:value-type="string">
            <text:p>Instructeur DREAL</text:p>
          </table:table-cell>
          <table:table-cell table:style-name="ce50" table:content-validation-name="val1" office:value-type="string" calcext:value-type="string">
            <text:p>Compétence</text:p>
          </table:table-cell>
          <table:table-cell table:style-name="ce50" table:content-validation-name="val1" office:value-type="string" calcext:value-type="string">
            <text:p>Avis rendu</text:p>
          </table:table-cell>
          <table:table-cell table:style-name="ce50" table:content-validation-name="val1" office:value-type="string" calcext:value-type="string">
            <text:p>Date avis</text:p>
          </table:table-cell>
          <table:table-cell table:style-name="ce50" office:value-type="string" calcext:value-type="string">
            <text:p>Contribution</text:p>
          </table:table-cell>
          <table:table-cell table:style-name="ce50" table:content-validation-name="val1" office:value-type="string" calcext:value-type="string">
            <text:p>Commentaires phase instruction</text:p>
          </table:table-cell>
          <table:table-cell table:style-name="ce86" office:value-type="string" calcext:value-type="string">
            <text:p>Début consultation</text:p>
          </table:table-cell>
          <table:table-cell table:style-name="ce95" office:value-type="string" calcext:value-type="string">
            <text:p>Fin de publication</text:p>
          </table:table-cell>
          <table:table-cell table:style-name="ce105" table:content-validation-name="val1" office:value-type="string" calcext:value-type="string">
            <text:p>Numéro AP</text:p>
          </table:table-cell>
          <table:table-cell table:style-name="ce105" table:content-validation-name="val1" office:value-type="string" calcext:value-type="string">
            <text:p>Date AP</text:p>
          </table:table-cell>
          <table:table-cell table:style-name="ce119" office:value-type="string" calcext:value-type="string">
            <text:p>Commentaires post AP</text:p>
          </table:table-cell>
          <table:table-cell table:style-name="ce122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2">
          <table:table-cell table:style-name="ce2" table:content-validation-name="val1" office:value-type="string" calcext:value-type="string">
            <text:p>A faire dmd contrib CBNC suite CSRPN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lata</text:p>
          </table:table-cell>
          <table:table-cell table:style-name="ce18" office:value-type="string" calcext:value-type="string">
            <text:p>TS Promotion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Quartier de Balisacci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, avifaune, flore et chiroptère</text:p>
          </table:table-cell>
          <table:table-cell table:style-name="ce25" office:value-type="string" calcext:value-type="string">
            <text:p><text:a xlink:href="../2_En_cours/Alata_2017_Lotissement-Balisaccia" xlink:type="simple">LIEN</text:a></text:p>
          </table:table-cell>
          <table:table-cell table:style-name="ce18" office:value-type="string" calcext:value-type="string">
            <text:p>Rapport d'instruction</text:p>
          </table:table-cell>
          <table:table-cell table:style-name="ce18" office:value-type="string" calcext:value-type="string">
            <text:p>A faire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24-08-05" calcext:value-type="date">
            <text:p>05/08/2024</text:p>
          </table:table-cell>
          <table:table-cell table:style-name="ce38" table:content-validation-name="val1" office:value-type="date" office:date-value="2024-11-07" calcext:value-type="date">
            <text:p>07/11/2024</text:p>
          </table:table-cell>
          <table:table-cell table:style-name="ce39" table:formula="of:=IF([.AA2]&lt;&gt;&quot;&quot;;&quot;Terminé&quot;;TEXT(MAX(0;60-(TODAY()-[.N2]));&quot;0&quot;))" office:value-type="string" office:string-value="0" calcext:value-type="string">
            <text:p>0</text:p>
          </table:table-cell>
          <table:table-cell table:style-name="ce51" table:content-validation-name="val1" office:value-type="string" calcext:value-type="string">
            <text:p><text:s/>2023-00138-011-003</text:p>
          </table:table-cell>
          <table:table-cell table:style-name="ce38" table:content-validation-name="val1"/>
          <table:table-cell table:style-name="ce35" table:content-validation-name="val1" office:value-type="string" calcext:value-type="string">
            <text:p>CT + CM</text:p>
          </table:table-cell>
          <table:table-cell table:style-name="ce18" office:value-type="string" calcext:value-type="string">
            <text:p>CNPN </text:p>
          </table:table-cell>
          <table:table-cell table:style-name="ce70"/>
          <table:table-cell table:style-name="ce18"/>
          <table:table-cell table:style-name="ce74"/>
          <table:table-cell table:style-name="ce35" table:content-validation-name="val1" office:value-type="string" calcext:value-type="string">
            <text:p>Dépôt d'une DDEP le 01/02/2024 ajd abandonnée qui avait fait l'objet d'une demande de complément pour attestation ORE et acquisition parcelles (penser à depobio dans nouvelle demande de compléments)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3" table:content-validation-name="val1"/>
          <table:table-cell table:style-name="ce9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SCI Riva bella</text:p>
          </table:table-cell>
          <table:table-cell table:style-name="ce21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de Barbicaj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H, Petit rinolophe, oiseaux</text:p>
          </table:table-cell>
          <table:table-cell table:style-name="ce26" office:value-type="string" calcext:value-type="string">
            <text:p><text:a xlink:href="../2_En_cours/Ajaccio_2022_Barbicaja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number-columns-repeated="2" table:style-name="ce38" table:content-validation-name="val1" office:value-type="date" office:date-value="2023-01-05" calcext:value-type="date">
            <text:p>05/01/2023</text:p>
          </table:table-cell>
          <table:table-cell table:style-name="ce39" table:formula="of:=IF([.AA3]&lt;&gt;&quot;&quot;; &quot;Terminé&quot;; TEXT(MAX(0; 60 - (TODAY() - [.N3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2-00798-011-002</text:p>
          </table:table-cell>
          <table:table-cell table:style-name="ce38" table:content-validation-name="val1" office:value-type="date" office:date-value="2023-02-24" calcext:value-type="date">
            <text:p>24/02/2023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04-24" calcext:value-type="date">
            <text:p>24/04/2023</text:p>
          </table:table-cell>
          <table:table-cell table:style-name="ce74"/>
          <table:table-cell table:style-name="ce79" table:content-validation-name="val1"/>
          <table:table-cell table:style-name="ce88"/>
          <table:table-cell table:style-name="ce97" table:content-validation-name="val1"/>
          <table:table-cell table:style-name="ce106" table:content-validation-name="val1"/>
          <table:table-cell table:style-name="ce114" table:content-validation-name="val1"/>
          <table:table-cell table:style-name="ce120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 table:visibility="filter">
          <table:table-cell table:style-name="ce3" table:content-validation-name="val1"/>
          <table:table-cell table:style-name="ce9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SCI Riva bella</text:p>
          </table:table-cell>
          <table:table-cell table:style-name="ce21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de Barbicaj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H, Petit rinolophe, oiseaux</text:p>
          </table:table-cell>
          <table:table-cell table:style-name="ce27" office:value-type="string" calcext:value-type="string">
            <text:p><text:a xlink:href="../2_En_cours/Ajaccio_2022_Barbicaja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number-columns-repeated="2" table:style-name="ce38" table:content-validation-name="val1" office:value-type="date" office:date-value="2023-01-05" calcext:value-type="date">
            <text:p>05/01/2023</text:p>
          </table:table-cell>
          <table:table-cell table:style-name="ce39" table:formula="of:=IF([.AA4]&lt;&gt;&quot;&quot;; &quot;Terminé&quot;; TEXT(MAX(0; 60 - (TODAY() - [.N4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2-00798-011-002</text:p>
          </table:table-cell>
          <table:table-cell table:style-name="ce38" table:content-validation-name="val1" office:value-type="date" office:date-value="2023-02-24" calcext:value-type="date">
            <text:p>24/02/2023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04-24" calcext:value-type="date">
            <text:p>24/04/2023</text:p>
          </table:table-cell>
          <table:table-cell table:style-name="ce75"/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/>
          <table:table-cell table:style-name="ce115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SCI Riva bella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de Barbicaj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H, Petit rinolophe, oiseaux</text:p>
          </table:table-cell>
          <table:table-cell table:style-name="ce26" office:value-type="string" calcext:value-type="string">
            <text:p><text:a xlink:href="../2_En_cours/Ajaccio_2022_Barbicaja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style-name="ce38" table:content-validation-name="val1" office:value-type="date" office:date-value="2022-05-05" calcext:value-type="date">
            <text:p>05/05/2022</text:p>
          </table:table-cell>
          <table:table-cell table:style-name="ce38" table:content-validation-name="val1" office:value-type="date" office:date-value="2022-06-17" calcext:value-type="date">
            <text:p>17/06/2022</text:p>
          </table:table-cell>
          <table:table-cell table:style-name="ce39" table:formula="of:=IF([.AA5]&lt;&gt;&quot;&quot;; &quot;Terminé&quot;; TEXT(MAX(0; 60 - (TODAY() - [.N5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2-00748-041-001</text:p>
          </table:table-cell>
          <table:table-cell table:style-name="ce38" table:content-validation-name="val1" office:value-type="date" office:date-value="2022-07-21" calcext:value-type="date">
            <text:p>21/07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9-19" calcext:value-type="date">
            <text:p>19/09/2024</text:p>
          </table:table-cell>
          <table:table-cell table:style-name="ce74"/>
          <table:table-cell table:style-name="ce53" table:content-validation-name="val1"/>
          <table:table-cell table:style-name="ce89"/>
          <table:table-cell table:style-name="ce98" table:content-validation-name="val1"/>
          <table:table-cell table:style-name="ce107" table:content-validation-name="val1"/>
          <table:table-cell table:style-name="ce116" table:content-validation-name="val1"/>
          <table:table-cell table:style-name="ce77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SCI Riva bella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de Barbicaj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H, Petit rinolophe, oiseaux</text:p>
          </table:table-cell>
          <table:table-cell table:style-name="ce27" office:value-type="string" calcext:value-type="string">
            <text:p><text:a xlink:href="../2_En_cours/Ajaccio_2022_Barbicaja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style-name="ce38" table:content-validation-name="val1" office:value-type="date" office:date-value="2022-05-05" calcext:value-type="date">
            <text:p>05/05/2022</text:p>
          </table:table-cell>
          <table:table-cell table:style-name="ce38" table:content-validation-name="val1" office:value-type="date" office:date-value="2022-06-17" calcext:value-type="date">
            <text:p>17/06/2022</text:p>
          </table:table-cell>
          <table:table-cell table:style-name="ce39" table:formula="of:=IF([.AA6]&lt;&gt;&quot;&quot;; &quot;Terminé&quot;; TEXT(MAX(0; 60 - (TODAY() - [.N6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2-00748-041-001</text:p>
          </table:table-cell>
          <table:table-cell table:style-name="ce38" table:content-validation-name="val1" office:value-type="date" office:date-value="2022-07-21" calcext:value-type="date">
            <text:p>21/07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9-19" calcext:value-type="date">
            <text:p>19/09/2024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/>
          <table:table-cell table:style-name="ce115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EDF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Cuves de gaz Lorett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 et Serapias</text:p>
          </table:table-cell>
          <table:table-cell table:style-name="ce26" office:value-type="string" calcext:value-type="string">
            <text:p><text:a xlink:href="../1_Decision_prise/Ajaccio_2015_AP_ENGIE_Cuves_Loretto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5" calcext:value-type="float">
            <text:p>2015</text:p>
          </table:table-cell>
          <table:table-cell table:style-name="ce38" table:content-validation-name="val1" office:value-type="date" office:date-value="2015-02-17" calcext:value-type="date">
            <text:p>17/02/2015</text:p>
          </table:table-cell>
          <table:table-cell table:style-name="ce38" table:content-validation-name="val1" office:value-type="date" office:date-value="2015-03-03" calcext:value-type="date">
            <text:p>03/03/2015</text:p>
          </table:table-cell>
          <table:table-cell table:style-name="ce39" table:formula="of:=IF([.AA7]&lt;&gt;&quot;&quot;; &quot;Terminé&quot;; TEXT(MAX(0; 60 - (TODAY() - [.N7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15-00180-012-001</text:p>
          </table:table-cell>
          <table:table-cell table:style-name="ce38" table:content-validation-name="val1" office:value-type="date" office:date-value="2015-03-03" calcext:value-type="date">
            <text:p>03/03/2015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15-03-26" calcext:value-type="date">
            <text:p>26/03/2015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lata</text:p>
          </table:table-cell>
          <table:table-cell table:style-name="ce18" office:value-type="string" calcext:value-type="string">
            <text:p>TS Promotion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Quartier de Balisacci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, avifaune</text:p>
          </table:table-cell>
          <table:table-cell table:style-name="ce28"/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number-columns-repeated="2" table:style-name="ce38" table:content-validation-name="val1" office:value-type="date" office:date-value="2022-11-14" calcext:value-type="date">
            <text:p>14/11/2022</text:p>
          </table:table-cell>
          <table:table-cell table:style-name="ce39" table:formula="of:=IF([.AA8]&lt;&gt;&quot;&quot;; &quot;Terminé&quot;; TEXT(MAX(0; 60 - (TODAY() - [.N8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1-39x-00138</text:p>
          </table:table-cell>
          <table:table-cell table:style-name="ce38" table:content-validation-name="val1" office:value-type="date" office:date-value="2023-02-04" calcext:value-type="date">
            <text:p>04/02/2023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04-04" calcext:value-type="date">
            <text:p>04/04/2023</text:p>
          </table:table-cell>
          <table:table-cell table:style-name="ce18" office:value-type="string" calcext:value-type="string">
            <text:p>CBNC en 2023</text:p>
          </table:table-cell>
          <table:table-cell table:style-name="ce35" table:content-validation-name="val1" office:value-type="string" calcext:value-type="string">
            <text:p>Compléments demandés en octobre sur la premiere DDEP, apportés le 22 décembre 2022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ppietto</text:p>
          </table:table-cell>
          <table:table-cell table:style-name="ce18" office:value-type="string" calcext:value-type="string">
            <text:p>CD2A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réaménagement de la route</text:p>
            <text:p>départementale RD81 entre le col du Listinconu et la plaine de la Lisci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Kickxia commutata commutata</text:p>
          </table:table-cell>
          <table:table-cell table:style-name="ce26" office:value-type="string" calcext:value-type="string">
            <text:p><text:a xlink:href="../1_Decision_prise/Appietto_2016_AP_CD2A_RD81_Listincone-Liscia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5" calcext:value-type="float">
            <text:p>2015</text:p>
          </table:table-cell>
          <table:table-cell table:style-name="ce38" table:content-validation-name="val1" office:value-type="date" office:date-value="2015-04-15" calcext:value-type="date">
            <text:p>15/04/2015</text:p>
          </table:table-cell>
          <table:table-cell table:style-name="ce38" table:content-validation-name="val1" office:value-type="date" office:date-value="2015-12-15" calcext:value-type="date">
            <text:p>15/12/2015</text:p>
          </table:table-cell>
          <table:table-cell table:style-name="ce39" table:formula="of:=IF([.AA9]&lt;&gt;&quot;&quot;; &quot;Terminé&quot;; TEXT(MAX(0; 60 - (TODAY() - [.N9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19-06-13a-00774</text:p>
          </table:table-cell>
          <table:table-cell table:style-name="ce38" table:content-validation-name="val1" office:value-type="date" office:date-value="2016-04-29" calcext:value-type="date">
            <text:p>29/04/2016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16-06-29" calcext:value-type="date">
            <text:p>29/06/2016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Bonifacio</text:p>
          </table:table-cell>
          <table:table-cell table:style-name="ce18" office:value-type="string" calcext:value-type="string">
            <text:p>Le Logis Corse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Monteleon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Flore (Serapia parviflora)</text:p>
            <text:p/>
          </table:table-cell>
          <table:table-cell table:style-name="ce26" office:value-type="string" calcext:value-type="string">
            <text:p><text:a xlink:href="../2_En_cours/Bonifacio_2023_Monteleon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3-12-15" calcext:value-type="date">
            <text:p>15/12/2023</text:p>
          </table:table-cell>
          <table:table-cell table:style-name="ce38" table:content-validation-name="val1" office:value-type="date" office:date-value="2023-02-16" calcext:value-type="date">
            <text:p>16/02/2023</text:p>
          </table:table-cell>
          <table:table-cell table:style-name="ce39" table:formula="of:=IF([.AA10]&lt;&gt;&quot;&quot;; &quot;Terminé&quot;; TEXT(MAX(0; 60 - (TODAY() - [.N10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4-02-29x-00236</text:p>
          </table:table-cell>
          <table:table-cell table:style-name="ce38" table:content-validation-name="val1" office:value-type="date" office:date-value="2024-02-28" calcext:value-type="date">
            <text:p>28/02/2024</text:p>
          </table:table-cell>
          <table:table-cell table:style-name="ce35" table:content-validation-name="val1" office:value-type="string" calcext:value-type="string">
            <text:p>CM + FT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4-28" calcext:value-type="date">
            <text:p>28/04/2024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Demande de complément envoyée le 17/01/2024, reçu le 16/02/2024 (avec depobio). Saisine du CSRPN le 05/03/2024, <text:span text:style-name="T2">avis attendu le 05/05/2024.</text:span>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Figari</text:p>
          </table:table-cell>
          <table:table-cell table:style-name="ce18" office:value-type="string" calcext:value-type="string">
            <text:p>Communauté de Communes du Sud Corse</text:p>
          </table:table-cell>
          <table:table-cell table:style-name="ce18" office:value-type="string" calcext:value-type="string">
            <text:p><text:s/>ZAE</text:p>
          </table:table-cell>
          <table:table-cell table:style-name="ce18" office:value-type="string" calcext:value-type="string">
            <text:p>ZAE Figari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H, Rainette sarde, Grenouille de berger, Discoglosse sarde, Crapaud vert, Isoètes sp., Serapias parviflora, Ranonculus ophioglossifolius, chiroptères</text:p>
          </table:table-cell>
          <table:table-cell table:style-name="ce27" office:value-type="string" calcext:value-type="string">
            <text:p><text:a xlink:href="../2_En_cours/Figari_2018_Zone_Activit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style-name="ce38" table:content-validation-name="val1" office:value-type="date" office:date-value="2018-02-22" calcext:value-type="date">
            <text:p>22/02/2018</text:p>
          </table:table-cell>
          <table:table-cell table:style-name="ce38" table:content-validation-name="val1" office:value-type="date" office:date-value="2020-02-06" calcext:value-type="date">
            <text:p>06/02/2020</text:p>
          </table:table-cell>
          <table:table-cell table:style-name="ce39" table:formula="of:=IF([.AA11]&lt;&gt;&quot;&quot;; &quot;Terminé&quot;; TEXT(MAX(0; 60 - (TODAY() - [.N11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0-02-30x-00202</text:p>
          </table:table-cell>
          <table:table-cell table:style-name="ce38" table:content-validation-name="val1" office:value-type="date" office:date-value="2020-02-08" calcext:value-type="date">
            <text:p>08/02/2020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0-04-08" calcext:value-type="date">
            <text:p>08/04/2020</text:p>
          </table:table-cell>
          <table:table-cell table:style-name="ce74"/>
          <table:table-cell table:style-name="ce35" table:content-validation-name="val1" office:value-type="string" calcext:value-type="string">
            <text:p>Dépôt le 8 oct. 19, demande de complèments envoyée fin oct 2019. Nouvelle version du dossier le 28/01/2020, saisine CNPN en février 2020, avis défavorable - Compléments dossier en cours suite avis défavorable</text:p>
          </table:table-cell>
          <table:table-cell table:style-name="ce87"/>
          <table:table-cell table:style-name="ce96" table:content-validation-name="val1"/>
          <table:table-cell table:style-name="ce81" table:content-validation-name="val1"/>
          <table:table-cell table:style-name="ce90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Fozzano</text:p>
          </table:table-cell>
          <table:table-cell table:style-name="ce18" office:value-type="string" calcext:value-type="string">
            <text:p>Roch LEANDRI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Création carrière de granite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Reptiles et Urginée à feuille ondulée</text:p>
          </table:table-cell>
          <table:table-cell table:style-name="ce26" office:value-type="string" calcext:value-type="string">
            <text:p><text:a xlink:href="../1_Decision_prise/Fozzano_2017_carriere%20LEANDRI_refus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number-columns-repeated="2" table:style-name="ce38" table:content-validation-name="val1" office:value-type="date" office:date-value="2017-12-20" calcext:value-type="date">
            <text:p>20/12/2017</text:p>
          </table:table-cell>
          <table:table-cell table:style-name="ce39" table:formula="of:=IF([.AA12]&lt;&gt;&quot;&quot;; &quot;Terminé&quot;; TEXT(MAX(0; 60 - (TODAY() - [.N12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18-00427-011-001</text:p>
          </table:table-cell>
          <table:table-cell table:style-name="ce38" table:content-validation-name="val1" office:value-type="date" office:date-value="2018-04-13" calcext:value-type="date">
            <text:p>13/04/2018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18-06-13" calcext:value-type="date">
            <text:p>13/06/2018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 office:value-type="string" calcext:value-type="string">
            <text:p><text:s/>AP de refus sur volet ICPE suite à enquête publique et conclusions commissaire enquêteur, avec volet espèces protégées intégré dans EP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ietrosella</text:p>
          </table:table-cell>
          <table:table-cell table:style-name="ce18" office:value-type="string" calcext:value-type="string">
            <text:p>SNC Mulinu d’Orzu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Régularisation du lotissement Mulinu d'Orzu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, Sérapias, Avifaune</text:p>
          </table:table-cell>
          <table:table-cell table:style-name="ce26" office:value-type="string" calcext:value-type="string">
            <text:p><text:a xlink:href="../2_En_cours/Pietrosella_2022_Mulinu-Orzu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style-name="ce38" table:content-validation-name="val1" office:value-type="date" office:date-value="2022-06-07" calcext:value-type="date">
            <text:p>07/06/2022</text:p>
          </table:table-cell>
          <table:table-cell table:style-name="ce38" table:content-validation-name="val1" office:value-type="date" office:date-value="2023-09-18" calcext:value-type="date">
            <text:p>18/09/2023</text:p>
          </table:table-cell>
          <table:table-cell table:style-name="ce39" table:formula="of:=IF([.AA13]&lt;&gt;&quot;&quot;; &quot;Terminé&quot;; TEXT(MAX(0; 60 - (TODAY() - [.N13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9-29x-01062</text:p>
          </table:table-cell>
          <table:table-cell table:style-name="ce38" table:content-validation-name="val1" office:value-type="date" office:date-value="2023-10-13" calcext:value-type="date">
            <text:p>13/10/2023</text:p>
          </table:table-cell>
          <table:table-cell table:style-name="ce35" table:content-validation-name="val1" office:value-type="string" calcext:value-type="string">
            <text:p>MB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12-13" calcext:value-type="date">
            <text:p>13/12/2023</text:p>
          </table:table-cell>
          <table:table-cell table:style-name="ce74" office:value-type="string" calcext:value-type="string">
            <text:p>CBNC &amp; CSRPN</text:p>
          </table:table-cell>
          <table:table-cell table:style-name="ce35" table:content-validation-name="val1" office:value-type="string" calcext:value-type="string">
            <text:p>Demande complément le 22/03/23, AP sanctions le 18 sept 2023</text:p>
            <text:p>Siaisne CBNC ok. Saisine informel CSRPN ok.</text:p>
            <text:p>Avis CNPN défavorable rendu le 13/12/23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ietrosella</text:p>
          </table:table-cell>
          <table:table-cell table:style-name="ce18" office:value-type="string" calcext:value-type="string">
            <text:p>SSCV Domaine des Oliviers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Lotissement du domaine des Oliviers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Fauvette pitchou, Serapias</text:p>
          </table:table-cell>
          <table:table-cell table:style-name="ce26" office:value-type="string" calcext:value-type="string">
            <text:p><text:a xlink:href="../2_En_cours/Pietrosella_2022_Pouget_Domaine_des_oliviers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style-name="ce38" table:content-validation-name="val1" office:value-type="date" office:date-value="2023-01-06" calcext:value-type="date">
            <text:p>06/01/2023</text:p>
          </table:table-cell>
          <table:table-cell table:style-name="ce38" table:content-validation-name="val1" office:value-type="date" office:date-value="2023-08-04" calcext:value-type="date">
            <text:p>04/08/2023</text:p>
          </table:table-cell>
          <table:table-cell table:style-name="ce39" table:formula="of:=IF([.AA14]&lt;&gt;&quot;&quot;; &quot;Terminé&quot;; TEXT(MAX(0; 60 - (TODAY() - [.N14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2-00963-011-002</text:p>
          </table:table-cell>
          <table:table-cell table:style-name="ce38" table:content-validation-name="val1" office:value-type="date" office:date-value="2023-08-30" calcext:value-type="date">
            <text:p>30/08/2023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10-30" calcext:value-type="date">
            <text:p>30/10/2023</text:p>
          </table:table-cell>
          <table:table-cell table:style-name="ce74" office:value-type="string" calcext:value-type="string">
            <text:p>CSRPN </text:p>
          </table:table-cell>
          <table:table-cell table:style-name="ce35" table:content-validation-name="val1" office:value-type="string" calcext:value-type="string">
            <text:p>Après 3 avis CSRPN (avis favorable sous condition du CSRPN le 7/11/22) - projet AP envoyé au pétitionnaire le 30 mars 2023, en attente de son retour (pb avec sitre de compensation) - <text:span text:style-name="T3">un avis défavorable CNPN</text:span></text:p>
            <text:p><text:span text:style-name="T3">AP refus tacite à partir du 27/02/2024</text:span></text:p>
            <text:p><text:span text:style-name="T3">Vérifier avec fabrice si AP transmis pétitionnaire</text:span><text:span text:style-name="T4"> : oui</text:span>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ietrosella</text:p>
          </table:table-cell>
          <table:table-cell table:style-name="ce18" office:value-type="string" calcext:value-type="string">
            <text:p>SSCV Domaine des Oliviers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Lotissement du domaine des Oliviers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Fauvette pitchou, Serapias</text:p>
          </table:table-cell>
          <table:table-cell table:style-name="ce26" office:value-type="string" calcext:value-type="string">
            <text:p><text:a xlink:href="../2_En_cours/Pietrosella_2022_Pouget_Domaine_des_oliviers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style-name="ce38" table:content-validation-name="val1" office:value-type="date" office:date-value="2022-07-22" calcext:value-type="date">
            <text:p>22/07/2022</text:p>
          </table:table-cell>
          <table:table-cell table:style-name="ce38" table:content-validation-name="val1" office:value-type="date" office:date-value="2022-09-08" calcext:value-type="date">
            <text:p>08/09/2022</text:p>
          </table:table-cell>
          <table:table-cell table:style-name="ce39" table:formula="of:=IF([.AA15]&lt;&gt;&quot;&quot;; &quot;Terminé&quot;; TEXT(MAX(0; 60 - (TODAY() - [.N15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2-00963-011-001</text:p>
          </table:table-cell>
          <table:table-cell table:style-name="ce38" table:content-validation-name="val1" office:value-type="date" office:date-value="2022-09-08" calcext:value-type="date">
            <text:p>08/09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2-11-07" calcext:value-type="date">
            <text:p>07/11/2022</text:p>
          </table:table-cell>
          <table:table-cell table:style-name="ce18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AP en projet sauf que Fauvette pitchou doit remonter au CNPN</text:p>
          </table:table-cell>
          <table:table-cell table:style-name="ce90" table:content-validation-name="val1" office:value-type="date" office:date-value="2022-03-17" calcext:value-type="date">
            <text:p>17/03/2022</text:p>
          </table:table-cell>
          <table:table-cell table:style-name="ce96" table:content-validation-name="val1" office:value-type="date" office:date-value="2023-03-31" calcext:value-type="date">
            <text:p>31/03/23</text:p>
          </table:table-cell>
          <table:table-cell table:style-name="ce81" table:content-validation-name="val1" table:number-columns-repeated="2"/>
          <table:table-cell table:style-name="ce74" office:value-type="string" calcext:value-type="string">
            <text:p>Fauvette Pitchou nécessite avis CNPN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Serra-di-Ferr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Ouvrages d'art</text:p>
          </table:table-cell>
          <table:table-cell table:style-name="ce23" office:value-type="string" calcext:value-type="string">
            <text:p>Reconstruction du pont de Caïtucoli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Insectes (odonates), poissons / amphibien / chiroptères / Cistude</text:p>
          </table:table-cell>
          <table:table-cell table:style-name="ce26" office:value-type="string" calcext:value-type="string">
            <text:p><text:a xlink:href="../2_En_cours/Serra-di-Ferro_2023_PontCaitucoli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3-05-17" calcext:value-type="date">
            <text:p>17/05/2023</text:p>
          </table:table-cell>
          <table:table-cell table:style-name="ce38" table:content-validation-name="val1" office:value-type="date" office:date-value="2023-07-27" calcext:value-type="date">
            <text:p>27/07/2023</text:p>
          </table:table-cell>
          <table:table-cell table:style-name="ce39" table:formula="of:=IF([.AA16]&lt;&gt;&quot;&quot;; &quot;Terminé&quot;; TEXT(MAX(0; 60 - (TODAY() - [.N16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0995-041-001</text:p>
          </table:table-cell>
          <table:table-cell table:style-name="ce38" table:content-validation-name="val1" office:value-type="date" office:date-value="2023-09-18" calcext:value-type="date">
            <text:p>18/09/2023</text:p>
          </table:table-cell>
          <table:table-cell table:style-name="ce35" table:content-validation-name="val1" office:value-type="string" calcext:value-type="string">
            <text:p>MB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11-17" calcext:value-type="date">
            <text:p>17/11/2023</text:p>
          </table:table-cell>
          <table:table-cell table:style-name="ce74"/>
          <table:table-cell table:style-name="ce80" office:value-type="string" calcext:value-type="string">
            <text:p><text:span text:style-name="T3">Compléments reçus le 27 juillet 2023 – saisir CNPN le 18 sept 2023. transmission avis défavorable – en attente compléments</text:span></text:p>
          </table:table-cell>
          <table:table-cell table:style-name="ce90" table:content-validation-name="val1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Zonza-Ste-Lucie-de-Porto-Vecchi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Déviation de Sainte-Lucie de Porto-Vechio</text:p>
          </table:table-cell>
          <table:table-cell table:style-name="ce18" office:value-type="string" calcext:value-type="string">
            <text:p>DDT 2A</text:p>
          </table:table-cell>
          <table:table-cell table:style-name="ce18" office:value-type="string" calcext:value-type="string">
            <text:p>Tortue d'Herman, flore, Zone Humide</text:p>
          </table:table-cell>
          <table:table-cell table:style-name="ce26" office:value-type="string" calcext:value-type="string">
            <text:p><text:a xlink:href="../2_En_cours/Ste-Lucie-de-Porto-vecchio_2018_Projet_Deviation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number-columns-repeated="2" table:style-name="ce38" table:content-validation-name="val1" office:value-type="date" office:date-value="2023-08-21" calcext:value-type="date">
            <text:p>21/08/2023</text:p>
          </table:table-cell>
          <table:table-cell table:style-name="ce39" table:formula="of:=IF([.AA17]&lt;&gt;&quot;&quot;; &quot;Terminé&quot;; TEXT(MAX(0; 60 - (TODAY() - [.N17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9-13a-01021</text:p>
          </table:table-cell>
          <table:table-cell table:style-name="ce38" table:content-validation-name="val1" office:value-type="date" office:date-value="2023-10-27" calcext:value-type="date">
            <text:p>27/10/2023</text:p>
          </table:table-cell>
          <table:table-cell table:style-name="ce35" table:content-validation-name="val1" office:value-type="string" calcext:value-type="string">
            <text:p>MB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1-04" calcext:value-type="date">
            <text:p>04/01/2024</text:p>
          </table:table-cell>
          <table:table-cell table:style-name="ce18" office:value-type="string" calcext:value-type="string">
            <text:p>CBNC &amp; CSRPN</text:p>
          </table:table-cell>
          <table:table-cell table:style-name="ce35" table:content-validation-name="val1" office:value-type="string" calcext:value-type="string">
            <text:p>Dossier d’AE reçu via gun pour complétude. Contribution UBAT rédigée. Lancement instruction DEP</text:p>
            <text:p>Passage en commission CNPN 21/12/23</text:p>
            <text:p>Avis défavorable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Bonifaci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sécurisation RD 58 et 60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Flore et reptiles</text:p>
          </table:table-cell>
          <table:table-cell table:style-name="ce26" office:value-type="string" calcext:value-type="string">
            <text:p><text:a xlink:href="../2_En_cours/Bonifacio_2018_CdC_RD-58-60_securisation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4" calcext:value-type="float">
            <text:p>2014</text:p>
          </table:table-cell>
          <table:table-cell table:style-name="ce38" table:content-validation-name="val1" office:value-type="date" office:date-value="2023-09-13" calcext:value-type="date">
            <text:p>13/09/2023</text:p>
          </table:table-cell>
          <table:table-cell table:style-name="ce38" table:content-validation-name="val1" office:value-type="date" office:date-value="2023-11-20" calcext:value-type="date">
            <text:p>20/11/2023</text:p>
          </table:table-cell>
          <table:table-cell table:style-name="ce39" table:formula="of:=IF([.AA18]&lt;&gt;&quot;&quot;; &quot;Terminé&quot;; TEXT(MAX(0; 60 - (TODAY() - [.N18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<text:s/>2023-09-13a-01074</text:p>
          </table:table-cell>
          <table:table-cell table:style-name="ce38" table:content-validation-name="val1" office:value-type="date" office:date-value="2023-12-13" calcext:value-type="date">
            <text:p>13/12/2023</text:p>
          </table:table-cell>
          <table:table-cell table:style-name="ce35" table:content-validation-name="val1" office:value-type="string" calcext:value-type="string">
            <text:p>MB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2-13" calcext:value-type="date">
            <text:p>13/02/2024</text:p>
          </table:table-cell>
          <table:table-cell table:style-name="ce74" office:value-type="string" calcext:value-type="string">
            <text:p>CBNC &amp; CSRPN</text:p>
          </table:table-cell>
          <table:table-cell table:style-name="ce35" table:content-validation-name="val1" office:value-type="string" calcext:value-type="string">
            <text:p>Demande de compléments à la CdC le 28 septembre.<text:span text:style-name="T3"> Compléments déposés le 20 novembre 2023. Saisine CBNC et informelle CSRPN faite le 29 novembre.</text:span>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Sotta</text:p>
          </table:table-cell>
          <table:table-cell table:style-name="ce18" office:value-type="string" calcext:value-type="string">
            <text:p>ISONI – Delta bois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Scierie de Sotta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Oedicneme criard, pie-grièche, Tortue d’Hermann, amphibiens</text:p>
          </table:table-cell>
          <table:table-cell table:style-name="ce27" office:value-type="string" calcext:value-type="string">
            <text:p><text:a xlink:href="../2_En_cours/Sotta_2021_scierie_Sud_Cors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0" calcext:value-type="float">
            <text:p>2020</text:p>
          </table:table-cell>
          <table:table-cell table:style-name="ce38" table:content-validation-name="val1" office:value-type="date" office:date-value="2020-03-31" calcext:value-type="date">
            <text:p>31/03/2020</text:p>
          </table:table-cell>
          <table:table-cell table:style-name="ce38" table:content-validation-name="val1" office:value-type="date" office:date-value="2020-10-15" calcext:value-type="date">
            <text:p>15/10/2020</text:p>
          </table:table-cell>
          <table:table-cell table:style-name="ce39" table:formula="of:=IF([.AA19]&lt;&gt;&quot;&quot;; &quot;Terminé&quot;; TEXT(MAX(0; 60 - (TODAY() - [.N19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1093-011-001</text:p>
          </table:table-cell>
          <table:table-cell table:style-name="ce38" table:content-validation-name="val1" office:value-type="date" office:date-value="2020-11-21" calcext:value-type="date">
            <text:p>21/11/2020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1-01-21" calcext:value-type="date">
            <text:p>21/01/2021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Attentes décision suites avis : annulé</text:p>
          </table:table-cell>
          <table:table-cell table:style-name="ce87"/>
          <table:table-cell table:style-name="ce96" table:content-validation-name="val1"/>
          <table:table-cell table:style-name="ce81" table:content-validation-name="val1"/>
          <table:table-cell table:style-name="ce81" table:content-validation-name="val1" office:value-type="string" calcext:value-type="string">
            <text:p>annulé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Elargissement RT 20 entre Ricanto et Gare de Mezzana</text:p>
          </table:table-cell>
          <table:table-cell table:style-name="ce18" office:value-type="string" calcext:value-type="string">
            <text:p>DDT 2A</text:p>
          </table:table-cell>
          <table:table-cell table:style-name="ce18" office:value-type="string" calcext:value-type="string">
            <text:p>Tortue d'Hermann et flore</text:p>
          </table:table-cell>
          <table:table-cell table:style-name="ce27" office:value-type="string" calcext:value-type="string">
            <text:p><text:a xlink:href="../2_En_cours/Ajaccio_2022_ElargissementRT20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style-name="ce38" table:content-validation-name="val1" office:value-type="date" office:date-value="2022-06-17" calcext:value-type="date">
            <text:p>17/06/2022</text:p>
          </table:table-cell>
          <table:table-cell table:style-name="ce38" table:content-validation-name="val1" office:value-type="date" office:date-value="2023-12-14" calcext:value-type="date">
            <text:p>14/12/2023</text:p>
          </table:table-cell>
          <table:table-cell table:style-name="ce39" table:formula="of:=IF([.AA20]&lt;&gt;&quot;&quot;; &quot;Terminé&quot;; TEXT(MAX(0; 60 - (TODAY() - [.N20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1023-041-001</text:p>
          </table:table-cell>
          <table:table-cell table:style-name="ce38" table:content-validation-name="val1" office:value-type="date" office:date-value="2024-02-05" calcext:value-type="date">
            <text:p>05/02/2024</text:p>
          </table:table-cell>
          <table:table-cell table:style-name="ce35" table:content-validation-name="val1" office:value-type="string" calcext:value-type="string">
            <text:p>MB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4-05" calcext:value-type="date">
            <text:p>05/04/2024</text:p>
          </table:table-cell>
          <table:table-cell table:style-name="ce18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saisine gun en juin 2022 – phase complétude. Demande de compléments transmis le 8 aout 2022. Complements reçus le 23 aout 2023 via GUN. Contribution sur complétude DEP transmise à sébastien sur nouvelle saisine. Saisine informelle CSRPN ok. <text:span text:style-name="T3">Compléments de la CdC puis instruction soumis pour avis au CNPN le 29/01/2024</text:span>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Corsea Promotion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Résidence Altor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 et flore</text:p>
          </table:table-cell>
          <table:table-cell table:style-name="ce27" office:value-type="string" calcext:value-type="string">
            <text:p><text:a xlink:href="../1_Decision_prise/Ajaccio_2019_Altor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number-columns-repeated="2" table:style-name="ce38" table:content-validation-name="val1" office:value-type="date" office:date-value="2021-10-18" calcext:value-type="date">
            <text:p>18/10/2021</text:p>
          </table:table-cell>
          <table:table-cell table:style-name="ce39" table:formula="of:=IF([.AA21]&lt;&gt;&quot;&quot;; &quot;Terminé&quot;; TEXT(MAX(0; 60 - (TODAY() - [.N21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1-10-29x-01094</text:p>
          </table:table-cell>
          <table:table-cell table:style-name="ce38" table:content-validation-name="val1" office:value-type="date" office:date-value="2021-11-21" calcext:value-type="date">
            <text:p>21/11/2021</text:p>
          </table:table-cell>
          <table:table-cell table:style-name="ce35" table:content-validation-name="val1" office:value-type="string" calcext:value-type="string">
            <text:p>MB + MG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2-01-21" calcext:value-type="date">
            <text:p>21/01/2022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/>
          <table:table-cell table:style-name="ce90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CAPA</text:p>
          </table:table-cell>
          <table:table-cell table:style-name="ce18" office:value-type="string" calcext:value-type="string">
            <text:p>Routes</text:p>
          </table:table-cell>
          <table:table-cell table:style-name="ce18" office:value-type="string" calcext:value-type="string">
            <text:p>Pénétrante Est Ajaccio</text:p>
          </table:table-cell>
          <table:table-cell table:style-name="ce18" office:value-type="string" calcext:value-type="string">
            <text:p>DDT 2A</text:p>
          </table:table-cell>
          <table:table-cell table:style-name="ce18" office:value-type="string" calcext:value-type="string">
            <text:p>Tortue d'Hermann, flore, amphbiens, chiroptères</text:p>
          </table:table-cell>
          <table:table-cell table:style-name="ce26" office:value-type="string" calcext:value-type="string">
            <text:p><text:a xlink:href="../1_Decision_prise/Ajaccio_2017_CTC_AUE_penetrant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number-columns-repeated="2" table:style-name="ce38" table:content-validation-name="val1" office:value-type="date" office:date-value="2017-10-12" calcext:value-type="date">
            <text:p>12/10/2017</text:p>
          </table:table-cell>
          <table:table-cell table:style-name="ce39" table:formula="of:=IF([.AA22]&lt;&gt;&quot;&quot;; &quot;Terminé&quot;; TEXT(MAX(0; 60 - (TODAY() - [.N22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<text:s/>2017-11-13a-01472</text:p>
          </table:table-cell>
          <table:table-cell table:style-name="ce38" table:content-validation-name="val1" office:value-type="date" office:date-value="2018-01-02" calcext:value-type="date">
            <text:p>02/01/2018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18-03-02" calcext:value-type="date">
            <text:p>02/03/2018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/>
          <table:table-cell table:style-name="ce90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Grosseto-Prugna</text:p>
          </table:table-cell>
          <table:table-cell table:style-name="ce18" office:value-type="string" calcext:value-type="string">
            <text:p>ROCCA Fortimmo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chemin du fort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n Serapias</text:p>
          </table:table-cell>
          <table:table-cell table:style-name="ce27" office:value-type="string" calcext:value-type="string">
            <text:p><text:a xlink:href="../1_Decision_prise/Porticcio_2021_Fortimmo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number-columns-repeated="2" table:style-name="ce38" table:content-validation-name="val1" office:value-type="date" office:date-value="2021-10-05" calcext:value-type="date">
            <text:p>05/10/2021</text:p>
          </table:table-cell>
          <table:table-cell table:style-name="ce39" table:formula="of:=IF([.AA23]&lt;&gt;&quot;&quot;; &quot;Terminé&quot;; TEXT(MAX(0; 60 - (TODAY() - [.N23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1-00981-041-001</text:p>
          </table:table-cell>
          <table:table-cell table:style-name="ce38" table:content-validation-name="val1" office:value-type="date" office:date-value="2021-10-15" calcext:value-type="date">
            <text:p>15/10/2021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1-12-15" calcext:value-type="date">
            <text:p>15/12/2021</text:p>
          </table:table-cell>
          <table:table-cell table:style-name="ce76"/>
          <table:table-cell table:style-name="ce35" table:content-validation-name="val1"/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Aleria</text:p>
          </table:table-cell>
          <table:table-cell table:style-name="ce18" office:value-type="string" calcext:value-type="string">
            <text:p>SAS Victoria Corp</text:p>
          </table:table-cell>
          <table:table-cell table:style-name="ce18" office:value-type="string" calcext:value-type="string">
            <text:p>Centre de vacances</text:p>
          </table:table-cell>
          <table:table-cell table:style-name="ce18" office:value-type="string" calcext:value-type="string">
            <text:p>Village vacance Costamare – Casabianda</text:p>
          </table:table-cell>
          <table:table-cell table:style-name="ce18" office:value-type="string" calcext:value-type="string">
            <text:p>DDT 2B</text:p>
          </table:table-cell>
          <table:table-cell table:style-name="ce18" office:value-type="string" calcext:value-type="string">
            <text:p>Crapaud vert, flore milieu dunaire, oiseaux et chiorptères</text:p>
          </table:table-cell>
          <table:table-cell table:style-name="ce27" office:value-type="string" calcext:value-type="string">
            <text:p><text:a xlink:href="../2_En_cours/Aleria_2021_Village_vacances_Costamar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8" table:content-validation-name="val1" office:value-type="date" office:date-value="2021-08-05" calcext:value-type="date">
            <text:p>05/08/2021</text:p>
          </table:table-cell>
          <table:table-cell table:style-name="ce38" table:content-validation-name="val1" office:value-type="date" office:date-value="2021-12-17" calcext:value-type="date">
            <text:p>17/12/2021</text:p>
          </table:table-cell>
          <table:table-cell table:style-name="ce39" table:formula="of:=IF([.AA24]&lt;&gt;&quot;&quot;; &quot;Terminé&quot;; TEXT(MAX(0; 60 - (TODAY() - [.N24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1-12-14g-01508</text:p>
          </table:table-cell>
          <table:table-cell table:style-name="ce38" table:content-validation-name="val1" office:value-type="date" office:date-value="2022-01-14" calcext:value-type="date">
            <text:p>14/01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2-03-14" calcext:value-type="date">
            <text:p>14/03/2022</text:p>
          </table:table-cell>
          <table:table-cell table:style-name="ce74"/>
          <table:table-cell table:style-name="ce35" table:content-validation-name="val1" office:value-type="string" calcext:value-type="string">
            <text:p>Attentes décision suites avis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 office:value-type="string" calcext:value-type="string">
            <text:p>dernière version reçue le 17 decembre 2021</text:p>
            <text:p>Suite avis défavorable CNPN et sujet STEP → nouveau dossier tenant compte des retours du CNPN et intégrant les impacts potentiels de la future STEP (actualisation de l’EI), doit être déposé pour lancer une nouvelle instruction</text:p>
            <text:p>01102023 : permis de construire délivré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Calvi</text:p>
          </table:table-cell>
          <table:table-cell table:style-name="ce18" office:value-type="string" calcext:value-type="string">
            <text:p>Clos des amandiers</text:p>
          </table:table-cell>
          <table:table-cell table:style-name="ce18" office:value-type="string" calcext:value-type="string">
            <text:p>Centre de vacances</text:p>
          </table:table-cell>
          <table:table-cell table:style-name="ce18" office:value-type="string" calcext:value-type="string">
            <text:p>Projet immobilier de centre d'herbergement touristiqu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Chiroptères</text:p>
          </table:table-cell>
          <table:table-cell table:style-name="ce25" office:value-type="string" calcext:value-type="string">
            <text:p><text:a xlink:href="../2_En_cours/Calvi_2024_clos_des_amandiers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4" calcext:value-type="float">
            <text:p>2024</text:p>
          </table:table-cell>
          <table:table-cell table:number-columns-repeated="2" table:style-name="ce38" table:content-validation-name="val1" office:value-type="date" office:date-value="2024-02-01" calcext:value-type="date">
            <text:p>01/02/2024</text:p>
          </table:table-cell>
          <table:table-cell table:style-name="ce39" table:formula="of:=IF([.AA25]&lt;&gt;&quot;&quot;; &quot;Terminé&quot;; TEXT(MAX(0; 60 - (TODAY() - [.N25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4-02-29x-00235</text:p>
          </table:table-cell>
          <table:table-cell table:style-name="ce38" table:content-validation-name="val1" office:value-type="date" office:date-value="2024-05-27" calcext:value-type="date">
            <text:p>27/05/2024</text:p>
          </table:table-cell>
          <table:table-cell table:style-name="ce35" table:content-validation-name="val1" office:value-type="string" calcext:value-type="string">
            <text:p>PZ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7-27" calcext:value-type="date">
            <text:p>27/07/2024</text:p>
          </table:table-cell>
          <table:table-cell table:style-name="ce74" office:value-type="string" calcext:value-type="string">
            <text:p>CBNC &amp; GCC</text:p>
          </table:table-cell>
          <table:table-cell table:style-name="ce35" table:content-validation-name="val1" office:value-type="string" calcext:value-type="string">
            <text:p>Cas/ cas N°09422p060 : pas d’EI</text:p>
            <text:p>Mais dans lettre d’accompagnement du 15/11/22: DEP à déposer</text:p>
            <text:p>DEP déposée début février 2024, demande de complément envoyée le 22/02/24, compléments reçus le 25/03/2024 + Avis du CBNC recommande de réaliser un inventaire floristique supplémentaire au printemps</text:p>
            <text:p>Faire accuser de réception</text:p>
            <text:p><text:span text:style-name="T5">Penser à leur préciser que le dossier doit être autoportant + récépissé DEPOBIO</text:span></text:p>
            <text:p><text:span text:style-name="T5">Sollicitation du CSRPN pour avis informel le 23/05/24</text:span></text:p>
            <text:p><text:span text:style-name="T5">saisine du CNPN le 27/05/2024</text:span><text:span text:style-name="T6"> - remarque: le BE a transmis des compléments trop tard pour que le CNPN puissent les prendre en compte. Libre à lui de déposer un nouveau dossier  à instuire à partir de fin novembre 2024</text:span>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18" office:value-type="string" calcext:value-type="string">
            <text:p>Le MO souhaite déposé un nouveau dossier. Réunion de cadrage à prévoir dans les 15 jours réception nouveau prè-dossier 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hisonaccia</text:p>
          </table:table-cell>
          <table:table-cell table:style-name="ce18" office:value-type="string" calcext:value-type="string">
            <text:p>Avenir agricole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Nouvelle carrière avenir agricole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Crapaud vert, Tortue d’Hermann, PGTR, Oedicneme criard, etc.</text:p>
          </table:table-cell>
          <table:table-cell table:style-name="ce27" office:value-type="string" calcext:value-type="string">
            <text:p><text:a xlink:href="../2_En_cours/Ghisonaccia_2023_Avenir_Agricol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number-columns-repeated="2" table:style-name="ce38" table:content-validation-name="val1" office:value-type="date" office:date-value="2023-01-12" calcext:value-type="date">
            <text:p>12/01/2023</text:p>
          </table:table-cell>
          <table:table-cell table:style-name="ce39" table:formula="of:=IF([.AA26]&lt;&gt;&quot;&quot;; &quot;Terminé&quot;; TEXT(MAX(0; 60 - (TODAY() - [.N26])); &quot;0&quot;))" office:value-type="string" office:string-value="0" calcext:value-type="string">
            <text:p>0</text:p>
          </table:table-cell>
          <table:table-cell table:style-name="ce52" table:content-validation-name="val1" office:value-type="string" calcext:value-type="string">
            <text:p>2023-00211-011-001</text:p>
          </table:table-cell>
          <table:table-cell table:style-name="ce61" table:content-validation-name="val1" office:value-type="date" office:date-value="2023-02-24" calcext:value-type="date">
            <text:p>24/02/2023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04-24" calcext:value-type="date">
            <text:p>24/04/2023</text:p>
          </table:table-cell>
          <table:table-cell table:style-name="ce74"/>
          <table:table-cell table:style-name="ce35" table:content-validation-name="val1" office:value-type="string" calcext:value-type="string">
            <text:p><text:span text:style-name="T3">Reunion cadrage en 2021, saisine sur dossier en janvier 2023, </text:span><text:span text:style-name="T4">avis défavorable du CNPN en avril 2023</text:span></text:p>
            <text:p><text:span text:style-name="T7">Eric doit nous faire un retour après avoir « pris la température auprès » du pétitinonaire</text:span></text:p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 office:value-type="string" calcext:value-type="string">
            <text:p>dossier déposé fin 2021, saisine du SBEP sur GUN et demande de complément adressée au pétitionnaire en janvier 2022</text:p>
            <text:p>Mai 2023 : Echanges demandés par SRNT (EI) pour suit e à donner (AP de rejet ou saisie du ministre pour avis ou nouveaux compléments et nouvelle instruction)</text:p>
            <text:p>Eric prend l’attache du pétitionnaire courant juin pour « prendre la température » et revient vers nous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5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iuncaggio</text:p>
          </table:table-cell>
          <table:table-cell table:style-name="ce18" office:value-type="string" calcext:value-type="string">
            <text:p>Corse Travaux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Extension carrière Mandolfa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Tortue d’Hermann, Glaieul douteux, Oedicneme, petite gravelot, amphibiens</text:p>
          </table:table-cell>
          <table:table-cell table:style-name="ce27" office:value-type="string" calcext:value-type="string">
            <text:p><text:a xlink:href="../2_En_cours/Giuncaggio_2019_Extension_Carriere_Mandolfa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style-name="ce38" table:content-validation-name="val1" office:value-type="date" office:date-value="2022-04-25" calcext:value-type="date">
            <text:p>25/04/2022</text:p>
          </table:table-cell>
          <table:table-cell table:style-name="ce38" table:content-validation-name="val1" office:value-type="date" office:date-value="2023-07-27" calcext:value-type="date">
            <text:p>27/07/2023</text:p>
          </table:table-cell>
          <table:table-cell table:style-name="ce45" table:formula="of:=IF([.AA27]&lt;&gt;&quot;&quot;; &quot;Terminé&quot;; TEXT(MAX(0; 60 - (TODAY() - [.N27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1028-041-001</text:p>
          </table:table-cell>
          <table:table-cell table:style-name="ce38" table:content-validation-name="val1" office:value-type="date" office:date-value="2023-10-04" calcext:value-type="date">
            <text:p>04/10/2023</text:p>
          </table:table-cell>
          <table:table-cell table:style-name="ce65" table:content-validation-name="val1" office:value-type="string" calcext:value-type="string">
            <text:p>MB + PZ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12-04" calcext:value-type="date">
            <text:p>04/12/2023</text:p>
          </table:table-cell>
          <table:table-cell table:style-name="ce18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Compléments reçus le 27 juillet. Dossier DEP à instruire</text:p>
            <text:p>Saisine CSRPN faite le 01/08/23 retour attendu pour le 02/10/2023</text:p>
            <text:p>Saisine CBNC le 01/08/2023 – reçu le 23/08/23</text:p>
            <text:p>Saisine CNPN réalisée le : 03/10/2023 retour attendu le : 04/12/2023</text:p>
            <text:p>Avis transmis au pétitionnaire le 06/12/23</text:p>
            <text:p>En attente de savoir si ce dernier souhaite revoir sa copie</text:p>
            <text:p>Secrétariat CNPN contacté le 15/12/23 pour avis savoir si inventaire 4 saisons nécessaires à proximité parcelles</text:p>
            <text:p>Reboucler avec SRNT pour suite à donner : rejet avec dépôt d’un nouveau dossier par pétitionnaire. En attente de validation direction (SRNT/SBEP)</text:p>
            <text:p>Finalement le pétitionnaire dispose d’un an supplémentaire d’exploitation</text:p>
            <text:p>Un prochain dossier avec MC compensatoire sera déposé ultérieurement Annulation pr le SBEP de la réunion de cadrage proposée par le SRNT faute de moyen.</text:p>
            <text:p/>
            <text:p/>
          </table:table-cell>
          <table:table-cell table:style-name="ce87"/>
          <table:table-cell table:style-name="ce96" table:content-validation-name="val1"/>
          <table:table-cell table:style-name="ce81" table:content-validation-name="val1" table:number-columns-repeated="2"/>
          <table:table-cell table:style-name="ce74" office:value-type="string" calcext:value-type="string">
            <text:p>Cadrage réglementaire le 16/10/2019. Saisine du SBEP sous Gun le 15 avril 2022. Contribution rédigé le 5 mai pour la DBT</text:p>
          </table:table-cell>
          <table:table-cell table:style-name="ce124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6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Linguizetta</text:p>
          </table:table-cell>
          <table:table-cell table:style-name="ce18" office:value-type="string" calcext:value-type="string">
            <text:p>BETAG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Création d'une carrière de roche massive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Chiroptères, flore et oiseaux</text:p>
          </table:table-cell>
          <table:table-cell table:style-name="ce26" office:value-type="string" calcext:value-type="string">
            <text:p><text:a xlink:href="../2_En_cours/Linguizzetta_carrière_BETAG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number-columns-repeated="2" table:style-name="ce38" table:content-validation-name="val1" office:value-type="date" office:date-value="2023-10-10" calcext:value-type="date">
            <text:p>10/10/2023</text:p>
          </table:table-cell>
          <table:table-cell table:style-name="ce45" table:formula="of:=IF([.AA28]&lt;&gt;&quot;&quot;; &quot;Terminé&quot;; TEXT(MAX(0; 60 - (TODAY() - [.N28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1110-011-001</text:p>
          </table:table-cell>
          <table:table-cell table:style-name="ce38" table:content-validation-name="val1" office:value-type="date" office:date-value="2023-10-18" calcext:value-type="date">
            <text:p>18/10/2023</text:p>
          </table:table-cell>
          <table:table-cell table:style-name="ce65" table:content-validation-name="val1" office:value-type="string" calcext:value-type="string">
            <text:p>PZ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12-18" calcext:value-type="date">
            <text:p>18/12/2023</text:p>
          </table:table-cell>
          <table:table-cell table:style-name="ce18" office:value-type="string" calcext:value-type="string">
            <text:p>CBNC</text:p>
          </table:table-cell>
          <table:table-cell table:style-name="ce80" office:value-type="string" calcext:value-type="string">
            <text:p>Compléments reçus en septembre 2023</text:p>
            <text:p>Demande d’avis du CBNC / retour le 24/10/23</text:p>
            <text:p>Rapport d’instruction transmis le 12/10 pour signature direction</text:p>
            <text:p>Avis défavorable du CNPN le 18/12/2023</text:p>
            <text:p>SBEP : Demande de compléments transmise en février 2024 - suspension des délais jusqu'au 14/09/24 - dépôt du dossier complété le 13/09/24</text:p>
            <text:p>Mémoire en réponse à l'avis du CNPN reçu le 13 septembre 2024 - en temps masqué, avis sur ces compléments transmis le 06/09/24 : compléments demandés pour nouveau passage en CNPN une fois les modifications apportées</text:p>
            <text:p/>
          </table:table-cell>
          <table:table-cell table:style-name="ce90" table:content-validation-name="val1"/>
          <table:table-cell table:style-name="ce96" table:content-validation-name="val1"/>
          <table:table-cell table:style-name="ce81" table:content-validation-name="val1" table:number-columns-repeated="2"/>
          <table:table-cell table:style-name="ce121" table:content-validation-name="val1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Lucciana</text:p>
          </table:table-cell>
          <table:table-cell table:style-name="ce18" office:value-type="string" calcext:value-type="string">
            <text:p>Corsica Energia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V flottant de Broncol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Cistude d'Europe, Oiseaux d’eau et flore</text:p>
          </table:table-cell>
          <table:table-cell table:style-name="ce26" office:value-type="string" calcext:value-type="string">
            <text:p><text:a xlink:href="../2_En_cours/Lucciana_CentralePV_flottant_Broncol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3-09-27" calcext:value-type="date">
            <text:p>27/09/2023</text:p>
          </table:table-cell>
          <table:table-cell table:style-name="ce38" table:content-validation-name="val1" office:value-type="date" office:date-value="2023-12-11" calcext:value-type="date">
            <text:p>11/12/2023</text:p>
          </table:table-cell>
          <table:table-cell table:style-name="ce39" table:formula="of:=IF([.AA29]&lt;&gt;&quot;&quot;; &quot;Terminé&quot;; TEXT(MAX(0; 60 - (TODAY() - [.N29])); &quot;0&quot;))" office:value-type="string" office:string-value="0" calcext:value-type="string">
            <text:p>0</text:p>
          </table:table-cell>
          <table:table-cell table:style-name="ce53" table:content-validation-name="val1" office:value-type="string" calcext:value-type="string">
            <text:p>2023-00791-011-002</text:p>
          </table:table-cell>
          <table:table-cell table:style-name="ce41" table:content-validation-name="val1" office:value-type="date" office:date-value="2024-02-18" calcext:value-type="date">
            <text:p>18/02/2024</text:p>
          </table:table-cell>
          <table:table-cell table:style-name="ce35" table:content-validation-name="val1" office:value-type="string" calcext:value-type="string">
            <text:p>PZ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4-18" calcext:value-type="date">
            <text:p>18/04/2024</text:p>
          </table:table-cell>
          <table:table-cell table:style-name="ce76"/>
          <table:table-cell table:style-name="ce81" table:content-validation-name="val1"/>
          <table:table-cell table:style-name="ce88"/>
          <table:table-cell table:style-name="ce97" table:content-validation-name="val1"/>
          <table:table-cell table:style-name="ce81" table:content-validation-name="val1"/>
          <table:table-cell table:style-name="ce90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7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Lucciana</text:p>
          </table:table-cell>
          <table:table-cell table:style-name="ce18" office:value-type="string" calcext:value-type="string">
            <text:p>Corsica Energia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V flottant de Broncol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Cistude d'Europe, Oiseaux d’eau et flore</text:p>
          </table:table-cell>
          <table:table-cell table:style-name="ce26" office:value-type="string" calcext:value-type="string">
            <text:p><text:a xlink:href="../2_En_cours/Lucciana_CentralePV_flottant_Broncol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3-02-23" calcext:value-type="date">
            <text:p>23/02/2023</text:p>
          </table:table-cell>
          <table:table-cell table:style-name="ce38" table:content-validation-name="val1" office:value-type="date" office:date-value="2023-07-05" calcext:value-type="date">
            <text:p>05/07/2023</text:p>
          </table:table-cell>
          <table:table-cell table:style-name="ce39" table:formula="of:=IF([.AA30]&lt;&gt;&quot;&quot;; &quot;Terminé&quot;; TEXT(MAX(0; 60 - (TODAY() - [.N30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0791-011-001</text:p>
          </table:table-cell>
          <table:table-cell table:style-name="ce38" table:content-validation-name="val1" office:value-type="date" office:date-value="2023-07-27" calcext:value-type="date">
            <text:p>27/07/2023</text:p>
          </table:table-cell>
          <table:table-cell table:style-name="ce35" table:content-validation-name="val1" office:value-type="string" calcext:value-type="string">
            <text:p>MB + PZ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09-27" calcext:value-type="date">
            <text:p>27/09/2023</text:p>
          </table:table-cell>
          <table:table-cell table:style-name="ce18" office:value-type="string" calcext:value-type="string">
            <text:p>CSRPN</text:p>
          </table:table-cell>
          <table:table-cell table:style-name="ce82" table:content-validation-name="val1" office:value-type="string" calcext:value-type="string">
            <text:p>Même site d’qu’AKuo mais nouveau pétionnaire (Hors AE).<text:span text:style-name="T8"> Nouveau dossier DEP déposé le 15/06</text:span></text:p>
            <text:p><text:span text:style-name="T8">Saisine CNPN 28/07/2023 (mail + onagre)</text:span></text:p>
            <text:p><text:span text:style-name="T8">Avis CSRPN du 02/08/2023 transmis à Lainé le 03/08/2023</text:span></text:p>
            <text:p><text:span text:style-name="T8">Déposé sur la plateforme le 07/08/2023</text:span></text:p>
            <text:p><text:span text:style-name="T7"/></text:p>
            <text:p><text:span text:style-name="T8">Courriel directeur 13112023 : proposition DREAL de nouveau passage en CNPN</text:span></text:p>
            <text:p><text:span text:style-name="T8">Nouveau dossier + mémoire en réponse reçu le 11/12/23</text:span></text:p>
            <text:p><text:span text:style-name="T8">Rapport d’instruction à la signature au 05/02/24 et saisine du CNPN le 15/02/2024</text:span></text:p>
            <text:p><text:span text:style-name="T8">Avis défavorable le 18/04/2024</text:span></text:p>
            <text:p><text:span text:style-name="T7"/></text:p>
            <text:p><text:span text:style-name="T8">En attente retour pétitionnaire sinon rejet tacite</text:span></text:p>
            <text:p><text:span text:style-name="T8"/></text:p>
          </table:table-cell>
          <table:table-cell table:style-name="ce87"/>
          <table:table-cell table:style-name="ce99"/>
          <table:table-cell table:style-name="ce108" table:content-validation-name="val1"/>
          <table:table-cell table:style-name="ce81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8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iuncaggio</text:p>
          </table:table-cell>
          <table:table-cell table:style-name="ce18" office:value-type="string" calcext:value-type="string">
            <text:p>SAS Oriente Environnement</text:p>
          </table:table-cell>
          <table:table-cell table:style-name="ce18" office:value-type="string" calcext:value-type="string">
            <text:p>Routes</text:p>
          </table:table-cell>
          <table:table-cell table:style-name="ce18" office:value-type="string" calcext:value-type="string">
            <text:p>Centre d’enfouissement Giuncaggi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Oiseaux, amphibiens, reptiles, chiroptères</text:p>
          </table:table-cell>
          <table:table-cell table:style-name="ce26" office:value-type="string" calcext:value-type="string">
            <text:p><text:a xlink:href="../1_Decision_prise/Giuncaggio_2016_ISDND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6" calcext:value-type="float">
            <text:p>2016</text:p>
          </table:table-cell>
          <table:table-cell table:number-columns-repeated="2" table:style-name="ce38" table:content-validation-name="val1" office:value-type="date" office:date-value="2023-06-14" calcext:value-type="date">
            <text:p>14/06/2023</text:p>
          </table:table-cell>
          <table:table-cell table:style-name="ce39" table:formula="of:=IF([.AA31]&lt;&gt;&quot;&quot;; &quot;Terminé&quot;; TEXT(MAX(0; 60 - (TODAY() - [.N31])); &quot;0&quot;))" office:value-type="string" office:string-value="Terminé" calcext:value-type="string">
            <text:p>Terminé</text:p>
          </table:table-cell>
          <table:table-cell table:style-name="ce54" office:value-type="string" calcext:value-type="string">
            <text:p>2023-00803-011-002</text:p>
          </table:table-cell>
          <table:table-cell table:style-name="ce38" table:content-validation-name="val1" office:value-type="date" office:date-value="2023-07-31" calcext:value-type="date">
            <text:p>31/07/2023</text:p>
          </table:table-cell>
          <table:table-cell table:style-name="ce35" table:content-validation-name="val1" office:value-type="string" calcext:value-type="string">
            <text:p>PZ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3-09-25" calcext:value-type="date">
            <text:p>25/09/2023</text:p>
          </table:table-cell>
          <table:table-cell table:style-name="ce74" office:value-type="string" calcext:value-type="string">
            <text:p>CSRPN</text:p>
          </table:table-cell>
          <table:table-cell table:style-name="ce38" table:content-validation-name="val1" office:value-type="string" calcext:value-type="string">
            <text:p>réception DREAL de la requête SAS Oriente Environnement : 30/01/24</text:p>
            <text:p>- mémoire en réplique en cours d'élaboration par le SBEP avec un accompagnement de la DDT-SJC, faute de juriste en DREAL (recrutement à venir en 2025)</text:p>
            <text:p>- dans l'attente: courrier de demande de prolongation de délai au TA à la signature du préfet: en cours d'envoi (transmis le 17/06/24 au secrétariat de direction)</text:p>
          </table:table-cell>
          <table:table-cell table:style-name="ce89"/>
          <table:table-cell table:style-name="ce100"/>
          <table:table-cell table:style-name="ce81" table:content-validation-name="val1" office:value-type="string" calcext:value-type="string">
            <text:p>2B-2023-11-29-00006</text:p>
          </table:table-cell>
          <table:table-cell table:style-name="ce90" table:content-validation-name="val1" office:value-type="date" office:date-value="2023-11-29" calcext:value-type="date">
            <text:p>29/11/2023</text:p>
          </table:table-cell>
          <table:table-cell table:style-name="ce74" office:value-type="string" calcext:value-type="string">
            <text:p>AP de refus, contentieux en cours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9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Poggio-di-Nazza</text:p>
          </table:table-cell>
          <table:table-cell table:style-name="ce18" office:value-type="string" calcext:value-type="string">
            <text:p>ADIMAT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Régularisation de l'activité d'extraction carrière Casale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Tortue Hermann, Amphibiens, Pie-grièche à tête rousse, Milan royal, Sérapias parviflora, Chiroptères</text:p>
          </table:table-cell>
          <table:table-cell table:style-name="ce27" office:value-type="string" calcext:value-type="string">
            <text:p><text:a xlink:href="../1_Decision_prise/Poggio_di_Nazza_2018_ADIMAT_projet_abandonne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style-name="ce38" table:content-validation-name="val1" office:value-type="date" office:date-value="2019-02-05" calcext:value-type="date">
            <text:p>05/02/2019</text:p>
          </table:table-cell>
          <table:table-cell table:style-name="ce38" table:content-validation-name="val1" office:value-type="date" office:date-value="2019-10-08" calcext:value-type="date">
            <text:p>08/10/2019</text:p>
          </table:table-cell>
          <table:table-cell table:style-name="ce39" table:formula="of:=IF([.AA32]&lt;&gt;&quot;&quot;; &quot;Terminé&quot;; TEXT(MAX(0; 60 - (TODAY() - [.N32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9-0006-011-001</text:p>
          </table:table-cell>
          <table:table-cell table:style-name="ce38" table:content-validation-name="val1" office:value-type="date" office:date-value="2019-10-15" calcext:value-type="date">
            <text:p>15/10/2019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19-12-15" calcext:value-type="date">
            <text:p>15/12/2019</text:p>
          </table:table-cell>
          <table:table-cell table:style-name="ce74"/>
          <table:table-cell table:style-name="ce35" table:content-validation-name="val1" office:value-type="string" calcext:value-type="string">
            <text:p>2e avis défavorable du CNPN avant le dernier</text:p>
          </table:table-cell>
          <table:table-cell table:style-name="ce87"/>
          <table:table-cell table:style-name="ce99"/>
          <table:table-cell table:style-name="ce81" table:content-validation-name="val1"/>
          <table:table-cell table:style-name="ce81" table:content-validation-name="val1" office:value-type="string" calcext:value-type="string">
            <text:p>annulé</text:p>
          </table:table-cell>
          <table:table-cell table:style-name="ce74" office:value-type="string" calcext:value-type="string">
            <text:p>Projet retiré par le pétitionnaire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 table:visibility="filter">
          <table:table-cell table:style-name="ce4" table:content-validation-name="val1"/>
          <table:table-cell table:style-name="ce8" table:content-validation-name="val2" office:value-type="string" calcext:value-type="string">
            <text:p>Corse</text:p>
          </table:table-cell>
          <table:table-cell table:style-name="ce14" office:value-type="string" calcext:value-type="string">
            <text:p>Corse</text:p>
          </table:table-cell>
          <table:table-cell table:style-name="ce18" office:value-type="string" calcext:value-type="string">
            <text:p>EDF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SACOI</text:p>
          </table:table-cell>
          <table:table-cell table:style-name="ce18" office:value-type="string" calcext:value-type="string">
            <text:p>DDT 2B</text:p>
          </table:table-cell>
          <table:table-cell table:style-name="ce18" office:value-type="string" calcext:value-type="string">
            <text:p>Tortue d’Hermann, avifaune, flore</text:p>
          </table:table-cell>
          <table:table-cell table:style-name="ce26" office:value-type="string" calcext:value-type="string">
            <text:p><text:a xlink:href="../1_Decision_prise/Sacoi_2021_EDF" xlink:type="simple">LIEN</text:a></text:p>
          </table:table-cell>
          <table:table-cell table:style-name="ce18" office:value-type="string" calcext:value-type="string">
            <text:p>Nouveau dossier à veni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8" table:content-validation-name="val1" office:value-type="date" office:date-value="2021-06-29" calcext:value-type="date">
            <text:p>29/06/2021</text:p>
          </table:table-cell>
          <table:table-cell table:style-name="ce38" table:content-validation-name="val1" office:value-type="date" office:date-value="2022-04-15" calcext:value-type="date">
            <text:p>15/04/2022</text:p>
          </table:table-cell>
          <table:table-cell table:style-name="ce39" table:formula="of:=IF([.AA33]&lt;&gt;&quot;&quot;; &quot;Terminé&quot;; TEXT(MAX(0; 60 - (TODAY() - [.N33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2-00318-011-001</text:p>
          </table:table-cell>
          <table:table-cell table:style-name="ce38" table:content-validation-name="val1" office:value-type="date" office:date-value="2022-05-06" calcext:value-type="date">
            <text:p>06/05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2-07-06" calcext:value-type="date">
            <text:p>06/07/2022</text:p>
          </table:table-cell>
          <table:table-cell table:style-name="ce18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en attente dossier complété pour nouvelle saisine avec PA incluant les nouvelles parcelles pour la compensation</text:p>
            <text:p>S'agissant d'une modification à la marge et non substantielle, 2 possibilités :</text:p>
            <text:p>&gt; Soit prendre un AP de prescriptions complémentaires sur la base du L181-14 CE, qui ne ciblera que ce volet compensation (voir exemple en PJ pour le projet d'ISDND de Viggianello où nous avions eu le même type de demande)</text:p>
            <text:p>&gt; Soit prendre acte du PAC et ne rien rédiger de plus, l'AP d'AEU ciblant les futurs contrats d'ORE, ceux-ci devront ciblés les parcelles finalement retenues (M. Dejean craignait qu'un nouvel AP rouvre la période de recours).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5" table:content-validation-name="val1" office:value-type="string" calcext:value-type="string">
            <text:p>Vérifier complétude + DDC si besoin. 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Figari</text:p>
          </table:table-cell>
          <table:table-cell table:style-name="ce18" office:value-type="string" calcext:value-type="string">
            <text:p>OEHC</text:p>
          </table:table-cell>
          <table:table-cell table:style-name="ce18" office:value-type="string" calcext:value-type="string">
            <text:p>Hydroélectrique</text:p>
          </table:table-cell>
          <table:table-cell table:style-name="ce18" office:value-type="string" calcext:value-type="string">
            <text:p>Canalisation en eau brute - conduite en 600 MM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Reptiles + </text:p>
            <text:p>Flore : A. chamaemoly</text:p>
            <text:p>isoetes histrix + durei</text:p>
            <text:p>Kickxia commutata </text:p>
            <text:p>R. ophioglossifolius</text:p>
          </table:table-cell>
          <table:table-cell table:style-name="ce27" office:value-type="string" calcext:value-type="string">
            <text:p><text:a xlink:href="../2_En_cours/Figari_canalisation_Scopettu_2024" xlink:type="simple">LIEN </text:a></text:p>
          </table:table-cell>
          <table:table-cell table:style-name="ce32" office:value-type="string" calcext:value-type="string">
            <text:p>Dossier autoportant</text:p>
          </table:table-cell>
          <table:table-cell table:style-name="ce18" office:value-type="string" calcext:value-type="string">
            <text:p>A faire</text:p>
          </table:table-cell>
          <table:table-cell table:style-name="ce34" table:content-validation-name="val1"/>
          <table:table-cell table:style-name="ce38" table:content-validation-name="val1"/>
          <table:table-cell table:style-name="ce38" table:content-validation-name="val1" office:value-type="date" office:date-value="2024-11-29" calcext:value-type="date">
            <text:p>29/11/2024</text:p>
          </table:table-cell>
          <table:table-cell table:style-name="ce39" table:formula="of:=IF([.AA34]&lt;&gt;&quot;&quot;; &quot;Terminé&quot;; TEXT(MAX(0; 60 - (TODAY() - [.N34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/>
          <table:table-cell table:style-name="ce18"/>
          <table:table-cell table:style-name="ce70"/>
          <table:table-cell table:style-name="ce39"/>
          <table:table-cell table:style-name="ce74"/>
          <table:table-cell table:style-name="ce35" table:content-validation-name="val1"/>
          <table:table-cell table:style-name="ce87"/>
          <table:table-cell table:style-name="ce99" table:formula="of:=[$TDB.$X34]+15" office:value-type="date" office:date-value="1900-01-14" calcext:value-type="date">
            <text:p>14/01/00</text:p>
          </table:table-cell>
          <table:table-cell table:style-name="ce81" table:content-validation-name="val1"/>
          <table:table-cell table:style-name="ce90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5" table:content-validation-name="val1" office:value-type="string" calcext:value-type="string">
            <text:p>Attente nouveau dossier venant de Biotope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Bonifacio</text:p>
          </table:table-cell>
          <table:table-cell table:style-name="ce18" office:value-type="string" calcext:value-type="string">
            <text:p>Le Logis Corse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Monteleon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Flore : Sérapias à petites fleurs (Serapias parviflora)</text:p>
          </table:table-cell>
          <table:table-cell table:style-name="ce27" office:value-type="string" calcext:value-type="string">
            <text:p><text:a xlink:href="../2_En_cours/Bonifacio_2023_Monteleone/Instruction2" xlink:type="simple">LIEN</text:a></text:p>
          </table:table-cell>
          <table:table-cell table:style-name="ce18" office:value-type="string" calcext:value-type="string">
            <text:p>Demande de compléments dossier</text:p>
          </table:table-cell>
          <table:table-cell table:style-name="ce18" office:value-type="string" calcext:value-type="string">
            <text:p>A faire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4-10-30" calcext:value-type="date">
            <text:p>30/10/2024</text:p>
          </table:table-cell>
          <table:table-cell table:style-name="ce38" table:content-validation-name="val1" office:value-type="date" office:date-value="2024-11-07" calcext:value-type="date">
            <text:p>07/11/2024</text:p>
          </table:table-cell>
          <table:table-cell table:style-name="ce39" table:formula="of:=IF([.AA35]&lt;&gt;&quot;&quot;; &quot;Terminé&quot;; TEXT(MAX(0; 60 - (TODAY() - [.N35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CM + CT</text:p>
          </table:table-cell>
          <table:table-cell table:style-name="ce18" office:value-type="string" calcext:value-type="string">
            <text:p>CSRPN</text:p>
          </table:table-cell>
          <table:table-cell table:style-name="ce70"/>
          <table:table-cell table:style-name="ce18"/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0">
          <table:table-cell table:style-name="ce4" table:content-validation-name="val1" office:value-type="string" calcext:value-type="string">
            <text:p>Suite sur ce projet ??</text:p>
          </table:table-cell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iuncaggio</text:p>
          </table:table-cell>
          <table:table-cell table:style-name="ce18" office:value-type="string" calcext:value-type="string">
            <text:p>Alta Piscia</text:p>
          </table:table-cell>
          <table:table-cell table:style-name="ce18" office:value-type="string" calcext:value-type="string">
            <text:p>Hydroélectrique</text:p>
          </table:table-cell>
          <table:table-cell table:style-name="ce18" office:value-type="string" calcext:value-type="string">
            <text:p>Renouvellement AEU micro-centrale Cardiccia</text:p>
          </table:table-cell>
          <table:table-cell table:style-name="ce18" office:value-type="string" calcext:value-type="string">
            <text:p>DDT 2B</text:p>
          </table:table-cell>
          <table:table-cell table:style-name="ce18" office:value-type="string" calcext:value-type="string">
            <text:p>Alose feinte, Grenouille de Berger, Blennie fluviatile, lézard tyrrhénien</text:p>
          </table:table-cell>
          <table:table-cell table:style-name="ce27" office:value-type="string" calcext:value-type="string">
            <text:p><text:a xlink:href="../2_En_cours/Giuncaggio_renouvellement_AEU_barrage_Cardiccia" xlink:type="simple">LIEN</text:a></text:p>
          </table:table-cell>
          <table:table-cell table:style-name="ce18" office:value-type="string" calcext:value-type="string">
            <text:p>Diagnostic préalabl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style-name="ce38" table:content-validation-name="val1" office:value-type="date" office:date-value="2022-09-26" calcext:value-type="date">
            <text:p>26/09/2022</text:p>
          </table:table-cell>
          <table:table-cell table:style-name="ce38" table:content-validation-name="val1" office:value-type="date" office:date-value="2024-01-09" calcext:value-type="date">
            <text:p>09/01/2024</text:p>
          </table:table-cell>
          <table:table-cell table:style-name="ce39" table:formula="of:=IF([.AA36]&lt;&gt;&quot;&quot;; &quot;Terminé&quot;; TEXT(MAX(0; 60 - (TODAY() - [.N36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PZ</text:p>
          </table:table-cell>
          <table:table-cell table:style-name="ce18"/>
          <table:table-cell table:style-name="ce70"/>
          <table:table-cell table:style-name="ce18" table:number-columns-repeated="2"/>
          <table:table-cell table:style-name="ce35" table:content-validation-name="val1" office:value-type="string" calcext:value-type="string">
            <text:p>Contexte :</text:p>
            <text:p>- APMED en 2021 sur problématique de sécurité – régularisé</text:p>
            <text:p>- à l’origine un seul dossier AEU (confortement + montaison)</text:p>
            <text:p>Puis souhait de séparer en deux dossiers car urgence travaux montaison</text:p>
            <text:p/>
            <text:p>Stade d’avancement instruction :</text:p>
            <text:p>AEU déposé le 12 aout 2022 avec DEP, demande de compléments réalisée en 2022</text:p>
            <text:p>Pas de réponse du pétitionnaire → extension du délai de retour au 27 janvier 2024</text:p>
            <text:p>Retour du pétitionnaire en janvier 2024</text:p>
            <text:p>Un nouveau dossier été attendu → réceptionné en Janvier 2024</text:p>
            <text:p/>
            <text:p>Projet en stand by :</text:p>
            <text:p>- <text:span text:style-name="T9">car blocage solutions de montaison (nouvelles propositions déposées dans le dossier de janvier 2024)</text:span></text:p>
            <text:p><text:span text:style-name="T9">- Analyse en cours sur confortement pour savoir si travaux urgents ou non</text:span></text:p>
            <text:p><text:span text:style-name="T9">Réponse attendu fin mois avril/ début mai --&lt; travaux pas trop urgent finalement</text:span></text:p>
            <text:p><text:span text:style-name="T7"/></text:p>
            <text:p><text:span text:style-name="T9">En attente de savoir si tous travaux seront réalisés en même temps : confortement et renouvellement de l’autorisation</text:span></text:p>
            <text:p><text:span text:style-name="T9">17/05 : point tel avec Julie</text:span></text:p>
            <text:p><text:span text:style-name="T9">CC : on attend l’avis de L’OFB (Benjamin Faure) sur les propositions de montaison</text:span></text:p>
            <text:p><text:span text:style-name="T9">Le problème c’est le financement de ce corridor…</text:span>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1">
          <table:table-cell table:style-name="ce4" table:content-validation-name="val1" office:value-type="string" calcext:value-type="string">
            <text:p>quelles suites pour contrib à AP ? Avis sollicitié en février 2024 puis ?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EDF PEI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Centrale du Vazzio</text:p>
          </table:table-cell>
          <table:table-cell table:style-name="ce18" office:value-type="string" calcext:value-type="string">
            <text:p>DDT 2A</text:p>
          </table:table-cell>
          <table:table-cell table:style-name="ce18" office:value-type="string" calcext:value-type="string">
            <text:p>Kickxia commutata, serapias parviflora &amp; neglecta, chiroptères et oiseaux</text:p>
          </table:table-cell>
          <table:table-cell table:style-name="ce26" office:value-type="string" calcext:value-type="string">
            <text:p><text:a xlink:href="../2_En_cours/Ajaccio_2021_Centrale%20Vazzio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style-name="ce38" table:content-validation-name="val1" office:value-type="date" office:date-value="2023-01-03" calcext:value-type="date">
            <text:p>03/01/2023</text:p>
          </table:table-cell>
          <table:table-cell table:style-name="ce38" table:content-validation-name="val1" office:value-type="date" office:date-value="2022-01-03" calcext:value-type="date">
            <text:p>03/01/2022</text:p>
          </table:table-cell>
          <table:table-cell table:style-name="ce39" table:formula="of:=IF([.AA37]&lt;&gt;&quot;&quot;; &quot;Terminé&quot;; TEXT(MAX(0; 60 - (TODAY() - [.N37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0621-041-001</text:p>
          </table:table-cell>
          <table:table-cell table:style-name="ce38" table:content-validation-name="val1" office:value-type="date" office:date-value="2023-05-09" calcext:value-type="date">
            <text:p>09/05/2023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23-07-09" calcext:value-type="date">
            <text:p>09/07/2023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EPs 25 septembre – 26 octobre. Projet<text:span text:style-name="T5"> AP AEU reçu pour contribution (à faire pour janvier)</text:span><text:span text:style-name="T6">.</text:span>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 office:value-type="string" calcext:value-type="string">
            <text:p>pas de dossier pas de numéro AP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Université de Corse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V Ajaccio-Vignol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</text:p>
          </table:table-cell>
          <table:table-cell table:style-name="ce27" office:value-type="string" calcext:value-type="string">
            <text:p><text:a xlink:href="../1_Decision_prise/Ajaccio_2010_AP_PV_Vignola_TH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0" calcext:value-type="float">
            <text:p>2010</text:p>
          </table:table-cell>
          <table:table-cell table:style-name="ce35" table:content-validation-name="val1"/>
          <table:table-cell table:style-name="ce38" table:content-validation-name="val1"/>
          <table:table-cell table:style-name="ce39" table:formula="of:=IF([.AA38]&lt;&gt;&quot;&quot;; &quot;Terminé&quot;; TEXT(MAX(0; 60 - (TODAY() - [.N38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19-06-13d-00796</text:p>
          </table:table-cell>
          <table:table-cell table:style-name="ce38" table:content-validation-name="val1" office:value-type="date" office:date-value="2010-06-30" calcext:value-type="date">
            <text:p>30/06/2010</text:p>
          </table:table-cell>
          <table:table-cell table:style-name="ce35" table:content-validation-name="val1" office:value-type="string" calcext:value-type="string">
            <text:p>BR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0-08-30" calcext:value-type="date">
            <text:p>30/08/2010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 office:value-type="string" calcext:value-type="string">
            <text:p>pas AP sur serveur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San-Gavino-di-Caribini</text:p>
          </table:table-cell>
          <table:table-cell table:style-name="ce18" office:value-type="string" calcext:value-type="string">
            <text:p>Akuo Energie Corse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arc photovoltaiqu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</text:p>
          </table:table-cell>
          <table:table-cell table:style-name="ce27" office:value-type="string" calcext:value-type="string">
            <text:p><text:a xlink:href="../2_En_cours/San-Gavino-di-Carbini_2016_ParcSolaire%20_AKUO_Campo-Silatto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6" calcext:value-type="float">
            <text:p>2016</text:p>
          </table:table-cell>
          <table:table-cell table:style-name="ce35" table:content-validation-name="val1" office:value-type="string" calcext:value-type="string">
            <text:p>07/063/2016</text:p>
          </table:table-cell>
          <table:table-cell table:style-name="ce38" table:content-validation-name="val1" office:value-type="date" office:date-value="2017-02-08" calcext:value-type="date">
            <text:p>08/02/2017</text:p>
          </table:table-cell>
          <table:table-cell table:style-name="ce39" table:formula="of:=IF([.AA39]&lt;&gt;&quot;&quot;; &quot;Terminé&quot;; TEXT(MAX(0; 60 - (TODAY() - [.N39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17-02-13d-00310</text:p>
          </table:table-cell>
          <table:table-cell table:style-name="ce38" table:content-validation-name="val1"/>
          <table:table-cell table:style-name="ce35" table:content-validation-name="val1"/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18" office:value-type="string" calcext:value-type="string">
            <text:p>21/082017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 table:formula="of:=[$TDB.$X39]+15" office:value-type="date" office:date-value="1900-01-14" calcext:value-type="date">
            <text:p>14/01/00</text:p>
          </table:table-cell>
          <table:table-cell table:style-name="ce81" table:content-validation-name="val1"/>
          <table:table-cell table:style-name="ce90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Brando</text:p>
          </table:table-cell>
          <table:table-cell table:style-name="ce18" office:value-type="string" calcext:value-type="string">
            <text:p>Construction du Cap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Renouvellement de l'exploitation de la carrière Petre Scrite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Flore / amphibiens / oiseaux</text:p>
          </table:table-cell>
          <table:table-cell table:style-name="ce26" office:value-type="string" calcext:value-type="string">
            <text:p><text:a xlink:href="../2_En_cours/Brando_2023_carriere_construction_du_cap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number-columns-repeated="2" table:style-name="ce38" table:content-validation-name="val1" office:value-type="date" office:date-value="2023-08-01" calcext:value-type="date">
            <text:p>01/08/2023</text:p>
          </table:table-cell>
          <table:table-cell table:style-name="ce39" table:formula="of:=IF([.AA40]&lt;&gt;&quot;&quot;; &quot;Terminé&quot;; TEXT(MAX(0; 60 - (TODAY() - [.N40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1017-030-001</text:p>
          </table:table-cell>
          <table:table-cell table:style-name="ce38" table:content-validation-name="val1" office:value-type="date" office:date-value="2023-09-19" calcext:value-type="date">
            <text:p>19/09/2023</text:p>
          </table:table-cell>
          <table:table-cell table:style-name="ce35" table:content-validation-name="val1" office:value-type="string" calcext:value-type="string">
            <text:p>MB + PZ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3-11-30" calcext:value-type="date">
            <text:p>30/11/2023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Saisine via GUN, Demande de complément transmise au SRNT le 18 avril 2023</text:p>
            <text:p>Réception des compléments le 28/07/23</text:p>
            <text:p>Instruction réalisée avec saisine du CSRPN le 19/09/2023 - AP en cours de relecture et transmis à la direction le 22/10/24 après intégration rq CSRPN</text:p>
            <text:p>DL pour retour avis : lundi 20 novembre 2023</text:p>
            <text:p>Avis rendu CSRPN rendu hors délai</text:p>
            <text:p>Consultation en cours par srnt : 4/04 au 04/05/24</text:p>
            <text:p>Rapport commissaire enquêteur 26 juin – a eu l’avis du CSRPN</text:p>
            <text:p>Contributions AP Et note préfet transmises le 2/09 au SRNT - contradictoire fait - AP devrait partir à la signature par le SRNT le 29/09/24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 office:value-type="string" calcext:value-type="string">
            <text:p>pas prise AP suite à avis fav ?</text:p>
          </table:table-cell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Cagnano</text:p>
          </table:table-cell>
          <table:table-cell table:style-name="ce18" office:value-type="string" calcext:value-type="string">
            <text:p>Particulier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Restauration lavoir du haleau de adam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amaris africana</text:p>
          </table:table-cell>
          <table:table-cell table:style-name="ce26" office:value-type="string" calcext:value-type="string">
            <text:p><text:a xlink:href="../2_En_cours/Cagnano_2023_Tamari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number-columns-repeated="2" table:style-name="ce38" table:content-validation-name="val1" office:value-type="date" office:date-value="2023-07-04" calcext:value-type="date">
            <text:p>04/07/2023</text:p>
          </table:table-cell>
          <table:table-cell table:style-name="ce39" table:formula="of:=IF([.AA41]&lt;&gt;&quot;&quot;; &quot;Terminé&quot;; TEXT(MAX(0; 60 - (TODAY() - [.N41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23-00778-041-001</text:p>
          </table:table-cell>
          <table:table-cell table:style-name="ce38" table:content-validation-name="val1" office:value-type="date" office:date-value="2023-07-27" calcext:value-type="date">
            <text:p>27/07/2023</text:p>
          </table:table-cell>
          <table:table-cell table:style-name="ce35" table:content-validation-name="val1" office:value-type="string" calcext:value-type="string">
            <text:p>MB + PZ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3-08-27" calcext:value-type="date">
            <text:p>27/08/2023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Demande réceptionné en juillet</text:p>
            <text:p>Morgane a sollicité le CBNC pour avis le 07/07 ( ! arbre classé)</text:p>
            <text:p>Et le CSRPN le 05/07 → avis CSRPN rendu, en attente mémoire pétitionnaire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hisonaccia</text:p>
          </table:table-cell>
          <table:table-cell table:style-name="ce18" office:value-type="string" calcext:value-type="string">
            <text:p>M.Moretti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Lotissement à Fitelle e Fett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n</text:p>
          </table:table-cell>
          <table:table-cell table:style-name="ce27" office:value-type="string" calcext:value-type="string">
            <text:p><text:a xlink:href="../1_Decision_prise/Ghisonaccia_2017_Lotissement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18-08-09" calcext:value-type="date">
            <text:p>09/08/2018</text:p>
          </table:table-cell>
          <table:table-cell table:style-name="ce38" table:content-validation-name="val1" office:value-type="date" office:date-value="2018-08-21" calcext:value-type="date">
            <text:p>21/08/2018</text:p>
          </table:table-cell>
          <table:table-cell table:style-name="ce39" table:formula="of:=IF([.AA42]&lt;&gt;&quot;&quot;; &quot;Terminé&quot;; TEXT(MAX(0; 60 - (TODAY() - [.N42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18-01-29x-00068</text:p>
          </table:table-cell>
          <table:table-cell table:style-name="ce38" table:content-validation-name="val1" office:value-type="date" office:date-value="2018-08-28" calcext:value-type="date">
            <text:p>28/08/2018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8-09-28" calcext:value-type="date">
            <text:p>28/09/2018</text:p>
          </table:table-cell>
          <table:table-cell table:style-name="ce74"/>
          <table:table-cell table:style-name="ce35" table:content-validation-name="val1" office:value-type="string" calcext:value-type="string">
            <text:p>Premier avis défavorable le 4 juin 2018. Nouvel avis du CSRPN le 24 septembre, avec avis favorable sous condition de doubler la mesure compensatoire + APPB sur zone de compensation</text:p>
          </table:table-cell>
          <table:table-cell table:style-name="ce87"/>
          <table:table-cell table:style-name="ce99"/>
          <table:table-cell table:style-name="ce109" table:content-validation-name="val1"/>
          <table:table-cell table:style-name="ce81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hisonaccia</text:p>
          </table:table-cell>
          <table:table-cell table:style-name="ce18" office:value-type="string" calcext:value-type="string">
            <text:p>M.Moretti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Lotissement à Fitelle e Fett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n</text:p>
          </table:table-cell>
          <table:table-cell table:style-name="ce27" office:value-type="string" calcext:value-type="string">
            <text:p><text:a xlink:href="../1_Decision_prise/Ghisonaccia_2017_Lotissement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number-columns-repeated="2" table:style-name="ce38" table:content-validation-name="val1" office:value-type="date" office:date-value="2017-12-07" calcext:value-type="date">
            <text:p>07/12/2017</text:p>
          </table:table-cell>
          <table:table-cell table:style-name="ce39" table:formula="of:=IF([.AA43]&lt;&gt;&quot;&quot;; &quot;Terminé&quot;; TEXT(MAX(0; 60 - (TODAY() - [.N43])); &quot;0&quot;))" office:value-type="string" office:string-value="0" calcext:value-type="string">
            <text:p>0</text:p>
          </table:table-cell>
          <table:table-cell table:style-name="ce35" table:content-validation-name="val1" office:value-type="string" calcext:value-type="string">
            <text:p>2018-01-29x-00068</text:p>
          </table:table-cell>
          <table:table-cell table:style-name="ce38" table:content-validation-name="val1" office:value-type="date" office:date-value="2018-04-04" calcext:value-type="date">
            <text:p>04/04/2018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18-06-04" calcext:value-type="date">
            <text:p>04/06/2018</text:p>
          </table:table-cell>
          <table:table-cell table:style-name="ce74"/>
          <table:table-cell table:style-name="ce18" office:value-type="string" calcext:value-type="string">
            <text:p>Premier avis défavorable le 4 juin 2018. Nouvel avis du CSRPN le 24 septembre, avec avis favorable sous condition de doubler la mesure compensatoire + APPB sur zone de compensation</text:p>
          </table:table-cell>
          <table:table-cell table:style-name="ce87"/>
          <table:table-cell table:style-name="ce99"/>
          <table:table-cell table:style-name="ce109" table:content-validation-name="val1"/>
          <table:table-cell table:style-name="ce81" table:content-validation-name="val1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 office:value-type="string" calcext:value-type="string">
            <text:p>quelle suite ??</text:p>
          </table:table-cell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hisonaccia</text:p>
          </table:table-cell>
          <table:table-cell table:style-name="ce18" office:value-type="string" calcext:value-type="string">
            <text:p>Mairie Ghisonaccia</text:p>
          </table:table-cell>
          <table:table-cell table:style-name="ce18" office:value-type="string" calcext:value-type="string">
            <text:p>Hydroélectrique</text:p>
          </table:table-cell>
          <table:table-cell table:style-name="ce18" office:value-type="string" calcext:value-type="string">
            <text:p>Réseau Eau pluviale secteur 9 et 14</text:p>
          </table:table-cell>
          <table:table-cell table:style-name="ce18" office:value-type="string" calcext:value-type="string">
            <text:p>DDT 2B</text:p>
          </table:table-cell>
          <table:table-cell table:style-name="ce18" office:value-type="string" calcext:value-type="string">
            <text:p>Linaire grecque, renoncule</text:p>
          </table:table-cell>
          <table:table-cell table:style-name="ce27" office:value-type="string" calcext:value-type="string">
            <text:p><text:a xlink:href="../2_En_cours/Ghisonaccia_2021_Eaux%20pluviale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5" table:content-validation-name="val1" office:value-type="float" office:value="2021" calcext:value-type="float">
            <text:p>2021</text:p>
          </table:table-cell>
          <table:table-cell table:style-name="ce38" table:content-validation-name="val1"/>
          <table:table-cell table:style-name="ce39" table:formula="of:=IF([.AA44]&lt;&gt;&quot;&quot;; &quot;Terminé&quot;; TEXT(MAX(0; 60 - (TODAY() - [.N44])); &quot;0&quot;))" office:value-type="string" office:string-value="0" calcext:value-type="string">
            <text:p>0</text:p>
          </table:table-cell>
          <table:table-cell table:style-name="ce55" table:content-validation-name="val1" office:value-type="string" calcext:value-type="string">
            <text:p>2021-09-24x-00980</text:p>
          </table:table-cell>
          <table:table-cell table:style-name="ce38" table:content-validation-name="val1"/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Tacite</text:p>
          </table:table-cell>
          <table:table-cell table:style-name="ce18"/>
          <table:table-cell table:style-name="ce76"/>
          <table:table-cell table:style-name="ce35" table:content-validation-name="val1" office:value-type="string" calcext:value-type="string">
            <text:p>Prescriptions biodiv pour arrêté AE fournies à la Ddt 2B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74" office:value-type="string" calcext:value-type="string">
            <text:p>en attente retours DDT2B pour AP finalisé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Monte</text:p>
          </table:table-cell>
          <table:table-cell table:style-name="ce18" office:value-type="string" calcext:value-type="string">
            <text:p>SYVADEC</text:p>
          </table:table-cell>
          <table:table-cell table:style-name="ce18" office:value-type="string" calcext:value-type="string">
            <text:p>Centre de tri (ICPE)</text:p>
          </table:table-cell>
          <table:table-cell table:style-name="ce18" office:value-type="string" calcext:value-type="string">
            <text:p>Installation de traitement et de tri des déchets ménagers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Flore, amphibiens, chiroptères</text:p>
          </table:table-cell>
          <table:table-cell table:style-name="ce27" office:value-type="string" calcext:value-type="string">
            <text:p><text:a xlink:href="../2_En_cours/Monte_2024_Centre_tri_Syvadec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3-10-20" calcext:value-type="date">
            <text:p>20/10/2023</text:p>
          </table:table-cell>
          <table:table-cell table:style-name="ce38" table:content-validation-name="val1" office:value-type="date" office:date-value="2024-07-16" calcext:value-type="date">
            <text:p>16/07/2024</text:p>
          </table:table-cell>
          <table:table-cell table:style-name="ce39" table:formula="of:=IF([.AA45]&lt;&gt;&quot;&quot;;&quot;Terminé&quot;;TEXT(MAX(0;60-(TODAY()-[.N45]));&quot;0&quot;))" office:value-type="string" office:string-value="0" calcext:value-type="string">
            <text:p>0</text:p>
          </table:table-cell>
          <table:table-cell table:style-name="ce51" table:content-validation-name="val1" office:value-type="string" calcext:value-type="string">
            <text:p>2024-01009-041-001</text:p>
          </table:table-cell>
          <table:table-cell table:style-name="ce38" table:content-validation-name="val1" office:value-type="date" office:date-value="2024-07-29" calcext:value-type="date">
            <text:p>29/07/2024</text:p>
          </table:table-cell>
          <table:table-cell table:style-name="ce35" table:content-validation-name="val1" office:value-type="string" calcext:value-type="string">
            <text:p>PZ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4-09-27" calcext:value-type="date">
            <text:p>27/09/2024</text:p>
          </table:table-cell>
          <table:table-cell table:style-name="ce18" office:value-type="string" calcext:value-type="string">
            <text:p>CBNC &amp; CSRPN</text:p>
          </table:table-cell>
          <table:table-cell table:style-name="ce35" table:content-validation-name="val1" office:value-type="string" calcext:value-type="string">
            <text:p>Dérogation en cours d’instruction : demande de compléments partie côté SBEP le 14/05/24 - réception V3 dossier DEP le 16/07/24</text:p>
            <text:p>Transmission officielle au PE par le SRNT le 23/05/24 - dossier déposé sous onagre le 29/07/24 - sollicitation CBNC, CSRPN le 30/07/24 et CSRPN le 31/07/2024 - avis CSRPN déposé sous ONAGRE - Avis CNPN Défavorable le 27/09/24 - saisie avis conforme ministre transmis direction le 15/10/24 délai de 45 jours - retours attendu au 30/11/24</text:p>
            <text:p/>
          </table:table-cell>
          <table:table-cell table:style-name="ce87"/>
          <table:table-cell table:style-name="ce99" table:formula="of:=[$TDB.$X45]+15" office:value-type="date" office:date-value="1900-01-14" calcext:value-type="date">
            <text:p>14/01/00</text:p>
          </table:table-cell>
          <table:table-cell table:style-name="ce81" table:content-validation-name="val1" table:number-columns-repeated="2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 office:value-type="string" calcext:value-type="string">
            <text:p>Demande de compléments transmise par email le 25/11/24</text:p>
          </table:table-cell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Ogliastr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18" office:value-type="string" calcext:value-type="string">
            <text:p>Reflection du pont d'Albu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amaris d'Afrique et Vitex agnus-castus</text:p>
          </table:table-cell>
          <table:table-cell table:style-name="ce27" office:value-type="string" calcext:value-type="string">
            <text:p><text:a xlink:href="../2_En_cours/Ogliastro_2023_refection_pont_d_Albu" xlink:type="simple">LIEN</text:a></text:p>
          </table:table-cell>
          <table:table-cell table:style-name="ce18" office:value-type="string" calcext:value-type="string">
            <text:p>Demande de compléments dossier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4" calcext:value-type="float">
            <text:p>2024</text:p>
          </table:table-cell>
          <table:table-cell table:style-name="ce38" table:content-validation-name="val1" office:value-type="date" office:date-value="2024-10-10" calcext:value-type="date">
            <text:p>10/10/2024</text:p>
          </table:table-cell>
          <table:table-cell table:style-name="ce38" table:content-validation-name="val1" office:value-type="date" office:date-value="2024-11-25" calcext:value-type="date">
            <text:p>25/11/2024</text:p>
          </table:table-cell>
          <table:table-cell table:style-name="ce39" table:formula="of:=IF([.AA46]&lt;&gt;&quot;&quot;; &quot;Terminé&quot;; TEXT(MAX(0; 60 - (TODAY() - [.N46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PZ + CM</text:p>
          </table:table-cell>
          <table:table-cell table:style-name="ce18"/>
          <table:table-cell table:style-name="ce70"/>
          <table:table-cell table:style-name="ce39"/>
          <table:table-cell table:style-name="ce74"/>
          <table:table-cell table:style-name="ce35" table:content-validation-name="val1"/>
          <table:table-cell table:style-name="ce87"/>
          <table:table-cell table:style-name="ce99" table:formula="of:=[$TDB.$X46]+15" office:value-type="date" office:date-value="1900-01-14" calcext:value-type="date">
            <text:p>14/01/00</text:p>
          </table:table-cell>
          <table:table-cell table:style-name="ce81" table:content-validation-name="val1"/>
          <table:table-cell table:style-name="ce90" table:content-validation-name="val1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 office:value-type="string" calcext:value-type="string">
            <text:p>Demande de compléments transmise par email le 21/11/24</text:p>
          </table:table-cell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Venaco</text:p>
          </table:table-cell>
          <table:table-cell table:style-name="ce18" office:value-type="string" calcext:value-type="string">
            <text:p>Corsica Sole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rojet photovoltaïque au lieu dit Quarceta</text:p>
            <draw:custom-shape draw:z-index="2" draw:name="ZoneTexte 3" draw:style-name="gr1" draw:text-style-name="P2" svg:width="0.512cm" svg:height="0.734cm" svg:x="2.495cm" svg:y="0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</text:p>
          </table:table-cell>
          <table:table-cell table:style-name="ce27" office:value-type="string" calcext:value-type="string">
            <text:p><text:a xlink:href="../2_En_cours/Venaco_2024_CorsicaSole" xlink:type="simple">LIEN</text:a></text:p>
          </table:table-cell>
          <table:table-cell table:style-name="ce18" office:value-type="string" calcext:value-type="string">
            <text:p>Demande de compléments dossier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4" calcext:value-type="float">
            <text:p>2024</text:p>
          </table:table-cell>
          <table:table-cell table:style-name="ce38" table:content-validation-name="val1" office:value-type="date" office:date-value="2024-11-07" calcext:value-type="date">
            <text:p>07/11/2024</text:p>
          </table:table-cell>
          <table:table-cell table:style-name="ce38" table:content-validation-name="val1"/>
          <table:table-cell table:style-name="ce39"/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PZ + CM</text:p>
          </table:table-cell>
          <table:table-cell table:style-name="ce18" office:value-type="string" calcext:value-type="string">
            <text:p>CNPN </text:p>
          </table:table-cell>
          <table:table-cell table:style-name="ce70"/>
          <table:table-cell table:style-name="ce18"/>
          <table:table-cell table:style-name="ce74"/>
          <table:table-cell table:style-name="ce35" table:content-validation-name="val1"/>
          <table:table-cell table:style-name="ce87"/>
          <table:table-cell table:style-name="ce99" table:formula="of:=[$TDB.$X47]+15" office:value-type="date" office:date-value="1900-01-14" calcext:value-type="date">
            <text:p>14/01/00</text:p>
          </table:table-cell>
          <table:table-cell table:style-name="ce81" table:content-validation-name="val1" table:number-columns-repeated="2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 office:value-type="string" calcext:value-type="string">
            <text:p>Demande de compléments transmise par email le 25/11/24</text:p>
          </table:table-cell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Aleria</text:p>
          </table:table-cell>
          <table:table-cell table:style-name="ce18" office:value-type="string" calcext:value-type="string">
            <text:p>Corsica Sole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rojet photovoltaïque au lieu dit Maton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</text:p>
          </table:table-cell>
          <table:table-cell table:style-name="ce27" office:value-type="string" calcext:value-type="string">
            <text:p><text:a xlink:href="../2_En_cours/Aleria_2024_PV_Corsica_Sole_projet_Matone" xlink:type="simple">LIEN</text:a></text:p>
          </table:table-cell>
          <table:table-cell table:style-name="ce18" office:value-type="string" calcext:value-type="string">
            <text:p>Demande de compléments dossier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4" calcext:value-type="float">
            <text:p>2024</text:p>
          </table:table-cell>
          <table:table-cell table:style-name="ce38" table:content-validation-name="val1" office:value-type="date" office:date-value="2024-10-07" calcext:value-type="date">
            <text:p>07/10/2024</text:p>
          </table:table-cell>
          <table:table-cell table:style-name="ce38" table:content-validation-name="val1"/>
          <table:table-cell table:style-name="ce39" table:formula="of:=IF([.AA48]&lt;&gt;&quot;&quot;; &quot;Terminé&quot;; TEXT(MAX(0; 60 - (TODAY() - [.N48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CM + PZ</text:p>
          </table:table-cell>
          <table:table-cell table:style-name="ce18" office:value-type="string" calcext:value-type="string">
            <text:p>CNPN </text:p>
          </table:table-cell>
          <table:table-cell table:style-name="ce70"/>
          <table:table-cell table:style-name="ce18"/>
          <table:table-cell table:style-name="ce74"/>
          <table:table-cell table:style-name="ce80"/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35" table:content-validation-name="val1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SCI Riva bella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de Barbicaj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H, Petit rinolophe, oiseaux</text:p>
          </table:table-cell>
          <table:table-cell table:style-name="ce27" office:value-type="string" calcext:value-type="string">
            <text:p><text:a xlink:href="../2_En_cours/Ajaccio_2022_Barbicaja" xlink:type="simple">LIEN</text:a></text:p>
          </table:table-cell>
          <table:table-cell table:style-name="ce18" office:value-type="string" calcext:value-type="string">
            <text:p>Demande de compléments dossie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style-name="ce38" table:content-validation-name="val1" office:value-type="date" office:date-value="2023-08-28" calcext:value-type="date">
            <text:p>28/08/2023</text:p>
          </table:table-cell>
          <table:table-cell table:style-name="ce38" table:content-validation-name="val1"/>
          <table:table-cell table:style-name="ce39" table:formula="of:=IF([.AA49]&lt;&gt;&quot;&quot;; &quot;Terminé&quot;; TEXT(MAX(0; 60 - (TODAY() - [.N49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MB + CM</text:p>
          </table:table-cell>
          <table:table-cell table:style-name="ce18" office:value-type="string" calcext:value-type="string">
            <text:p>CNPN </text:p>
          </table:table-cell>
          <table:table-cell table:style-name="ce70"/>
          <table:table-cell table:style-name="ce39"/>
          <table:table-cell table:style-name="ce74"/>
          <table:table-cell table:style-name="ce35" table:content-validation-name="val1" office:value-type="string" calcext:value-type="string">
            <text:p>nouveau dossier par autre BE EcoMed (mail de M.Malherbe du 16/02/2024)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2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ietrosella</text:p>
          </table:table-cell>
          <table:table-cell table:style-name="ce18" office:value-type="string" calcext:value-type="string">
            <text:p>SCCV Les Résidences de la Cruciata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de Cruciat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Serapias neglecta &amp; Isoestes histrix ; Fauvette mélanocéphale, le Chardonneret élégant et le Verdier d'Europe ; Tortue d'Hermann</text:p>
            <text:p>ou encore le Verdier d’Europe</text:p>
          </table:table-cell>
          <table:table-cell table:style-name="ce26" office:value-type="string" calcext:value-type="string">
            <text:p><text:a xlink:href="../2_En_cours/Pietrosella_2024_residences_Cruciata" xlink:type="simple">LIEN</text:a></text:p>
          </table:table-cell>
          <table:table-cell table:style-name="ce18" office:value-type="string" calcext:value-type="string">
            <text:p>Demande de compléments dossier</text:p>
          </table:table-cell>
          <table:table-cell table:style-name="ce18" office:value-type="string" calcext:value-type="string">
            <text:p>En attente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8" table:content-validation-name="val1" office:value-type="date" office:date-value="2024-02-29" calcext:value-type="date">
            <text:p>29/02/2024</text:p>
          </table:table-cell>
          <table:table-cell table:style-name="ce38" table:content-validation-name="val1"/>
          <table:table-cell table:style-name="ce39" table:formula="of:=IF([.AA50]&lt;&gt;&quot;&quot;; &quot;Terminé&quot;; TEXT(MAX(0; 60 - (TODAY() - [.N50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CM</text:p>
          </table:table-cell>
          <table:table-cell table:style-name="ce18" office:value-type="string" calcext:value-type="string">
            <text:p>CNPN </text:p>
          </table:table-cell>
          <table:table-cell table:style-name="ce70"/>
          <table:table-cell table:style-name="ce18" table:number-columns-repeated="2"/>
          <table:table-cell table:style-name="ce35" table:content-validation-name="val1" office:value-type="string" calcext:value-type="string">
            <text:p>Demande de compléments (pieces reglementaires et annexes) envoyée le 07/03/24</text:p>
          </table:table-cell>
          <table:table-cell table:style-name="ce87"/>
          <table:table-cell table:style-name="ce99"/>
          <table:table-cell table:style-name="ce81" table:content-validation-name="val1" table:number-columns-repeated="2"/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Figari</text:p>
          </table:table-cell>
          <table:table-cell table:style-name="ce18" office:value-type="string" calcext:value-type="string">
            <text:p>CD2A</text:p>
          </table:table-cell>
          <table:table-cell table:style-name="ce18" office:value-type="string" calcext:value-type="string">
            <text:p>Routes</text:p>
          </table:table-cell>
          <table:table-cell table:style-name="ce18" office:value-type="string" calcext:value-type="string">
            <text:p>Déviation RD322 &amp; RD859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</text:p>
          </table:table-cell>
          <table:table-cell table:style-name="ce26" office:value-type="string" calcext:value-type="string">
            <text:p><text:a xlink:href="../1_Decision_prise/Figari_2016_CD2A_AP_Deviation_R859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2" calcext:value-type="float">
            <text:p>2012</text:p>
          </table:table-cell>
          <table:table-cell table:style-name="ce38" table:content-validation-name="val1" office:value-type="date" office:date-value="2012-08-09" calcext:value-type="date">
            <text:p>09/08/2012</text:p>
          </table:table-cell>
          <table:table-cell table:style-name="ce38" table:content-validation-name="val1" office:value-type="date" office:date-value="2015-11-16" calcext:value-type="date">
            <text:p>16/11/2015</text:p>
          </table:table-cell>
          <table:table-cell table:style-name="ce39" table:formula="of:=IF([.AA51]&lt;&gt;&quot;&quot;; &quot;Terminé&quot;; TEXT(MAX(0; 60 - (TODAY() - [.N51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5-11-13a-01227</text:p>
          </table:table-cell>
          <table:table-cell table:style-name="ce38" table:content-validation-name="val1" office:value-type="date" office:date-value="2016-03-17" calcext:value-type="date">
            <text:p>17/03/2016</text:p>
          </table:table-cell>
          <table:table-cell table:style-name="ce35" table:content-validation-name="val1" office:value-type="string" calcext:value-type="string">
            <text:p>BD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6-04-26" calcext:value-type="date">
            <text:p>26/04/2016</text:p>
          </table:table-cell>
          <table:table-cell table:style-name="ce74" office:value-type="string" calcext:value-type="string">
            <text:p>CBNC &amp; CSRPN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16-1619</text:p>
          </table:table-cell>
          <table:table-cell table:style-name="ce90" table:content-validation-name="val1" office:value-type="date" office:date-value="2016-08-16" calcext:value-type="date">
            <text:p>16/08/2016</text:p>
          </table:table-cell>
          <table:table-cell table:style-name="ce74" office:value-type="string" calcext:value-type="string">
            <text:p>suivi ok pour conventions agriculteurs. En attente des retours sur suivis photos et ZAL. Nouveau marché cdc pour suites des suivis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ppietto</text:p>
          </table:table-cell>
          <table:table-cell table:style-name="ce18" office:value-type="string" calcext:value-type="string">
            <text:p>CD2A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réaménagement de la route</text:p>
            <text:p>départementale RD81 entre le col du Listinconu et la plaine de la Lisci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Kickxia commutata commutata</text:p>
          </table:table-cell>
          <table:table-cell table:style-name="ce26" office:value-type="string" calcext:value-type="string">
            <text:p><text:a xlink:href="../1_Decision_prise/Appietto_2016_AP_CD2A_RD81_Listincone-Liscia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5" calcext:value-type="float">
            <text:p>2015</text:p>
          </table:table-cell>
          <table:table-cell table:number-columns-repeated="2" table:style-name="ce38" table:content-validation-name="val1" office:value-type="date" office:date-value="2017-03-08" calcext:value-type="date">
            <text:p>08/03/2017</text:p>
          </table:table-cell>
          <table:table-cell table:style-name="ce39" table:formula="of:=IF([.AA52]&lt;&gt;&quot;&quot;; &quot;Terminé&quot;; TEXT(MAX(0; 60 - (TODAY() - [.N52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9-06-13a-00774</text:p>
          </table:table-cell>
          <table:table-cell table:style-name="ce38" table:content-validation-name="val1" office:value-type="date" office:date-value="2017-03-10" calcext:value-type="date">
            <text:p>10/03/2017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7-03-22" calcext:value-type="date">
            <text:p>22/03/2017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17-04-28-001</text:p>
          </table:table-cell>
          <table:table-cell table:style-name="ce90" table:content-validation-name="val1" office:value-type="date" office:date-value="2017-04-28" calcext:value-type="date">
            <text:p>28/04/2017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Elargissement RD111 Capo di Fen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Serapias et Iosetes</text:p>
          </table:table-cell>
          <table:table-cell table:style-name="ce27" office:value-type="string" calcext:value-type="string">
            <text:p><text:a xlink:href="../1_Decision_prise/Ajaccio_2021_RD111_Capo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number-columns-repeated="2" table:style-name="ce38" table:content-validation-name="val1" office:value-type="date" office:date-value="2021-04-22" calcext:value-type="date">
            <text:p>22/04/2021</text:p>
          </table:table-cell>
          <table:table-cell table:style-name="ce39" table:formula="of:=IF([.AA53]&lt;&gt;&quot;&quot;; &quot;Terminé&quot;; TEXT(MAX(0; 60 - (TODAY() - [.N53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4-13a-00470</text:p>
          </table:table-cell>
          <table:table-cell table:style-name="ce38" table:content-validation-name="val1" office:value-type="date" office:date-value="2021-04-22" calcext:value-type="date">
            <text:p>22/04/2021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21-05-03" calcext:value-type="date">
            <text:p>03/05/2021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21-05-19-00002</text:p>
          </table:table-cell>
          <table:table-cell table:style-name="ce90" table:content-validation-name="val1" office:value-type="date" office:date-value="2021-05-19" calcext:value-type="date">
            <text:p>19/05/2021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St-Florent / Oletta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Travaux d'entretien des routes à Oletta et St-Florent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amaris africana</text:p>
          </table:table-cell>
          <table:table-cell table:style-name="ce27" office:value-type="string" calcext:value-type="string">
            <text:p><text:a xlink:href="../1_Decision_prise/St-Florent_2022_Tamaris_CdC_2B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number-columns-repeated="2" table:style-name="ce38" table:content-validation-name="val1" office:value-type="date" office:date-value="2022-11-03" calcext:value-type="date">
            <text:p>03/11/2022</text:p>
          </table:table-cell>
          <table:table-cell table:style-name="ce39" table:formula="of:=IF([.AA54]&lt;&gt;&quot;&quot;; &quot;Terminé&quot;; TEXT(MAX(0; 60 - (TODAY() - [.N54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2-11-13a-01157</text:p>
          </table:table-cell>
          <table:table-cell table:style-name="ce38" table:content-validation-name="val1" office:value-type="date" office:date-value="2022-11-18" calcext:value-type="date">
            <text:p>18/11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2-12-13" calcext:value-type="date">
            <text:p>13/12/2022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 office:value-type="string" calcext:value-type="string">
            <text:p>09/012023</text:p>
          </table:table-cell>
          <table:table-cell table:style-name="ce99" office:value-type="date" office:date-value="2023-01-25" calcext:value-type="date">
            <text:p>25/01/23</text:p>
          </table:table-cell>
          <table:table-cell table:style-name="ce81" table:content-validation-name="val1" office:value-type="string" calcext:value-type="string">
            <text:p>2B-2023-03-23-00003</text:p>
          </table:table-cell>
          <table:table-cell table:style-name="ce90" table:content-validation-name="val1" office:value-type="date" office:date-value="2023-03-23" calcext:value-type="date">
            <text:p>23/03/2023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Bonifaci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Voie verte RD40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flore</text:p>
          </table:table-cell>
          <table:table-cell table:style-name="ce26" office:value-type="string" calcext:value-type="string">
            <text:p><text:a xlink:href="../1_Decision_prise/Bonifacio_2022_Voie_Verte" xlink:type="simple">LIEN 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number-columns-repeated="2" table:style-name="ce38" table:content-validation-name="val1" office:value-type="date" office:date-value="2022-11-24" calcext:value-type="date">
            <text:p>24/11/2022</text:p>
          </table:table-cell>
          <table:table-cell table:style-name="ce39" table:formula="of:=IF([.AA55]&lt;&gt;&quot;&quot;; &quot;Terminé&quot;; TEXT(MAX(0; 60 - (TODAY() - [.N55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2-01191-041-001</text:p>
          </table:table-cell>
          <table:table-cell table:style-name="ce38" table:content-validation-name="val1" office:value-type="date" office:date-value="2022-12-15" calcext:value-type="date">
            <text:p>15/12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3-01-15" calcext:value-type="date">
            <text:p>15/01/2023</text:p>
          </table:table-cell>
          <table:table-cell table:style-name="ce74"/>
          <table:table-cell table:style-name="ce35" table:content-validation-name="val1"/>
          <table:table-cell table:style-name="ce87" office:value-type="date" office:date-value="2023-01-19" calcext:value-type="date">
            <text:p>19/01/2023</text:p>
          </table:table-cell>
          <table:table-cell table:style-name="ce99" office:value-type="date" office:date-value="2023-02-04" calcext:value-type="date">
            <text:p>04/02/23</text:p>
          </table:table-cell>
          <table:table-cell table:style-name="ce81" table:content-validation-name="val1" office:value-type="string" calcext:value-type="string">
            <text:p>2A-2023-03-02-00003</text:p>
          </table:table-cell>
          <table:table-cell table:style-name="ce90" table:content-validation-name="val1" office:value-type="date" office:date-value="2022-03-02" calcext:value-type="date">
            <text:p>02/03/2022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3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Corsea Promotion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Résidence Altor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 et flore</text:p>
          </table:table-cell>
          <table:table-cell table:style-name="ce27" office:value-type="string" calcext:value-type="string">
            <text:p><text:a xlink:href="../1_Decision_prise/Ajaccio_2019_Altor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number-columns-repeated="2" table:style-name="ce38" table:content-validation-name="val1" office:value-type="date" office:date-value="2022-07-26" calcext:value-type="date">
            <text:p>26/07/2022</text:p>
          </table:table-cell>
          <table:table-cell table:style-name="ce39" table:formula="of:=IF([.AA56]&lt;&gt;&quot;&quot;; &quot;Terminé&quot;; TEXT(MAX(0; 60 - (TODAY() - [.N56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10-29x-01094</text:p>
          </table:table-cell>
          <table:table-cell table:style-name="ce38" table:content-validation-name="val1" office:value-type="date" office:date-value="2022-08-06" calcext:value-type="date">
            <text:p>06/08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2-10-06" calcext:value-type="date">
            <text:p>06/10/2022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 office:value-type="date" office:date-value="2022-10-17" calcext:value-type="date">
            <text:p>17/10/2022</text:p>
          </table:table-cell>
          <table:table-cell table:style-name="ce99" table:formula="of:=[$TDB.$X56]+15" office:value-type="date" office:date-value="2022-11-01" calcext:value-type="date">
            <text:p>01/11/22</text:p>
          </table:table-cell>
          <table:table-cell table:style-name="ce81" table:content-validation-name="val1" office:value-type="string" calcext:value-type="string">
            <text:p>2A-2023-03-22-00006</text:p>
          </table:table-cell>
          <table:table-cell table:style-name="ce90" table:content-validation-name="val1" office:value-type="date" office:date-value="2023-03-22" calcext:value-type="date">
            <text:p>22/03/2023</text:p>
          </table:table-cell>
          <table:table-cell table:style-name="ce74" office:value-type="string" calcext:value-type="string">
            <text:p>en attente dossier complété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23" office:value-type="string" calcext:value-type="string">
            <text:p>confortement de talus en aval de la RD111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amaris d’Afrique (2 spécimens)</text:p>
          </table:table-cell>
          <table:table-cell table:style-name="ce26" office:value-type="string" calcext:value-type="string">
            <text:p><text:a xlink:href="../1_Decision_prise/Ajaccio_2023_RD111_Tamari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number-columns-repeated="2" table:style-name="ce38" table:content-validation-name="val1" office:value-type="date" office:date-value="2023-05-31" calcext:value-type="date">
            <text:p>31/05/2023</text:p>
          </table:table-cell>
          <table:table-cell table:style-name="ce39" table:formula="of:=IF([.AA57]&lt;&gt;&quot;&quot;; &quot;Terminé&quot;; TEXT(MAX(0; 60 - (TODAY() - [.N57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3-00635-041-001</text:p>
          </table:table-cell>
          <table:table-cell table:style-name="ce38" table:content-validation-name="val1" office:value-type="date" office:date-value="2023-05-19" calcext:value-type="date">
            <text:p>19/05/2023</text:p>
          </table:table-cell>
          <table:table-cell table:style-name="ce35" table:content-validation-name="val1" office:value-type="string" calcext:value-type="string">
            <text:p>Mo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3-07-19" calcext:value-type="date">
            <text:p>19/07/2023</text:p>
          </table:table-cell>
          <table:table-cell table:style-name="ce76"/>
          <table:table-cell table:style-name="ce81" table:content-validation-name="val1"/>
          <table:table-cell table:style-name="ce87" office:value-type="date" office:date-value="2023-07-31" calcext:value-type="date">
            <text:p>31/07/2023</text:p>
          </table:table-cell>
          <table:table-cell table:style-name="ce99" office:value-type="date" office:date-value="2023-08-18" calcext:value-type="date">
            <text:p>18/08/23</text:p>
          </table:table-cell>
          <table:table-cell table:style-name="ce81" table:content-validation-name="val1" office:value-type="string" calcext:value-type="string">
            <text:p>2A-2023-09-05-00001</text:p>
          </table:table-cell>
          <table:table-cell table:style-name="ce90" table:content-validation-name="val1" office:value-type="date" office:date-value="2023-09-05" calcext:value-type="date">
            <text:p>05/09/2023</text:p>
          </table:table-cell>
          <table:table-cell table:style-name="ce74" office:value-type="string" calcext:value-type="string">
            <text:p>Transplantation des individus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DGAC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Rénovation batiment des moyens généraux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Hirondelles des fenêtres</text:p>
          </table:table-cell>
          <table:table-cell table:style-name="ce27" office:value-type="string" calcext:value-type="string">
            <text:p><text:a xlink:href="../1_Decision_prise/Ajaccio_2021_DGAC_Nids_hirondelle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number-columns-repeated="2" table:style-name="ce38" table:content-validation-name="val1" office:value-type="date" office:date-value="2021-03-19" calcext:value-type="date">
            <text:p>19/03/2021</text:p>
          </table:table-cell>
          <table:table-cell table:style-name="ce39" table:formula="of:=IF([.AA58]&lt;&gt;&quot;&quot;; &quot;Terminé&quot;; TEXT(MAX(0; 60 - (TODAY() - [.N58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3-13h-00346</text:p>
          </table:table-cell>
          <table:table-cell table:style-name="ce38" table:content-validation-name="val1" office:value-type="date" office:date-value="2021-03-24" calcext:value-type="date">
            <text:p>24/03/2021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21-08-08" calcext:value-type="date">
            <text:p>08/08/2021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21-05-20-00002</text:p>
          </table:table-cell>
          <table:table-cell table:style-name="ce90" table:content-validation-name="val1" office:value-type="date" office:date-value="2021-05-20" calcext:value-type="date">
            <text:p>20/05/2021</text:p>
          </table:table-cell>
          <table:table-cell table:style-name="ce74" office:value-type="string" calcext:value-type="string">
            <text:p>Suivis à demander au printemps 2022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9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SCVV Résidence du Stiletto (Rocca)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Construction de 923 logements « les résidences du Stiletto »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, Linaria reflexa, Serapias neglecta et Isoetes</text:p>
          </table:table-cell>
          <table:table-cell table:style-name="ce29" office:value-type="string" calcext:value-type="string">
            <text:p><text:a xlink:href="../1_Decision_prise/Ajaccio_2019_Rocca_Stiletto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style-name="ce38" table:content-validation-name="val1" office:value-type="date" office:date-value="2019-10-30" calcext:value-type="date">
            <text:p>30/10/2019</text:p>
          </table:table-cell>
          <table:table-cell table:style-name="ce38" table:content-validation-name="val1" office:value-type="date" office:date-value="2020-01-29" calcext:value-type="date">
            <text:p>29/01/2020</text:p>
          </table:table-cell>
          <table:table-cell table:style-name="ce39" table:formula="of:=IF([.AA59]&lt;&gt;&quot;&quot;; &quot;Terminé&quot;; TEXT(MAX(0; 60 - (TODAY() - [.N59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0-02-29x-00239</text:p>
          </table:table-cell>
          <table:table-cell table:style-name="ce38" table:content-validation-name="val1" office:value-type="date" office:date-value="2020-02-28" calcext:value-type="date">
            <text:p>28/02/2020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0-04-28" calcext:value-type="date">
            <text:p>28/04/2020</text:p>
          </table:table-cell>
          <table:table-cell table:style-name="ce74"/>
          <table:table-cell table:style-name="ce35" table:content-validation-name="val1" office:value-type="string" calcext:value-type="string">
            <text:p>Régularisation suite à Mise en demeure d’avril 2019</text:p>
          </table:table-cell>
          <table:table-cell table:style-name="ce87" office:value-type="date" office:date-value="2020-06-22" calcext:value-type="date">
            <text:p>22/06/2020</text:p>
          </table:table-cell>
          <table:table-cell table:style-name="ce99" office:value-type="date" office:date-value="2020-07-10" calcext:value-type="date">
            <text:p>10/07/20</text:p>
          </table:table-cell>
          <table:table-cell table:style-name="ce81" table:content-validation-name="val1" office:value-type="string" calcext:value-type="string">
            <text:p>2A-2021-01-71-003</text:p>
          </table:table-cell>
          <table:table-cell table:style-name="ce90" table:content-validation-name="val1" office:value-type="date" office:date-value="2021-01-27" calcext:value-type="date">
            <text:p>27/01/2021</text:p>
          </table:table-cell>
          <table:table-cell table:style-name="ce74" office:value-type="string" calcext:value-type="string">
            <text:p>Travaux qui ont repris au printemps 2021,<text:span text:style-name="T5"> CR de suivis à demander + plan de gestion des sites de compensation</text:span>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2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CAPA</text:p>
          </table:table-cell>
          <table:table-cell table:style-name="ce18" office:value-type="string" calcext:value-type="string">
            <text:p>Routes</text:p>
          </table:table-cell>
          <table:table-cell table:style-name="ce18" office:value-type="string" calcext:value-type="string">
            <text:p>Pénétrante Est Ajaccio</text:p>
          </table:table-cell>
          <table:table-cell table:style-name="ce18" office:value-type="string" calcext:value-type="string">
            <text:p>DDT 2A</text:p>
          </table:table-cell>
          <table:table-cell table:style-name="ce18" office:value-type="string" calcext:value-type="string">
            <text:p>Tortue d'Hermann, flore, amphbiens, chiroptères</text:p>
          </table:table-cell>
          <table:table-cell table:style-name="ce26" office:value-type="string" calcext:value-type="string">
            <text:p><text:a xlink:href="../1_Decision_prise/Ajaccio_2017_CTC_AUE_penetrant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18-12-11" calcext:value-type="date">
            <text:p>11/12/2018</text:p>
          </table:table-cell>
          <table:table-cell table:style-name="ce38" table:content-validation-name="val1" office:value-type="date" office:date-value="2019-01-14" calcext:value-type="date">
            <text:p>14/01/2019</text:p>
          </table:table-cell>
          <table:table-cell table:style-name="ce39" table:formula="of:=IF([.AA60]&lt;&gt;&quot;&quot;; &quot;Terminé&quot;; TEXT(MAX(0; 60 - (TODAY() - [.N60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<text:s/>2017-11-13a-01472</text:p>
          </table:table-cell>
          <table:table-cell table:style-name="ce38" table:content-validation-name="val1" office:value-type="date" office:date-value="2019-03-17" calcext:value-type="date">
            <text:p>17/03/2019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9-05-17" calcext:value-type="date">
            <text:p>17/05/2019</text:p>
          </table:table-cell>
          <table:table-cell table:style-name="ce74"/>
          <table:table-cell table:style-name="ce35" table:content-validation-name="val1" office:value-type="string" calcext:value-type="string">
            <text:p>Premier avis défavorable en 2018, nouvelle saisine du CNN en 2019 + Avis conforme du ministre (Crapaud vert) - AP en cours de rédaction en lien avec DDTM (AEU)Stand by suite enquête publique (mise en compatibilité PLU Ajaccio)</text:p>
          </table:table-cell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21-04-23-001</text:p>
          </table:table-cell>
          <table:table-cell table:style-name="ce90" table:content-validation-name="val1" office:value-type="date" office:date-value="2021-04-23" calcext:value-type="date">
            <text:p>23/04/2021</text:p>
          </table:table-cell>
          <table:table-cell table:style-name="ce74" office:value-type="string" calcext:value-type="string">
            <text:p>En attente concrétisation des contrats ORE sur mesures compensation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1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EDF SEI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Centrale du Vazzio</text:p>
          </table:table-cell>
          <table:table-cell table:style-name="ce18" office:value-type="string" calcext:value-type="string">
            <text:p>DDT 2A</text:p>
          </table:table-cell>
          <table:table-cell table:style-name="ce18" office:value-type="string" calcext:value-type="string">
            <text:p>herbiers de posidonie et de cymodocées, Kickxia commutata, chiroptère, oiseaux, reptiles, amphibiens</text:p>
          </table:table-cell>
          <table:table-cell table:style-name="ce26" office:value-type="string" calcext:value-type="string">
            <text:p><text:a xlink:href="../1_Decision_prise/Ajaccio_2018_Centrale_Vazzio_projet_annul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number-columns-repeated="2" table:style-name="ce38" table:content-validation-name="val1" office:value-type="date" office:date-value="2018-03-01" calcext:value-type="date">
            <text:p>01/03/2018</text:p>
          </table:table-cell>
          <table:table-cell table:style-name="ce39" table:formula="of:=IF([.AA61]&lt;&gt;&quot;&quot;; &quot;Terminé&quot;; TEXT(MAX(0; 60 - (TODAY() - [.N61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8-00611-011-001</text:p>
          </table:table-cell>
          <table:table-cell table:style-name="ce38" table:content-validation-name="val1" office:value-type="date" office:date-value="2018-04-27" calcext:value-type="date">
            <text:p>27/04/2018</text:p>
          </table:table-cell>
          <table:table-cell table:style-name="ce35" table:content-validation-name="val1" office:value-type="string" calcext:value-type="string">
            <text:p>BR + 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8-06-27" calcext:value-type="date">
            <text:p>27/06/2018</text:p>
          </table:table-cell>
          <table:table-cell table:style-name="ce74"/>
          <table:table-cell table:style-name="ce83" table:content-validation-name="val1" office:value-type="string" calcext:value-type="string">
            <text:p>Projet abandonné, nouvelle version à venir</text:p>
          </table:table-cell>
          <table:table-cell table:style-name="ce87"/>
          <table:table-cell table:style-name="ce99"/>
          <table:table-cell table:style-name="ce81" table:content-validation-name="val1"/>
          <table:table-cell table:style-name="ce81" table:content-validation-name="val1" office:value-type="string" calcext:value-type="string">
            <text:p>annulé</text:p>
          </table:table-cell>
          <table:table-cell table:style-name="ce74" office:value-type="string" calcext:value-type="string">
            <text:p>Projet abandonné, nouvelle version à venir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1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EDF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Cuves de gaz Lorett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 et Serapias</text:p>
          </table:table-cell>
          <table:table-cell table:style-name="ce26" office:value-type="string" calcext:value-type="string">
            <text:p><text:a xlink:href="../1_Decision_prise/Ajaccio_2015_AP_ENGIE_Cuves_Loretto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5" calcext:value-type="float">
            <text:p>2015</text:p>
          </table:table-cell>
          <table:table-cell table:number-columns-repeated="2" table:style-name="ce38" table:content-validation-name="val1" office:value-type="date" office:date-value="2015-08-07" calcext:value-type="date">
            <text:p>07/08/2015</text:p>
          </table:table-cell>
          <table:table-cell table:style-name="ce39" table:formula="of:=IF([.AA62]&lt;&gt;&quot;&quot;; &quot;Terminé&quot;; TEXT(MAX(0; 60 - (TODAY() - [.N62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5-00180-012-002</text:p>
          </table:table-cell>
          <table:table-cell table:style-name="ce38" table:content-validation-name="val1" office:value-type="date" office:date-value="2015-08-23" calcext:value-type="date">
            <text:p>23/08/2015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5-10-23" calcext:value-type="date">
            <text:p>23/10/2015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contentieux sur MC 2020</text:p>
          </table:table-cell>
          <table:table-cell table:style-name="ce87"/>
          <table:table-cell table:style-name="ce99"/>
          <table:table-cell table:style-name="ce81" table:content-validation-name="val1" office:value-type="string" calcext:value-type="string">
            <text:p>15-1293</text:p>
          </table:table-cell>
          <table:table-cell table:style-name="ce90" table:content-validation-name="val1" office:value-type="date" office:date-value="2015-10-24" calcext:value-type="date">
            <text:p>24/10/2015</text:p>
          </table:table-cell>
          <table:table-cell table:style-name="ce74" office:value-type="string" calcext:value-type="string">
            <text:p>Dernier COPIL le 16/12/2021 + comité debut 2024 PZ +CM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jaccio</text:p>
          </table:table-cell>
          <table:table-cell table:style-name="ce18" office:value-type="string" calcext:value-type="string">
            <text:p>EDF SEI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Recconstruction du poste électrique du Lorett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estudo Hermanni</text:p>
          </table:table-cell>
          <table:table-cell table:style-name="ce26" office:value-type="string" calcext:value-type="string">
            <text:p><text:a xlink:href="../1_Decision_prise/Ajaccio_2012_AP_EDF_Poste_elec_Loretto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2" calcext:value-type="float">
            <text:p>2012</text:p>
          </table:table-cell>
          <table:table-cell table:style-name="ce38" table:content-validation-name="val1" office:value-type="date" office:date-value="2012-02-15" calcext:value-type="date">
            <text:p>15/02/2012</text:p>
          </table:table-cell>
          <table:table-cell table:style-name="ce38" table:content-validation-name="val1" office:value-type="date" office:date-value="2012-03-08" calcext:value-type="date">
            <text:p>08/03/2012</text:p>
          </table:table-cell>
          <table:table-cell table:style-name="ce39" table:formula="of:=IF([.AA63]&lt;&gt;&quot;&quot;; &quot;Terminé&quot;; TEXT(MAX(0; 60 - (TODAY() - [.N63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9-06-13d-00793</text:p>
          </table:table-cell>
          <table:table-cell table:style-name="ce38" table:content-validation-name="val1" office:value-type="date" office:date-value="2012-02-16" calcext:value-type="date">
            <text:p>16/02/2012</text:p>
          </table:table-cell>
          <table:table-cell table:style-name="ce35" table:content-validation-name="val1" office:value-type="string" calcext:value-type="string">
            <text:p>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12-04-16" calcext:value-type="date">
            <text:p>16/04/2012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012107-0002</text:p>
          </table:table-cell>
          <table:table-cell table:style-name="ce90" table:content-validation-name="val1" office:value-type="date" office:date-value="2012-04-16" calcext:value-type="date">
            <text:p>16/04/2012</text:p>
          </table:table-cell>
          <table:table-cell table:style-name="ce74" office:value-type="string" calcext:value-type="string">
            <text:p><text:span text:style-name="T5">premier suivi ok (2014). Suivi sur 5 ans demandés dans l’AP. Courriel de relance en av2023 ; L’ensemble des suivis ont bien été réalisés.</text:span>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Ambiegna</text:p>
          </table:table-cell>
          <table:table-cell table:style-name="ce18" office:value-type="string" calcext:value-type="string">
            <text:p>Mairie d'Ambiegna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Rénovation batiment mairi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Hirondelles des fenêtres</text:p>
          </table:table-cell>
          <table:table-cell table:style-name="ce27" office:value-type="string" calcext:value-type="string">
            <text:p><text:a xlink:href="../1_Decision_prise/Ambiegna_2021_nids_hirondelle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number-columns-repeated="2" table:style-name="ce38" table:content-validation-name="val1" office:value-type="date" office:date-value="2021-04-14" calcext:value-type="date">
            <text:p>14/04/2021</text:p>
          </table:table-cell>
          <table:table-cell table:style-name="ce39" table:formula="of:=IF([.AA64]&lt;&gt;&quot;&quot;; &quot;Terminé&quot;; TEXT(MAX(0; 60 - (TODAY() - [.N64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4-13h-00432</text:p>
          </table:table-cell>
          <table:table-cell table:style-name="ce38" table:content-validation-name="val1"/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18"/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21-05-18-00004</text:p>
          </table:table-cell>
          <table:table-cell table:style-name="ce90" table:content-validation-name="val1" office:value-type="date" office:date-value="2021-05-18" calcext:value-type="date">
            <text:p>18/05/2021</text:p>
          </table:table-cell>
          <table:table-cell table:style-name="ce74" office:value-type="string" calcext:value-type="string">
            <text:p>Suivis à demander au printemps 2022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Belvédère-Campomoro</text:p>
          </table:table-cell>
          <table:table-cell table:style-name="ce18" office:value-type="string" calcext:value-type="string">
            <text:p>CG 2A</text:p>
          </table:table-cell>
          <table:table-cell table:style-name="ce18" office:value-type="string" calcext:value-type="string">
            <text:p>Routes</text:p>
          </table:table-cell>
          <table:table-cell table:style-name="ce18" office:value-type="string" calcext:value-type="string">
            <text:p>Aménagement de la RD121 entre Portigliolo et Campomor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Isoetes histrix et duriei, Serapias parviflora et Vicia altissima</text:p>
          </table:table-cell>
          <table:table-cell table:style-name="ce26" office:value-type="string" calcext:value-type="string">
            <text:p><text:a xlink:href="../1_Decision_prise/Belvedere-Campomoro_2013_AP_CG2A_RD121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2" calcext:value-type="float">
            <text:p>2012</text:p>
          </table:table-cell>
          <table:table-cell table:style-name="ce38" table:content-validation-name="val1" office:value-type="date" office:date-value="2012-09-10" calcext:value-type="date">
            <text:p>10/09/2012</text:p>
          </table:table-cell>
          <table:table-cell table:style-name="ce38" table:content-validation-name="val1" office:value-type="date" office:date-value="2012-10-18" calcext:value-type="date">
            <text:p>18/10/2012</text:p>
          </table:table-cell>
          <table:table-cell table:style-name="ce39" table:formula="of:=IF([.AA65]&lt;&gt;&quot;&quot;; &quot;Terminé&quot;; TEXT(MAX(0; 60 - (TODAY() - [.N65])); &quot;0&quot;))" office:value-type="string" office:string-value="Terminé" calcext:value-type="string">
            <text:p>Terminé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 office:value-type="string" calcext:value-type="string">
            <text:p>BG</text:p>
          </table:table-cell>
          <table:table-cell table:style-name="ce18"/>
          <table:table-cell table:style-name="ce70"/>
          <table:table-cell table:style-name="ce18"/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013059-0004</text:p>
          </table:table-cell>
          <table:table-cell table:style-name="ce90" table:content-validation-name="val1" office:value-type="date" office:date-value="2013-02-28" calcext:value-type="date">
            <text:p>28/02/2013</text:p>
          </table:table-cell>
          <table:table-cell table:style-name="ce74" office:value-type="string" calcext:value-type="string">
            <text:p>Travaux réalisés en 2020-2021, sur emprise bcp plus faible. Suivi ok ne 2021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6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Cargèse</text:p>
          </table:table-cell>
          <table:table-cell table:style-name="ce18" office:value-type="string" calcext:value-type="string">
            <text:p>Mairie de Cargèse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Curage de l’Esigna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amaris africana</text:p>
          </table:table-cell>
          <table:table-cell table:style-name="ce27" office:value-type="string" calcext:value-type="string">
            <text:p><text:a xlink:href="../1_Decision_prise/Cargese_2019_curag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number-columns-repeated="2" table:style-name="ce38" table:content-validation-name="val1" office:value-type="date" office:date-value="2019-11-12" calcext:value-type="date">
            <text:p>12/11/2019</text:p>
          </table:table-cell>
          <table:table-cell table:style-name="ce39" table:formula="of:=IF([.AA66]&lt;&gt;&quot;&quot;; &quot;Terminé&quot;; TEXT(MAX(0; 60 - (TODAY() - [.N66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9-13g-00982</text:p>
          </table:table-cell>
          <table:table-cell table:style-name="ce38" table:content-validation-name="val1" office:value-type="date" office:date-value="2019-11-08" calcext:value-type="date">
            <text:p>08/11/2019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9-11-08" calcext:value-type="date">
            <text:p>08/11/2019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19-11-25-005</text:p>
          </table:table-cell>
          <table:table-cell table:style-name="ce90" table:content-validation-name="val1" office:value-type="date" office:date-value="2019-11-25" calcext:value-type="date">
            <text:p>25/11/2019</text:p>
          </table:table-cell>
          <table:table-cell table:style-name="ce74" office:value-type="string" calcext:value-type="string">
            <text:p>Travaux non débutés au prinetmps 2021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Coggia</text:p>
          </table:table-cell>
          <table:table-cell table:style-name="ce18" office:value-type="string" calcext:value-type="string">
            <text:p>CG2A</text:p>
          </table:table-cell>
          <table:table-cell table:style-name="ce18" office:value-type="string" calcext:value-type="string">
            <text:p>Ouvrages d'art</text:p>
          </table:table-cell>
          <table:table-cell table:style-name="ce18" office:value-type="string" calcext:value-type="string">
            <text:p>Pont du Liamon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Emys orbicularis</text:p>
            <text:p>Tamarix A.</text:p>
          </table:table-cell>
          <table:table-cell table:style-name="ce26" office:value-type="string" calcext:value-type="string">
            <text:p><text:a xlink:href="../1_Decision_prise/Coggia_2011_AP_CD2A_RD81_Pont_Liamon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1" calcext:value-type="float">
            <text:p>2011</text:p>
          </table:table-cell>
          <table:table-cell table:number-columns-repeated="2" table:style-name="ce38" table:content-validation-name="val1" office:value-type="date" office:date-value="2011-02-18" calcext:value-type="date">
            <text:p>18/02/2011</text:p>
          </table:table-cell>
          <table:table-cell table:style-name="ce39" table:formula="of:=IF([.AA67]&lt;&gt;&quot;&quot;; &quot;Terminé&quot;; TEXT(MAX(0; 60 - (TODAY() - [.N67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9-06-13a-00794</text:p>
          </table:table-cell>
          <table:table-cell table:style-name="ce38" table:content-validation-name="val1" office:value-type="date" office:date-value="2011-04-12" calcext:value-type="date">
            <text:p>12/04/2011</text:p>
          </table:table-cell>
          <table:table-cell table:style-name="ce35" table:content-validation-name="val1" office:value-type="string" calcext:value-type="string">
            <text:p>DT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1-05-08" calcext:value-type="date">
            <text:p>08/05/2011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011145-0004</text:p>
          </table:table-cell>
          <table:table-cell table:style-name="ce90" table:content-validation-name="val1" office:value-type="date" office:date-value="2011-05-25" calcext:value-type="date">
            <text:p>25/05/2011</text:p>
          </table:table-cell>
          <table:table-cell table:style-name="ce74" office:value-type="string" calcext:value-type="string">
            <text:p>premier suivi bien reçu (cf courrier de 2014 dans dossier). Prochain suivi à demander à n+10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Figari</text:p>
          </table:table-cell>
          <table:table-cell table:style-name="ce18" office:value-type="string" calcext:value-type="string">
            <text:p>OEHC</text:p>
          </table:table-cell>
          <table:table-cell table:style-name="ce18" office:value-type="string" calcext:value-type="string">
            <text:p>Hydroélectrique</text:p>
          </table:table-cell>
          <table:table-cell table:style-name="ce18" office:value-type="string" calcext:value-type="string">
            <text:p>Elargissement de l’évacuateur de cru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Flore – Isoetes, Renoncule, ambrosines</text:p>
          </table:table-cell>
          <table:table-cell table:style-name="ce26" office:value-type="string" calcext:value-type="string">
            <text:p><text:a xlink:href="../1_Decision_prise/Figari_2023_barrage_OEHC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5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3-10-27" calcext:value-type="date">
            <text:p>27/10/2023</text:p>
          </table:table-cell>
          <table:table-cell table:style-name="ce39" table:formula="of:=IF([.AA68]&lt;&gt;&quot;&quot;; &quot;Terminé&quot;; TEXT(MAX(0; 60 - (TODAY() - [.N68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3-10-13g-01206</text:p>
          </table:table-cell>
          <table:table-cell table:style-name="ce38" table:content-validation-name="val1" office:value-type="date" office:date-value="2023-12-07" calcext:value-type="date">
            <text:p>07/12/2023</text:p>
          </table:table-cell>
          <table:table-cell table:style-name="ce35" table:content-validation-name="val1" office:value-type="string" calcext:value-type="string">
            <text:p>MB + CM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24-01-11" calcext:value-type="date">
            <text:p>11/01/2024</text:p>
          </table:table-cell>
          <table:table-cell table:style-name="ce74" office:value-type="string" calcext:value-type="string">
            <text:p>CBNC</text:p>
          </table:table-cell>
          <table:table-cell table:style-name="ce84" table:content-validation-name="val1" office:value-type="string" calcext:value-type="string">
            <text:p>Préparer rapport instruction pour CSRPN car Compléments reçus le 20 novembre</text:p>
            <text:p>Avis CSRPN attendu pour le 07/02/24 rendu le 11/01/24 - AP délivré le 27/02/2024</text:p>
          </table:table-cell>
          <table:table-cell table:style-name="ce87" office:value-type="date" office:date-value="2024-01-30" calcext:value-type="date">
            <text:p>30/01/2024</text:p>
          </table:table-cell>
          <table:table-cell table:style-name="ce99" office:value-type="date" office:date-value="2024-02-14" calcext:value-type="date">
            <text:p>14/02/24</text:p>
          </table:table-cell>
          <table:table-cell table:style-name="ce81" table:content-validation-name="val1" office:value-type="string" calcext:value-type="string">
            <text:p>2A-2024-02-07-00001</text:p>
          </table:table-cell>
          <table:table-cell table:style-name="ce90" table:content-validation-name="val1" office:value-type="date" office:date-value="2024-02-24" calcext:value-type="date">
            <text:p>24/02/2024</text:p>
          </table:table-cell>
          <table:table-cell table:style-name="ce74" office:value-type="string" calcext:value-type="string">
            <text:p>Avenant transmis le 02/07/2024 en raison de nouvelles espèces observées sur le site nécessitant une adapation des mesures pendant le chantier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Fozzano</text:p>
          </table:table-cell>
          <table:table-cell table:style-name="ce18" office:value-type="string" calcext:value-type="string">
            <text:p>Roch LEANDRI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Création carrière de granite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Reptiles et Urginée à feuille ondulée</text:p>
          </table:table-cell>
          <table:table-cell table:style-name="ce26" office:value-type="string" calcext:value-type="string">
            <text:p><text:a xlink:href="../1_Decision_prise/Fozzano_2017_carriere%20LEANDRI_refu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19-01-03" calcext:value-type="date">
            <text:p>03/01/2019</text:p>
          </table:table-cell>
          <table:table-cell table:style-name="ce38" table:content-validation-name="val1" office:value-type="date" office:date-value="2019-07-15" calcext:value-type="date">
            <text:p>15/07/2019</text:p>
          </table:table-cell>
          <table:table-cell table:style-name="ce39" table:formula="of:=IF([.AA69]&lt;&gt;&quot;&quot;; &quot;Terminé&quot;; TEXT(MAX(0; 60 - (TODAY() - [.N69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8-00427-011-002</text:p>
          </table:table-cell>
          <table:table-cell table:style-name="ce38" table:content-validation-name="val1" office:value-type="date" office:date-value="2019-08-02" calcext:value-type="date">
            <text:p>02/08/2019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9-10-02" calcext:value-type="date">
            <text:p>02/10/2019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Après premier avis défavorable en 2018, Nouvelle saisine du CNPN sur la base des complèments de juillet 2019. Projet AP rédigé et validé par le pétiionnaire.</text:p>
          </table:table-cell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21-10-13-00006</text:p>
          </table:table-cell>
          <table:table-cell table:style-name="ce81" table:content-validation-name="val1" office:value-type="string" calcext:value-type="string">
            <text:p>13/102021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Grosseto-Prugna</text:p>
          </table:table-cell>
          <table:table-cell table:style-name="ce18" office:value-type="string" calcext:value-type="string">
            <text:p>SCCV Fortimmo (Rocca)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Projet immobilier chemin du fort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 et Serapias</text:p>
          </table:table-cell>
          <table:table-cell table:style-name="ce27" office:value-type="string" calcext:value-type="string">
            <text:p><text:a xlink:href="../1_Decision_prise/Porticcio_2021_Fortimmo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8" table:content-validation-name="val1" office:value-type="date" office:date-value="2022-06-06" calcext:value-type="date">
            <text:p>06/06/2022</text:p>
          </table:table-cell>
          <table:table-cell table:style-name="ce38" table:content-validation-name="val1" office:value-type="date" office:date-value="2022-06-10" calcext:value-type="date">
            <text:p>10/06/2022</text:p>
          </table:table-cell>
          <table:table-cell table:style-name="ce39" table:formula="of:=IF([.AA70]&lt;&gt;&quot;&quot;; &quot;Terminé&quot;; TEXT(MAX(0; 60 - (TODAY() - [.N70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0981-041-002</text:p>
          </table:table-cell>
          <table:table-cell table:style-name="ce38" table:content-validation-name="val1" office:value-type="date" office:date-value="2022-07-01" calcext:value-type="date">
            <text:p>01/07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2-09-01" calcext:value-type="date">
            <text:p>01/09/2022</text:p>
          </table:table-cell>
          <table:table-cell table:style-name="ce74"/>
          <table:table-cell table:style-name="ce35" table:content-validation-name="val1"/>
          <table:table-cell table:style-name="ce87" office:value-type="date" office:date-value="2022-09-14" calcext:value-type="date">
            <text:p>14/09/2022</text:p>
          </table:table-cell>
          <table:table-cell table:style-name="ce99" office:value-type="date" office:date-value="2022-09-29" calcext:value-type="date">
            <text:p>29/09/22</text:p>
          </table:table-cell>
          <table:table-cell table:style-name="ce81" table:content-validation-name="val1" office:value-type="string" calcext:value-type="string">
            <text:p>2A-2024-01-29-00002</text:p>
          </table:table-cell>
          <table:table-cell table:style-name="ce81" table:content-validation-name="val1" office:value-type="string" calcext:value-type="string">
            <text:p>29/012024</text:p>
          </table:table-cell>
          <table:table-cell table:style-name="ce18" office:value-type="string" calcext:value-type="string">
            <text:p>Projet AP transmis au préfet 2A le 25 octobre 2022 ((en attente jugement en appel?)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 office:value-type="string" calcext:value-type="string">
            <text:p>pas d'avis cnpn?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Lecci</text:p>
          </table:table-cell>
          <table:table-cell table:style-name="ce18" office:value-type="string" calcext:value-type="string">
            <text:p>SCI COLOMBA</text:p>
            <text:p>Jean PERALDI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Lotissement San Ciprianu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amaris africana et</text:p>
            <text:p>Juniperus oxycedrus macrocarpa</text:p>
          </table:table-cell>
          <table:table-cell table:style-name="ce27" office:value-type="string" calcext:value-type="string">
            <text:p><text:a xlink:href="../1_Decision_prise/Lecci_2012_AP_SanCiprianu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2" calcext:value-type="float">
            <text:p>2012</text:p>
          </table:table-cell>
          <table:table-cell table:style-name="ce35" table:content-validation-name="val1" office:value-type="float" office:value="2012" calcext:value-type="float">
            <text:p>2012</text:p>
          </table:table-cell>
          <table:table-cell table:style-name="ce38" table:content-validation-name="val1"/>
          <table:table-cell table:style-name="ce39" table:formula="of:=IF([.AA71]&lt;&gt;&quot;&quot;; &quot;Terminé&quot;; TEXT(MAX(0; 60 - (TODAY() - [.N71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9-06-29x-00788</text:p>
          </table:table-cell>
          <table:table-cell table:style-name="ce38" table:content-validation-name="val1"/>
          <table:table-cell table:style-name="ce35" table:content-validation-name="val1"/>
          <table:table-cell table:style-name="ce18" office:value-type="string" calcext:value-type="string">
            <text:p>CNPN </text:p>
          </table:table-cell>
          <table:table-cell table:style-name="ce70"/>
          <table:table-cell table:style-name="ce18"/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012233-0013</text:p>
          </table:table-cell>
          <table:table-cell table:style-name="ce90" table:content-validation-name="val1" office:value-type="date" office:date-value="2012-08-20" calcext:value-type="date">
            <text:p>20/08/2012</text:p>
          </table:table-cell>
          <table:table-cell table:style-name="ce74" office:value-type="string" calcext:value-type="string">
            <text:p>Travaux non effectué en mai 2020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orto-Vecchio</text:p>
          </table:table-cell>
          <table:table-cell table:style-name="ce18" office:value-type="string" calcext:value-type="string">
            <text:p>CCSC</text:p>
          </table:table-cell>
          <table:table-cell table:style-name="ce18" office:value-type="string" calcext:value-type="string">
            <text:p>Stockage de déchets (ISDND)</text:p>
          </table:table-cell>
          <table:table-cell table:style-name="ce18" office:value-type="string" calcext:value-type="string">
            <text:p>Réhabilitation décharge Capu di Padule 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amaris africana</text:p>
          </table:table-cell>
          <table:table-cell table:style-name="ce27" office:value-type="string" calcext:value-type="string">
            <text:p><text:a xlink:href="../1_Decision_prise/Porto-Vecchio_2021_Rehabilitation_decharge_CapuDiPadula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8" table:content-validation-name="val1" office:value-type="date" office:date-value="2021-09-08" calcext:value-type="date">
            <text:p>08/09/2021</text:p>
          </table:table-cell>
          <table:table-cell table:style-name="ce38" table:content-validation-name="val1" office:value-type="date" office:date-value="2022-09-12" calcext:value-type="date">
            <text:p>12/09/2022</text:p>
          </table:table-cell>
          <table:table-cell table:style-name="ce39" table:formula="of:=IF([.AA72]&lt;&gt;&quot;&quot;; &quot;Terminé&quot;; TEXT(MAX(0; 60 - (TODAY() - [.N72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2-09-28x-00979</text:p>
          </table:table-cell>
          <table:table-cell table:style-name="ce38" table:content-validation-name="val1" office:value-type="date" office:date-value="2022-09-12" calcext:value-type="date">
            <text:p>12/09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22-10-09" calcext:value-type="date">
            <text:p>09/10/2022</text:p>
          </table:table-cell>
          <table:table-cell table:style-name="ce18"/>
          <table:table-cell table:style-name="ce82" table:content-validation-name="val1"/>
          <table:table-cell table:style-name="ce91" office:value-type="date" office:date-value="2022-10-17" calcext:value-type="date">
            <text:p>17/10/2022</text:p>
          </table:table-cell>
          <table:table-cell table:style-name="ce101" office:value-type="date" office:date-value="2022-11-10" calcext:value-type="date">
            <text:p>10/11/22</text:p>
          </table:table-cell>
          <table:table-cell table:style-name="ce110" table:content-validation-name="val1" office:value-type="string" calcext:value-type="string">
            <text:p>2A-2022-12-08-00002</text:p>
          </table:table-cell>
          <table:table-cell table:style-name="ce90" table:content-validation-name="val1" office:value-type="date" office:date-value="2022-12-08" calcext:value-type="date">
            <text:p>08/12/2022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orto-Vecchio</text:p>
          </table:table-cell>
          <table:table-cell table:style-name="ce18" office:value-type="string" calcext:value-type="string">
            <text:p>PROBAT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Immeuble Ste-Catherin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n</text:p>
          </table:table-cell>
          <table:table-cell table:style-name="ce27" office:value-type="string" calcext:value-type="string">
            <text:p><text:a xlink:href="../1_Decision_prise/Porto-Vecchio_2017_AP_Probat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17-04-14" calcext:value-type="date">
            <text:p>14/04/2017</text:p>
          </table:table-cell>
          <table:table-cell table:style-name="ce38" table:content-validation-name="val1" office:value-type="date" office:date-value="2017-06-12" calcext:value-type="date">
            <text:p>12/06/2017</text:p>
          </table:table-cell>
          <table:table-cell table:style-name="ce39" table:formula="of:=IF([.AA73]&lt;&gt;&quot;&quot;; &quot;Terminé&quot;; TEXT(MAX(0; 60 - (TODAY() - [.N73])); &quot;0&quot;))" office:value-type="string" office:string-value="Terminé" calcext:value-type="string">
            <text:p>Terminé</text:p>
          </table:table-cell>
          <table:table-cell table:style-name="ce52" table:content-validation-name="val1" office:value-type="string" calcext:value-type="string">
            <text:p>2017-04-39x-00635</text:p>
          </table:table-cell>
          <table:table-cell table:style-name="ce61" table:content-validation-name="val1" office:value-type="date" office:date-value="2017-06-12" calcext:value-type="date">
            <text:p>12/06/2017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7-08-01" calcext:value-type="date">
            <text:p>01/08/2017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17-12-19-001</text:p>
          </table:table-cell>
          <table:table-cell table:style-name="ce117" table:content-validation-name="val1" office:value-type="date" office:date-value="2017-12-19" calcext:value-type="date">
            <text:p>19/12/2017</text:p>
          </table:table-cell>
          <table:table-cell table:style-name="ce74" office:value-type="string" calcext:value-type="string">
            <text:p>Contentieux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orto-Vecchio</text:p>
          </table:table-cell>
          <table:table-cell table:style-name="ce18" office:value-type="string" calcext:value-type="string">
            <text:p>SAS LDP IMMOBILIER</text:p>
          </table:table-cell>
          <table:table-cell table:style-name="ce18" office:value-type="string" calcext:value-type="string">
            <text:p>ZAE</text:p>
          </table:table-cell>
          <table:table-cell table:style-name="ce18" office:value-type="string" calcext:value-type="string">
            <text:p>ZAC Caruccinu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d'Hermann, Serpias et Linaire grecque</text:p>
          </table:table-cell>
          <table:table-cell table:style-name="ce26" office:value-type="string" calcext:value-type="string">
            <text:p><text:a xlink:href="../1_Decision_prise/Porto-Vecchio_2014_AP_ZAC-Carruccinu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4" calcext:value-type="float">
            <text:p>2014</text:p>
          </table:table-cell>
          <table:table-cell table:style-name="ce38" table:content-validation-name="val1" office:value-type="date" office:date-value="2014-09-26" calcext:value-type="date">
            <text:p>26/09/2014</text:p>
          </table:table-cell>
          <table:table-cell table:style-name="ce38" table:content-validation-name="val1" office:value-type="date" office:date-value="2014-12-03" calcext:value-type="date">
            <text:p>03/12/2014</text:p>
          </table:table-cell>
          <table:table-cell table:style-name="ce46" table:formula="of:=IF([.AA74]&lt;&gt;&quot;&quot;; &quot;Terminé&quot;; TEXT(MAX(0; 60 - (TODAY() - [.N74])); &quot;0&quot;))" office:value-type="string" office:string-value="Terminé" calcext:value-type="string">
            <text:p>Terminé</text:p>
          </table:table-cell>
          <table:table-cell table:style-name="ce18" office:value-type="string" calcext:value-type="string">
            <text:p>2019-06-30x-00753</text:p>
          </table:table-cell>
          <table:table-cell table:style-name="ce39" office:value-type="date" office:date-value="2014-09-10" calcext:value-type="date">
            <text:p>10/09/2014</text:p>
          </table:table-cell>
          <table:table-cell table:style-name="ce66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14-11-10" calcext:value-type="date">
            <text:p>10/11/2014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015037-0005</text:p>
          </table:table-cell>
          <table:table-cell table:style-name="ce90" table:content-validation-name="val1" office:value-type="date" office:date-value="2015-02-06" calcext:value-type="date">
            <text:p>06/02/2015</text:p>
          </table:table-cell>
          <table:table-cell table:style-name="ce74" office:value-type="string" calcext:value-type="string">
            <text:p>suivis à demander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ropriano</text:p>
          </table:table-cell>
          <table:table-cell table:style-name="ce18" office:value-type="string" calcext:value-type="string">
            <text:p>Mairie de Propriano</text:p>
          </table:table-cell>
          <table:table-cell table:style-name="ce18" office:value-type="string" calcext:value-type="string">
            <text:p><text:s/>ZAE</text:p>
          </table:table-cell>
          <table:table-cell table:style-name="ce18" office:value-type="string" calcext:value-type="string">
            <text:p>ZAE Tralavettu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n et Serapias</text:p>
          </table:table-cell>
          <table:table-cell table:style-name="ce27" office:value-type="string" calcext:value-type="string">
            <text:p><text:a xlink:href="../1_Decision_prise/Propriano_2016_AP_ZAE%20Tralavettu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17-11-15" calcext:value-type="date">
            <text:p>15/11/2017</text:p>
          </table:table-cell>
          <table:table-cell table:style-name="ce38" table:content-validation-name="val1" office:value-type="date" office:date-value="2018-02-02" calcext:value-type="date">
            <text:p>02/02/2018</text:p>
          </table:table-cell>
          <table:table-cell table:style-name="ce39" table:formula="of:=IF([.AA75]&lt;&gt;&quot;&quot;; &quot;Terminé&quot;; TEXT(MAX(0; 60 - (TODAY() - [.N75])); &quot;0&quot;))" office:value-type="string" office:string-value="Terminé" calcext:value-type="string">
            <text:p>Terminé</text:p>
          </table:table-cell>
          <table:table-cell table:style-name="ce18" office:value-type="string" calcext:value-type="string">
            <text:p>2017-01404-011-001</text:p>
          </table:table-cell>
          <table:table-cell table:style-name="ce39" office:value-type="date" office:date-value="2018-02-03" calcext:value-type="date">
            <text:p>03/02/2018</text:p>
          </table:table-cell>
          <table:table-cell table:style-name="ce35" table:content-validation-name="val1" office:value-type="string" calcext:value-type="string">
            <text:p>BG + BR</text:p>
          </table:table-cell>
          <table:table-cell table:style-name="ce21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8-04-03" calcext:value-type="date">
            <text:p>03/04/2018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18-06-18-005</text:p>
          </table:table-cell>
          <table:table-cell table:style-name="ce90" table:content-validation-name="val1" office:value-type="date" office:date-value="2018-06-18" calcext:value-type="date">
            <text:p>18/06/2018</text:p>
          </table:table-cell>
          <table:table-cell table:style-name="ce18" office:value-type="string" calcext:value-type="string">
            <text:p>Ap de transfert de la commune à la SAS (avec modification des parcelles compensatoires car erreur dans 1<text:span text:style-name="T10">er</text:span><text:span text:style-name="T11"> AP) en novembre 2018 + puis AP transfert communauté de commune du Sartenais en novembre 2023</text:span>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Viggianello</text:p>
          </table:table-cell>
          <table:table-cell table:style-name="ce18" office:value-type="string" calcext:value-type="string">
            <text:p>Lanfranchi Environnement</text:p>
          </table:table-cell>
          <table:table-cell table:style-name="ce18" office:value-type="string" calcext:value-type="string">
            <text:p>Stockage de déchets (ISDND)</text:p>
          </table:table-cell>
          <table:table-cell table:style-name="ce18" office:value-type="string" calcext:value-type="string">
            <text:p>Projet ISDND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Rainette sarde, Grenouille de berger, Discoglosse sarde, Crapaud vert, Isoètes sp., Serapias parviflora, Milan royal, Petit-ducs Scops, Chiroptères</text:p>
          </table:table-cell>
          <table:table-cell table:style-name="ce26" office:value-type="string" calcext:value-type="string">
            <text:p><text:a xlink:href="../1_Decision_prise/Viggianello_2019_ISDND_Lanfranchi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5" calcext:value-type="float">
            <text:p>2015</text:p>
          </table:table-cell>
          <table:table-cell table:style-name="ce38" table:content-validation-name="val1" office:value-type="date" office:date-value="2019-05-16" calcext:value-type="date">
            <text:p>16/05/2019</text:p>
          </table:table-cell>
          <table:table-cell table:style-name="ce38" table:content-validation-name="val1" office:value-type="date" office:date-value="2019-07-18" calcext:value-type="date">
            <text:p>18/07/2019</text:p>
          </table:table-cell>
          <table:table-cell table:style-name="ce47" table:formula="of:=IF([.AA76]&lt;&gt;&quot;&quot;; &quot;Terminé&quot;; TEXT(MAX(0; 60 - (TODAY() - [.N76])); &quot;0&quot;))" office:value-type="string" office:string-value="Terminé" calcext:value-type="string">
            <text:p>Terminé</text:p>
          </table:table-cell>
          <table:table-cell table:style-name="ce19" office:value-type="string" calcext:value-type="string">
            <text:p>2019-00995-011-001</text:p>
          </table:table-cell>
          <table:table-cell table:style-name="ce48" office:value-type="date" office:date-value="2019-09-08" calcext:value-type="date">
            <text:p>08/09/2019</text:p>
          </table:table-cell>
          <table:table-cell table:style-name="ce67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9-11-08" calcext:value-type="date">
            <text:p>08/11/2019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 office:value-type="date" office:date-value="2019-11-25" calcext:value-type="date">
            <text:p>25/11/2019</text:p>
          </table:table-cell>
          <table:table-cell table:style-name="ce87" office:value-type="date" office:date-value="2019-12-09" calcext:value-type="date">
            <text:p>09/12/2019</text:p>
          </table:table-cell>
          <table:table-cell table:style-name="ce81" table:content-validation-name="val1" office:value-type="string" calcext:value-type="string">
            <text:p>2A-2019-12-19-002</text:p>
          </table:table-cell>
          <table:table-cell table:style-name="ce90" table:content-validation-name="val1" office:value-type="date" office:date-value="2019-12-19" calcext:value-type="date">
            <text:p>19/12/2019</text:p>
          </table:table-cell>
          <table:table-cell table:style-name="ce74" office:value-type="string" calcext:value-type="string">
            <text:p>plan de gestion des parcelles de compensation reçu et validé, CR de suivis ok pour 2020, p<text:span text:style-name="T5">révoir contrôle en 2022 + récupérer suivis 2021</text:span>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9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Viggianelo</text:p>
          </table:table-cell>
          <table:table-cell table:style-name="ce18" office:value-type="string" calcext:value-type="string">
            <text:p>Lanfranchi Environnement</text:p>
          </table:table-cell>
          <table:table-cell table:style-name="ce18" office:value-type="string" calcext:value-type="string">
            <text:p>Stockage de déchets (ISDND)</text:p>
          </table:table-cell>
          <table:table-cell table:style-name="ce18" office:value-type="string" calcext:value-type="string">
            <text:p>Création d'un centre de tri et de valorisation des déchets et d'un site d'enfouissement des déchets non-dangereux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Reptiles, amphibiens, chiroptères et oiseaux</text:p>
          </table:table-cell>
          <table:table-cell table:style-name="ce27" office:value-type="string" calcext:value-type="string">
            <text:p><text:a xlink:href="../1_Decision_prise/Viggianello_2019_ISDND_Lanfranchi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5" table:content-validation-name="val1" office:value-type="float" office:value="2019" calcext:value-type="float">
            <text:p>2019</text:p>
          </table:table-cell>
          <table:table-cell table:style-name="ce38" table:content-validation-name="val1" office:value-type="date" office:date-value="2019-07-15" calcext:value-type="date">
            <text:p>15/07/2019</text:p>
          </table:table-cell>
          <table:table-cell table:style-name="ce38" table:content-validation-name="val1" office:value-type="date" office:date-value="2019-09-10" calcext:value-type="date">
            <text:p>10/09/2019</text:p>
          </table:table-cell>
          <table:table-cell table:style-name="ce39" table:formula="of:=IF([.AA77]&lt;&gt;&quot;&quot;; &quot;Terminé&quot;; TEXT(MAX(0; 60 - (TODAY() - [.N77])); &quot;0&quot;))" office:value-type="string" office:string-value="Terminé" calcext:value-type="string">
            <text:p>Terminé</text:p>
          </table:table-cell>
          <table:table-cell table:style-name="ce53" table:content-validation-name="val1" office:value-type="string" calcext:value-type="string">
            <text:p>2019-00995-011-001 </text:p>
          </table:table-cell>
          <table:table-cell table:style-name="ce41" table:content-validation-name="val1" office:value-type="date" office:date-value="2024-09-12" calcext:value-type="date">
            <text:p>12/09/2024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9-11-08" calcext:value-type="date">
            <text:p>08/11/2019</text:p>
          </table:table-cell>
          <table:table-cell table:style-name="ce18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plan de gestion des parcelles de compensation reçu et validé, CR de suivis ok pour 2020, prévoir contrôle en 2022 + récupérer suivis 2021</text:p>
          </table:table-cell>
          <table:table-cell table:style-name="ce87" office:value-type="date" office:date-value="2019-11-18" calcext:value-type="date">
            <text:p>18/11/2019</text:p>
          </table:table-cell>
          <table:table-cell table:style-name="ce87" office:value-type="date" office:date-value="2019-12-02" calcext:value-type="date">
            <text:p>02/12/2019</text:p>
          </table:table-cell>
          <table:table-cell table:style-name="ce81" table:content-validation-name="val1" office:value-type="string" calcext:value-type="string">
            <text:p>2A-2019-12-9-002</text:p>
          </table:table-cell>
          <table:table-cell table:style-name="ce90" table:content-validation-name="val1" office:value-type="date" office:date-value="2019-12-19" calcext:value-type="date">
            <text:p>19/12/2019</text:p>
          </table:table-cell>
          <table:table-cell table:style-name="ce74" office:value-type="string" calcext:value-type="string">
            <text:p>avis du SBEP concernant le DDAE de la réhausse de l'écopôle de viggianello en 2022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2">
          <table:table-cell table:style-name="ce4" table:content-validation-name="val1"/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Zonza</text:p>
          </table:table-cell>
          <table:table-cell table:style-name="ce18" office:value-type="string" calcext:value-type="string">
            <text:p>SCCV de l’étang d’Arasu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Lotissement "l'étang d'Arasu" et "vallon Arasu"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n et flore</text:p>
          </table:table-cell>
          <table:table-cell table:style-name="ce27" office:value-type="string" calcext:value-type="string">
            <text:p><text:a xlink:href="../1_Decision_prise/Zonza_2017_AP_Lotissement_Etang_Arasu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number-columns-repeated="2" table:style-name="ce38" table:content-validation-name="val1" office:value-type="date" office:date-value="2017-12-01" calcext:value-type="date">
            <text:p>01/12/2017</text:p>
          </table:table-cell>
          <table:table-cell table:style-name="ce39" table:formula="of:=IF([.AA78]&lt;&gt;&quot;&quot;; &quot;Terminé&quot;; TEXT(MAX(0; 60 - (TODAY() - [.N78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7-11-29x-01473</text:p>
          </table:table-cell>
          <table:table-cell table:style-name="ce38" table:content-validation-name="val1" office:value-type="date" office:date-value="2017-10-18" calcext:value-type="date">
            <text:p>18/10/2017</text:p>
          </table:table-cell>
          <table:table-cell table:style-name="ce35" table:content-validation-name="val1" office:value-type="string" calcext:value-type="string">
            <text:p>BR + BG + 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7-12-18" calcext:value-type="date">
            <text:p>18/12/2017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A-2018-02-05-001</text:p>
          </table:table-cell>
          <table:table-cell table:style-name="ce90" table:content-validation-name="val1" office:value-type="date" office:date-value="2018-02-05" calcext:value-type="date">
            <text:p>05/02/2018</text:p>
          </table:table-cell>
          <table:table-cell table:style-name="ce74" office:value-type="string" calcext:value-type="string">
            <text:p>Courrier de relance octobre 2019, Mise en demeure janvier 2020, Suivi en cours de réalisation, CR reçus à l’automne 2020. Plan de gestion reçu le 29/11/2021 mais à revoir … Nouveau RMA en mars 2022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Ghisoni</text:p>
          </table:table-cell>
          <table:table-cell table:style-name="ce18" office:value-type="string" calcext:value-type="string">
            <text:p>CdC Routes</text:p>
          </table:table-cell>
          <table:table-cell table:style-name="ce18" office:value-type="string" calcext:value-type="string">
            <text:p>Routes</text:p>
          </table:table-cell>
          <table:table-cell table:style-name="ce18" office:value-type="string" calcext:value-type="string">
            <text:p>Nettoyage, réparation et remplacement de filets anti-éboulement sur la RD344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Lunetière de Rotges et Chiendent de corse</text:p>
          </table:table-cell>
          <table:table-cell table:style-name="ce26" office:value-type="string" calcext:value-type="string">
            <text:p><text:a xlink:href="../2_En_cours/Ghisoni_2022_RD344_Biscutella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4" calcext:value-type="float">
            <text:p>2024</text:p>
          </table:table-cell>
          <table:table-cell table:number-columns-repeated="2" table:style-name="ce38" table:content-validation-name="val1" office:value-type="date" office:date-value="2024-03-12" calcext:value-type="date">
            <text:p>12/03/2024</text:p>
          </table:table-cell>
          <table:table-cell table:style-name="ce39" table:formula="of:=IF([.AA79]&lt;&gt;&quot;&quot;; &quot;Terminé&quot;; TEXT(MAX(0; 60 - (TODAY() - [.N79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4-03-13a-00370</text:p>
          </table:table-cell>
          <table:table-cell table:style-name="ce38" table:content-validation-name="val1" office:value-type="date" office:date-value="2024-05-16" calcext:value-type="date">
            <text:p>16/05/2024</text:p>
          </table:table-cell>
          <table:table-cell table:style-name="ce35" table:content-validation-name="val1" office:value-type="string" calcext:value-type="string">
            <text:p>PZ + CM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4-07-16" calcext:value-type="date">
            <text:p>16/07/2024</text:p>
          </table:table-cell>
          <table:table-cell table:style-name="ce18" office:value-type="string" calcext:value-type="string">
            <text:p>CBNC (avis 2023 + pas encore reçu 2024)</text:p>
          </table:table-cell>
          <table:table-cell table:style-name="ce35" table:content-validation-name="val1" office:value-type="string" calcext:value-type="string">
            <text:p>Dossier reçu le 12/03/24 après énième éboulement sur la route en février 2024 (Perle sur place). Avis CBNC sollicité le 12/03/24.</text:p>
            <text:p>Avis CNPN sollicité le 16/05/24 – retour attendu le 16/07/24</text:p>
            <text:p>CSRPN sollicité pour avis éventuel le 14/03/24 - AP transmis pour contradictoire au CBNC et à la CDC suite réunion de travail le 28/09/24 - intégrer remarques CBNC - AP à la signature et transmis à la direction le 29/09/24 - en attente réception proposition du CBNC/OEC pour le PNA, du calendrier des travaux et différents protocoles</text:p>
          </table:table-cell>
          <table:table-cell table:style-name="ce87" office:value-type="date" office:date-value="2024-07-26" calcext:value-type="date">
            <text:p>26/07/2024</text:p>
          </table:table-cell>
          <table:table-cell table:style-name="ce99" table:formula="of:=[$TDB.$X79]+15" office:value-type="date" office:date-value="2024-08-10" calcext:value-type="date">
            <text:p>10/08/24</text:p>
          </table:table-cell>
          <table:table-cell table:style-name="ce81" table:content-validation-name="val1" office:value-type="string" calcext:value-type="string">
            <text:p>2B-2024-11-18-00004</text:p>
          </table:table-cell>
          <table:table-cell table:style-name="ce90" table:content-validation-name="val1" office:value-type="date" office:date-value="2024-11-18" calcext:value-type="date">
            <text:p>18/11/2024</text:p>
          </table:table-cell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Aleria</text:p>
          </table:table-cell>
          <table:table-cell table:style-name="ce18" office:value-type="string" calcext:value-type="string">
            <text:p>Conservatoire du Littoral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Grau de l’étang d’Urbino</text:p>
          </table:table-cell>
          <table:table-cell table:style-name="ce18" office:value-type="string" calcext:value-type="string">
            <text:p>DDT 2B</text:p>
          </table:table-cell>
          <table:table-cell table:style-name="ce18" office:value-type="string" calcext:value-type="string">
            <text:p>Tortue d’Hermann</text:p>
            <text:p>Cymodocée</text:p>
            <text:p>Pina Nobilis</text:p>
            <text:p>Guépier d’Europe</text:p>
            <text:p>4 flore</text:p>
          </table:table-cell>
          <table:table-cell table:style-name="ce27" office:value-type="string" calcext:value-type="string">
            <text:p><text:a xlink:href="../1_Decision_prise/Etang_Urbinu_2022_amenagement_grau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style-name="ce38" table:content-validation-name="val1" office:value-type="date" office:date-value="2022-05-18" calcext:value-type="date">
            <text:p>18/05/2022</text:p>
          </table:table-cell>
          <table:table-cell table:style-name="ce38" table:content-validation-name="val1" office:value-type="date" office:date-value="2022-08-10" calcext:value-type="date">
            <text:p>10/08/2022</text:p>
          </table:table-cell>
          <table:table-cell table:style-name="ce39" table:formula="of:=IF([.AA80]&lt;&gt;&quot;&quot;; &quot;Terminé&quot;; TEXT(MAX(0; 60 - (TODAY() - [.N80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2-00896-011-001</text:p>
          </table:table-cell>
          <table:table-cell table:style-name="ce38" table:content-validation-name="val1" office:value-type="string" calcext:value-type="string">
            <text:p>10/082022</text:p>
          </table:table-cell>
          <table:table-cell table:style-name="ce35" table:content-validation-name="val1" office:value-type="string" calcext:value-type="string">
            <text:p>MR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Défavorable</text:p>
          </table:table-cell>
          <table:table-cell table:style-name="ce39" office:value-type="date" office:date-value="2022-10-10" calcext:value-type="date">
            <text:p>10/10/2022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AP en cours de rédaction par la DE (passage outre avis défaborable), finalisé et signé septembre 2023</text:p>
          </table:table-cell>
          <table:table-cell table:style-name="ce87" office:value-type="date" office:date-value="2023-06-28" calcext:value-type="date">
            <text:p>28/06/2023</text:p>
          </table:table-cell>
          <table:table-cell table:style-name="ce99" office:value-type="date" office:date-value="2023-07-19" calcext:value-type="date">
            <text:p>19/07/23</text:p>
          </table:table-cell>
          <table:table-cell table:style-name="ce81" table:content-validation-name="val1" office:value-type="string" calcext:value-type="string">
            <text:p>2B-2023-09-19-00002</text:p>
          </table:table-cell>
          <table:table-cell table:style-name="ce90" table:content-validation-name="val1" office:value-type="date" office:date-value="2023-09-19" calcext:value-type="date">
            <text:p>19/09/2023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Calenzana</text:p>
          </table:table-cell>
          <table:table-cell table:style-name="ce18" office:value-type="string" calcext:value-type="string">
            <text:p>SSCB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Extension carrière existante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Isoetes Histrix et durieii</text:p>
            <text:p>Kickxia cirrhosa</text:p>
          </table:table-cell>
          <table:table-cell table:style-name="ce26" office:value-type="string" calcext:value-type="string">
            <text:p><text:a xlink:href="../1_Decision_prise/Calenzana_2013_AP_SSCB_Projet_carrier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3" calcext:value-type="float">
            <text:p>2013</text:p>
          </table:table-cell>
          <table:table-cell table:style-name="ce38" table:content-validation-name="val1" office:value-type="date" office:date-value="2013-03-22" calcext:value-type="date">
            <text:p>22/03/2013</text:p>
          </table:table-cell>
          <table:table-cell table:style-name="ce38" table:content-validation-name="val1" office:value-type="date" office:date-value="2013-10-15" calcext:value-type="date">
            <text:p>15/10/2013</text:p>
          </table:table-cell>
          <table:table-cell table:style-name="ce39" table:formula="of:=IF([.AA81]&lt;&gt;&quot;&quot;; &quot;Terminé&quot;; TEXT(MAX(0; 60 - (TODAY() - [.N81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9-06-14a-00754</text:p>
          </table:table-cell>
          <table:table-cell table:style-name="ce38" table:content-validation-name="val1" office:value-type="date" office:date-value="2013-10-27" calcext:value-type="date">
            <text:p>27/10/2013</text:p>
          </table:table-cell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3-12-27" calcext:value-type="date">
            <text:p>27/12/2013</text:p>
          </table:table-cell>
          <table:table-cell table:style-name="ce74" office:value-type="string" calcext:value-type="string">
            <text:p>CBNC</text:p>
          </table:table-cell>
          <table:table-cell table:style-name="ce18"/>
          <table:table-cell table:style-name="ce87" office:value-type="date" office:date-value="2014-02-14" calcext:value-type="date">
            <text:p>14/02/2014</text:p>
          </table:table-cell>
          <table:table-cell table:style-name="ce99" office:value-type="date" office:date-value="2014-02-28" calcext:value-type="date">
            <text:p>28/02/14</text:p>
          </table:table-cell>
          <table:table-cell table:style-name="ce81" table:content-validation-name="val1" office:value-type="string" calcext:value-type="string">
            <text:p>2014094-007</text:p>
          </table:table-cell>
          <table:table-cell table:style-name="ce81" table:content-validation-name="val1" office:value-type="string" calcext:value-type="string">
            <text:p><text:s/>04/04/2014</text:p>
          </table:table-cell>
          <table:table-cell table:style-name="ce74" office:value-type="string" calcext:value-type="string">
            <text:p>CR de suivis ok pour les 3 premiers, <text:span text:style-name="T5">demander celui de 2021</text:span></text:p>
            <text:p><text:span text:style-name="T5">Les quantités de matériaux extraites depuis l'autorisation étant en deçà des tonnages autorisés (autorisation pour 300 000t par an alors que le tonnage annuel a varié entre 60 000t et 185 000t par an), le phasage initial de l'exploitation doit aujourd'hui être modifié.</text:span></text:p>
            <text:p><text:span text:style-name="T5"/>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Canale di Verde</text:p>
          </table:table-cell>
          <table:table-cell table:style-name="ce18" office:value-type="string" calcext:value-type="string">
            <text:p>OEHC</text:p>
          </table:table-cell>
          <table:table-cell table:style-name="ce18" office:value-type="string" calcext:value-type="string">
            <text:p>Hydroélectrique</text:p>
          </table:table-cell>
          <table:table-cell table:style-name="ce18" office:value-type="string" calcext:value-type="string">
            <text:p>Confortement barrage Peri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Anguille, Crapaud vert et flore</text:p>
          </table:table-cell>
          <table:table-cell table:style-name="ce26" office:value-type="string" calcext:value-type="string">
            <text:p><text:a xlink:href="../1_Decision_prise/Canale_di_Verde_Barrage_Peri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3" calcext:value-type="float">
            <text:p>2023</text:p>
          </table:table-cell>
          <table:table-cell table:style-name="ce38" table:content-validation-name="val1" office:value-type="date" office:date-value="2023-08-03" calcext:value-type="date">
            <text:p>03/08/2023</text:p>
          </table:table-cell>
          <table:table-cell table:style-name="ce38" table:content-validation-name="val1" office:value-type="date" office:date-value="2023-07-28" calcext:value-type="date">
            <text:p>28/07/2023</text:p>
          </table:table-cell>
          <table:table-cell table:style-name="ce39" table:formula="of:=IF([.AA82]&lt;&gt;&quot;&quot;; &quot;Terminé&quot;; TEXT(MAX(0; 60 - (TODAY() - [.N82])); &quot;0&quot;))" office:value-type="string" office:string-value="Terminé" calcext:value-type="string">
            <text:p>Terminé</text:p>
          </table:table-cell>
          <table:table-cell table:style-name="ce56" table:content-validation-name="val1" office:value-type="string" calcext:value-type="string">
            <text:p>2023-01206-041-001</text:p>
          </table:table-cell>
          <table:table-cell table:style-name="ce62" table:content-validation-name="val1" office:value-type="date" office:date-value="2024-01-23" calcext:value-type="date">
            <text:p>23/01/2024</text:p>
          </table:table-cell>
          <table:table-cell table:style-name="ce35" table:content-validation-name="val1" office:value-type="string" calcext:value-type="string">
            <text:p>PZ + CM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24-03-08" calcext:value-type="date">
            <text:p>08/03/2024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Dossier DEP reçu le 28 juillet 2023, à instruire</text:p>
            <text:p>Saisine du CSRPN le 23 janvier 2024 – avis favorable rendu le 08/03/24</text:p>
            <text:p>Les travaux débuteront par la vidange en septembre 2024 : tous les AP devront être signés au plus tard à l'été 2024.</text:p>
            <text:p>AP envoyé à la DDT2B en mai 2024 <text:span text:style-name="T5">à récupérer / après consultation du puiblique qui se termine le 17 mai 2024</text:span></text:p>
            <text:p><text:span text:style-name="T5"/></text:p>
          </table:table-cell>
          <table:table-cell table:style-name="ce87"/>
          <table:table-cell table:style-name="ce99"/>
          <table:table-cell table:style-name="ce81" table:content-validation-name="val1" office:value-type="string" calcext:value-type="string">
            <text:p>2B-2024-06-27-00005</text:p>
          </table:table-cell>
          <table:table-cell table:style-name="ce90" table:content-validation-name="val1" office:value-type="date" office:date-value="2024-06-27" calcext:value-type="date">
            <text:p>27/06/2024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Furiani</text:p>
          </table:table-cell>
          <table:table-cell table:style-name="ce18" office:value-type="string" calcext:value-type="string">
            <text:p>Branzizi immobilier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Création d’un ensemble immobilier lieu-dit Le Bastio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Serapias parviflora</text:p>
          </table:table-cell>
          <table:table-cell table:style-name="ce27" office:value-type="string" calcext:value-type="string">
            <text:p><text:a xlink:href="../1_Decision_prise/Furiani_2021_projetImmobiler_Brandizi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8" table:content-validation-name="val1" office:value-type="date" office:date-value="2021-09-13" calcext:value-type="date">
            <text:p>13/09/2021</text:p>
          </table:table-cell>
          <table:table-cell table:style-name="ce38" table:content-validation-name="val1" office:value-type="date" office:date-value="2021-10-07" calcext:value-type="date">
            <text:p>07/10/2021</text:p>
          </table:table-cell>
          <table:table-cell table:style-name="ce39" table:formula="of:=IF([.AA83]&lt;&gt;&quot;&quot;; &quot;Terminé&quot;; TEXT(MAX(0; 60 - (TODAY() - [.N83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1054-041-001</text:p>
          </table:table-cell>
          <table:table-cell table:style-name="ce38" table:content-validation-name="val1" office:value-type="date" office:date-value="2021-10-07" calcext:value-type="date">
            <text:p>07/10/2021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Tacite</text:p>
          </table:table-cell>
          <table:table-cell table:style-name="ce39" office:value-type="date" office:date-value="2021-12-10" calcext:value-type="date">
            <text:p>10/12/2021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 office:value-type="date" office:date-value="2021-11-08" calcext:value-type="date">
            <text:p>08/11/2021</text:p>
          </table:table-cell>
          <table:table-cell table:style-name="ce99" office:value-type="date" office:date-value="2021-11-28" calcext:value-type="date">
            <text:p>28/11/21</text:p>
          </table:table-cell>
          <table:table-cell table:style-name="ce81" table:content-validation-name="val1" office:value-type="string" calcext:value-type="string">
            <text:p>2B-2021-12-22-00001</text:p>
          </table:table-cell>
          <table:table-cell table:style-name="ce90" table:content-validation-name="val1" office:value-type="date" office:date-value="2021-12-22" calcext:value-type="date">
            <text:p>22/12/2021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Furiani</text:p>
          </table:table-cell>
          <table:table-cell table:style-name="ce18" office:value-type="string" calcext:value-type="string">
            <text:p>Erilia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Résidence U Pinu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Hirondelles des fenêtres</text:p>
          </table:table-cell>
          <table:table-cell table:style-name="ce27" office:value-type="string" calcext:value-type="string">
            <text:p><text:a xlink:href="../1_Decision_prise/Furiani_2021_Hirondelles_Erilia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number-columns-repeated="2" table:style-name="ce38" table:content-validation-name="val1" office:value-type="date" office:date-value="2021-03-01" calcext:value-type="date">
            <text:p>01/03/2021</text:p>
          </table:table-cell>
          <table:table-cell table:style-name="ce39" table:formula="of:=IF([.AA84]&lt;&gt;&quot;&quot;; &quot;Terminé&quot;; TEXT(MAX(0; 60 - (TODAY() - [.N84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3-29x-00240</text:p>
          </table:table-cell>
          <table:table-cell table:style-name="ce38" table:content-validation-name="val1" office:value-type="date" office:date-value="2021-03-01" calcext:value-type="date">
            <text:p>01/03/2021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39" office:value-type="date" office:date-value="2021-03-07" calcext:value-type="date">
            <text:p>07/03/2021</text:p>
          </table:table-cell>
          <table:table-cell table:style-name="ce74"/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B-2021-06-07-00064</text:p>
          </table:table-cell>
          <table:table-cell table:style-name="ce90" table:content-validation-name="val1" office:value-type="date" office:date-value="2021-06-07" calcext:value-type="date">
            <text:p>07/06/2021</text:p>
          </table:table-cell>
          <table:table-cell table:style-name="ce74" office:value-type="string" calcext:value-type="string">
            <text:p>Suivis à demander au printemps 2022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14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Lucciana</text:p>
          </table:table-cell>
          <table:table-cell table:style-name="ce18" office:value-type="string" calcext:value-type="string">
            <text:p>Akuo Energie Corse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V flottant de Broncol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Cistude d’Europe, Rainette sarde, Grenouille de berger, Discoglosse sarde, Crapaud vert, Serapias parviflora, Oiseaux inféodés aux étangs</text:p>
          </table:table-cell>
          <table:table-cell table:style-name="ce26" office:value-type="string" calcext:value-type="string">
            <text:p><text:a xlink:href="../2_En_cours/Lucciana_CentralePV_flottant_Broncol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9" calcext:value-type="float">
            <text:p>2019</text:p>
          </table:table-cell>
          <table:table-cell table:style-name="ce38" table:content-validation-name="val1" office:value-type="date" office:date-value="2019-07-23" calcext:value-type="date">
            <text:p>23/07/2019</text:p>
          </table:table-cell>
          <table:table-cell table:style-name="ce38" table:content-validation-name="val1" office:value-type="date" office:date-value="2020-06-23" calcext:value-type="date">
            <text:p>23/06/2020</text:p>
          </table:table-cell>
          <table:table-cell table:style-name="ce39" table:formula="of:=IF([.AA85]&lt;&gt;&quot;&quot;; &quot;Terminé&quot;; TEXT(MAX(0; 60 - (TODAY() - [.N85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0-00693-011-001</text:p>
          </table:table-cell>
          <table:table-cell table:style-name="ce38" table:content-validation-name="val1" office:value-type="date" office:date-value="2020-07-21" calcext:value-type="date">
            <text:p>21/07/2020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9-09-21" calcext:value-type="date">
            <text:p>21/09/2019</text:p>
          </table:table-cell>
          <table:table-cell table:style-name="ce74" office:value-type="string" calcext:value-type="string">
            <text:p>CBNC &amp; CSRPN</text:p>
          </table:table-cell>
          <table:table-cell table:style-name="ce83" table:content-validation-name="val1" office:value-type="string" calcext:value-type="string">
            <text:p><text:span text:style-name="T3">Demande de complèments Aout 2019 ; nouveau dossier en avril 2020, puis juin 2020.</text:span></text:p>
            <text:p><text:span text:style-name="T3">CNPN saisi le 3 aout 2020. Projet repris par Cosrica Enrgia en 2022</text:span></text:p>
          </table:table-cell>
          <table:table-cell table:style-name="ce87"/>
          <table:table-cell table:style-name="ce99"/>
          <table:table-cell table:style-name="ce81" table:content-validation-name="val1"/>
          <table:table-cell table:style-name="ce81" table:content-validation-name="val1" office:value-type="string" calcext:value-type="string">
            <text:p>annulé</text:p>
          </table:table-cell>
          <table:table-cell table:style-name="ce18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4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Lucciana</text:p>
          </table:table-cell>
          <table:table-cell table:style-name="ce18" office:value-type="string" calcext:value-type="string">
            <text:p>BETAG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Renouvellement et extension de la carrière alluvionnaire</text:p>
            <draw:custom-shape draw:z-index="1" draw:name="ZoneTexte 2" draw:style-name="gr1" draw:text-style-name="P2" svg:width="0.512cm" svg:height="0.734cm" svg:x="2.495cm" svg:y="1.058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Flore Cistude amphibiens</text:p>
          </table:table-cell>
          <table:table-cell table:style-name="ce26" office:value-type="string" calcext:value-type="string">
            <text:p><text:a xlink:href="../1_Decision_prise/Lucciana_2017_AP_carriere_BETAG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5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16-12-01" calcext:value-type="date">
            <text:p>01/12/2016</text:p>
          </table:table-cell>
          <table:table-cell table:style-name="ce39" table:formula="of:=IF([.AA86]&lt;&gt;&quot;&quot;; &quot;Terminé&quot;; TEXT(MAX(0; 60 - (TODAY() - [.N86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7-01-40x-00186</text:p>
          </table:table-cell>
          <table:table-cell table:style-name="ce38" table:content-validation-name="val1"/>
          <table:table-cell table:style-name="ce35" table:content-validation-name="val1" office:value-type="string" calcext:value-type="string">
            <text:p>BG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18"/>
          <table:table-cell table:style-name="ce74" office:value-type="string" calcext:value-type="string">
            <text:p>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81" table:content-validation-name="val1" office:value-type="string" calcext:value-type="string">
            <text:p>2B-2017-08-10-001</text:p>
          </table:table-cell>
          <table:table-cell table:style-name="ce90" table:content-validation-name="val1" office:value-type="date" office:date-value="2017-08-10" calcext:value-type="date">
            <text:p>10/08/2017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9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Lucciana</text:p>
          </table:table-cell>
          <table:table-cell table:style-name="ce18" office:value-type="string" calcext:value-type="string">
            <text:p>BETAG</text:p>
          </table:table-cell>
          <table:table-cell table:style-name="ce18" office:value-type="string" calcext:value-type="string">
            <text:p>Carrière (ICPE)</text:p>
          </table:table-cell>
          <table:table-cell table:style-name="ce18" office:value-type="string" calcext:value-type="string">
            <text:p>Renouvellement et extension de la carrière alluvionnaire</text:p>
            <draw:custom-shape draw:z-index="0" draw:name="ZoneTexte 1" draw:style-name="gr1" draw:text-style-name="P2" svg:width="0.512cm" svg:height="0.734cm" svg:x="2.495cm" svg:y="1.058cm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Flore Cistude amphibiens</text:p>
          </table:table-cell>
          <table:table-cell table:style-name="ce27" office:value-type="string" calcext:value-type="string">
            <text:p><text:a xlink:href="../1_Decision_prise/Lucciana_2017_AP_carriere_BETAG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7" calcext:value-type="float">
            <text:p>2017</text:p>
          </table:table-cell>
          <table:table-cell table:style-name="ce38" table:content-validation-name="val1" office:value-type="date" office:date-value="2023-07-28" calcext:value-type="date">
            <text:p>28/07/2023</text:p>
          </table:table-cell>
          <table:table-cell table:style-name="ce38" table:content-validation-name="val1"/>
          <table:table-cell table:style-name="ce39" table:formula="of:=IF([.AA87]&lt;&gt;&quot;&quot;; &quot;Terminé&quot;; TEXT(MAX(0; 60 - (TODAY() - [.N87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17-01-40x-00186</text:p>
          </table:table-cell>
          <table:table-cell table:style-name="ce38" table:content-validation-name="val1"/>
          <table:table-cell table:style-name="ce35" table:content-validation-name="val1" office:value-type="string" calcext:value-type="string">
            <text:p>MB</text:p>
          </table:table-cell>
          <table:table-cell table:style-name="ce18"/>
          <table:table-cell table:style-name="ce70"/>
          <table:table-cell table:style-name="ce39"/>
          <table:table-cell table:style-name="ce74"/>
          <table:table-cell table:style-name="ce35" table:content-validation-name="val1" office:value-type="string" calcext:value-type="string">
            <text:p>→ AP de prescriptions complémentaires modifiant l’Arrêté n° 2B-2017-08-10-001 du 10 aout 2017. AP transmis au préfet le 25/10/2023</text:p>
          </table:table-cell>
          <table:table-cell table:style-name="ce87"/>
          <table:table-cell table:style-name="ce99"/>
          <table:table-cell table:style-name="ce81" table:content-validation-name="val1" office:value-type="string" calcext:value-type="string">
            <text:p>2B-2023-10-27-00003</text:p>
          </table:table-cell>
          <table:table-cell table:style-name="ce90" table:content-validation-name="val1" office:value-type="date" office:date-value="2023-10-27" calcext:value-type="date">
            <text:p>27/10/2023</text:p>
          </table:table-cell>
          <table:table-cell table:style-name="ce74" office:value-type="string" calcext:value-type="string">
            <text:p>AP modificatif</text:p>
          </table:table-cell>
          <table:table-cell table:style-name="ce125"/>
          <table:table-cell table:style-name="ce127" table:number-columns-repeated="16355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Monte</text:p>
          </table:table-cell>
          <table:table-cell table:style-name="ce18" office:value-type="string" calcext:value-type="string">
            <text:p>Syndicat résidence Pancrazi</text:p>
          </table:table-cell>
          <table:table-cell table:style-name="ce18" office:value-type="string" calcext:value-type="string">
            <text:p>Autres</text:p>
          </table:table-cell>
          <table:table-cell table:style-name="ce18" office:value-type="string" calcext:value-type="string">
            <text:p>Ravalement de façade résidence Pancrazi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Hirundo rustica</text:p>
            <text:p>Delichon urbicum</text:p>
          </table:table-cell>
          <table:table-cell table:style-name="ce27" office:value-type="string" calcext:value-type="string">
            <text:p><text:a xlink:href="../1_Decision_prise/Monte_2022_Hirondelles_residence_Pancrazi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number-columns-repeated="2" table:style-name="ce38" table:content-validation-name="val1" office:value-type="date" office:date-value="2022-02-15" calcext:value-type="date">
            <text:p>15/02/2022</text:p>
          </table:table-cell>
          <table:table-cell table:style-name="ce39" table:formula="of:=IF([.AA88]&lt;&gt;&quot;&quot;; &quot;Terminé&quot;; TEXT(MAX(0; 60 - (TODAY() - [.N88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2-00477-010-001</text:p>
          </table:table-cell>
          <table:table-cell table:style-name="ce38" table:content-validation-name="val1" office:value-type="string" calcext:value-type="string">
            <text:p>Avis permanent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</text:p>
          </table:table-cell>
          <table:table-cell table:style-name="ce18" office:value-type="string" calcext:value-type="string">
            <text:p>Avis permanent</text:p>
          </table:table-cell>
          <table:table-cell table:style-name="ce76"/>
          <table:table-cell table:style-name="ce35" table:content-validation-name="val1"/>
          <table:table-cell table:style-name="ce87" office:value-type="date" office:date-value="2022-03-01" calcext:value-type="date">
            <text:p>01/03/2022</text:p>
          </table:table-cell>
          <table:table-cell table:style-name="ce99" table:formula="of:=[$TDB.$X88]+15" office:value-type="date" office:date-value="2022-03-16" calcext:value-type="date">
            <text:p>16/03/22</text:p>
          </table:table-cell>
          <table:table-cell table:style-name="ce81" table:content-validation-name="val1" office:value-type="string" calcext:value-type="string">
            <text:p>2B-2022-04-27-00003</text:p>
          </table:table-cell>
          <table:table-cell table:style-name="ce90" table:content-validation-name="val1" office:value-type="date" office:date-value="2022-04-27" calcext:value-type="date">
            <text:p>27/04/2022</text:p>
          </table:table-cell>
          <table:table-cell table:style-name="ce74"/>
          <table:table-cell table:style-name="ce125"/>
          <table:table-cell table:style-name="ce127" table:number-columns-repeated="16355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Poggio-di-Nazza</text:p>
          </table:table-cell>
          <table:table-cell table:style-name="ce18" office:value-type="string" calcext:value-type="string">
            <text:p>SUN’R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Parc photovoltaiqu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Tortue Hermann Serapias, Renoncule</text:p>
          </table:table-cell>
          <table:table-cell table:style-name="ce27" office:value-type="string" calcext:value-type="string">
            <text:p><text:a xlink:href="../1_Decision_prise/Poggio-di-Nazza_2018_AP_parc-solaire-sunR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style-name="ce38" table:content-validation-name="val1" office:value-type="date" office:date-value="2018-04-09" calcext:value-type="date">
            <text:p>09/04/2018</text:p>
          </table:table-cell>
          <table:table-cell table:style-name="ce38" table:content-validation-name="val1" office:value-type="date" office:date-value="2018-06-26" calcext:value-type="date">
            <text:p>26/06/2018</text:p>
          </table:table-cell>
          <table:table-cell table:style-name="ce39" table:formula="of:=IF([.AA89]&lt;&gt;&quot;&quot;; &quot;Terminé&quot;; TEXT(MAX(0; 60 - (TODAY() - [.N89])); &quot;0&quot;))" office:value-type="string" office:string-value="Terminé" calcext:value-type="string">
            <text:p>Terminé</text:p>
          </table:table-cell>
          <table:table-cell table:style-name="ce18" office:value-type="string" calcext:value-type="string">
            <text:p>2018-041-13d-00624</text:p>
          </table:table-cell>
          <table:table-cell table:style-name="ce39" office:value-type="date" office:date-value="2018-06-28" calcext:value-type="date">
            <text:p>28/06/2018</text:p>
          </table:table-cell>
          <table:table-cell table:style-name="ce18" office:value-type="string" calcext:value-type="string">
            <text:p>BR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8-08-24" calcext:value-type="date">
            <text:p>24/08/2018</text:p>
          </table:table-cell>
          <table:table-cell table:style-name="ce74" office:value-type="string" calcext:value-type="string">
            <text:p>CBNC</text:p>
          </table:table-cell>
          <table:table-cell table:style-name="ce18" office:value-type="string" calcext:value-type="string">
            <text:p>avis conforme favorable du Ministre rendu (espèce ministérielle crapaud vert+ AEU) + avis favorable CNPN</text:p>
          </table:table-cell>
          <table:table-cell table:style-name="ce92"/>
          <table:table-cell table:style-name="ce99"/>
          <table:table-cell table:style-name="ce14" office:value-type="string" calcext:value-type="string">
            <text:p>2B-2019-02-01-003</text:p>
          </table:table-cell>
          <table:table-cell table:style-name="ce87" office:value-type="date" office:date-value="2019-02-01" calcext:value-type="date">
            <text:p>01/02/2019</text:p>
          </table:table-cell>
          <table:table-cell table:style-name="ce74" office:value-type="string" calcext:value-type="string">
            <text:p>courrier début travaux été 2019. Suivi en cours par Ecomed, à demander pour le mois de mars 2020</text:p>
            <text:p>Délais Covid, une partie des travaux reportés à l’automne 2020. Plan de gestion parcelles compensation reçu en sept 2021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10" table:content-validation-name="val2" office:value-type="string" calcext:value-type="string">
            <text:p>2B</text:p>
          </table:table-cell>
          <table:table-cell table:style-name="ce15" office:value-type="string" calcext:value-type="string">
            <text:p>Prunelli-di-Casaconi</text:p>
          </table:table-cell>
          <table:table-cell table:style-name="ce19" office:value-type="string" calcext:value-type="string">
            <text:p>Cosica Sole</text:p>
          </table:table-cell>
          <table:table-cell table:style-name="ce19" office:value-type="string" calcext:value-type="string">
            <text:p>Autres</text:p>
          </table:table-cell>
          <table:table-cell table:style-name="ce19" office:value-type="string" calcext:value-type="string">
            <text:p>Parc photovoltaique</text:p>
          </table:table-cell>
          <table:table-cell table:style-name="ce19" office:value-type="string" calcext:value-type="string">
            <text:p>SBEP</text:p>
          </table:table-cell>
          <table:table-cell table:style-name="ce19" office:value-type="string" calcext:value-type="string">
            <text:p>Linaire grecque et chiroptères</text:p>
          </table:table-cell>
          <table:table-cell table:style-name="ce29" office:value-type="string" calcext:value-type="string">
            <text:p><text:a xlink:href="../1_Decision_prise/Prunelli-di-Casaconi_2015_AP_ParcSolaire_CorsicaSole" xlink:type="simple">LIEN</text:a></text:p>
          </table:table-cell>
          <table:table-cell table:style-name="ce19" office:value-type="string" calcext:value-type="string">
            <text:p>Dépôt Onagre</text:p>
          </table:table-cell>
          <table:table-cell table:style-name="ce19" office:value-type="string" calcext:value-type="string">
            <text:p>Fait</text:p>
          </table:table-cell>
          <table:table-cell table:style-name="ce34" table:content-validation-name="val1" office:value-type="float" office:value="2015" calcext:value-type="float">
            <text:p>2015</text:p>
          </table:table-cell>
          <table:table-cell table:style-name="ce38" table:content-validation-name="val1" office:value-type="date" office:date-value="2015-05-05" calcext:value-type="date">
            <text:p>05/05/2015</text:p>
          </table:table-cell>
          <table:table-cell table:style-name="ce41" table:content-validation-name="val1" office:value-type="date" office:date-value="2015-05-05" calcext:value-type="date">
            <text:p>05/05/2015</text:p>
          </table:table-cell>
          <table:table-cell table:style-name="ce48" table:formula="of:=IF([.AA90]&lt;&gt;&quot;&quot;; &quot;Terminé&quot;; TEXT(MAX(0; 60 - (TODAY() - [.N90])); &quot;0&quot;))" office:value-type="string" office:string-value="Terminé" calcext:value-type="string">
            <text:p>Terminé</text:p>
          </table:table-cell>
          <table:table-cell table:style-name="ce53" table:content-validation-name="val1" office:value-type="string" calcext:value-type="string">
            <text:p>2015-10-13d-01128</text:p>
          </table:table-cell>
          <table:table-cell table:style-name="ce41" table:content-validation-name="val1" office:value-type="date" office:date-value="2015-09-27" calcext:value-type="date">
            <text:p>27/09/2015</text:p>
          </table:table-cell>
          <table:table-cell table:style-name="ce53" table:content-validation-name="val1" office:value-type="string" calcext:value-type="string">
            <text:p>BG</text:p>
          </table:table-cell>
          <table:table-cell table:style-name="ce19" office:value-type="string" calcext:value-type="string">
            <text:p>CNPN </text:p>
          </table:table-cell>
          <table:table-cell table:style-name="ce71" office:value-type="string" calcext:value-type="string">
            <text:p>Favorable sous conditions</text:p>
          </table:table-cell>
          <table:table-cell table:style-name="ce48" office:value-type="date" office:date-value="2015-11-27" calcext:value-type="date">
            <text:p>27/11/2015</text:p>
          </table:table-cell>
          <table:table-cell table:style-name="ce77" office:value-type="string" calcext:value-type="string">
            <text:p>CBNC</text:p>
          </table:table-cell>
          <table:table-cell table:style-name="ce53" table:content-validation-name="val1"/>
          <table:table-cell table:style-name="ce87"/>
          <table:table-cell table:style-name="ce99"/>
          <table:table-cell table:style-name="ce107" table:content-validation-name="val1" office:value-type="string" calcext:value-type="string">
            <text:p>16-005</text:p>
          </table:table-cell>
          <table:table-cell table:style-name="ce118" table:content-validation-name="val1" office:value-type="date" office:date-value="2016-01-08" calcext:value-type="date">
            <text:p>08/01/2016</text:p>
          </table:table-cell>
          <table:table-cell table:style-name="ce74" office:value-type="string" calcext:value-type="string">
            <text:p>suivis demandés en février 2022, compléments demandés pas de retours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Prunelli-di-Fium’Orbu</text:p>
          </table:table-cell>
          <table:table-cell table:style-name="ce18" office:value-type="string" calcext:value-type="string">
            <text:p>STOC (Groupe Petroni)</text:p>
          </table:table-cell>
          <table:table-cell table:style-name="ce18" office:value-type="string" calcext:value-type="string">
            <text:p>Stockage de déchets (ISDND)</text:p>
          </table:table-cell>
          <table:table-cell table:style-name="ce18" office:value-type="string" calcext:value-type="string">
            <text:p>Extension ISDND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Tortue d’HErmann, Pie-grièche, Crapaud vert</text:p>
          </table:table-cell>
          <table:table-cell table:style-name="ce27" office:value-type="string" calcext:value-type="string">
            <text:p><text:a xlink:href="../1_Decision_prise/Prunelli_di-Fiumorbu_2021_STOC3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number-columns-repeated="2" table:style-name="ce38" table:content-validation-name="val1" office:value-type="date" office:date-value="2021-10-22" calcext:value-type="date">
            <text:p>22/10/2021</text:p>
          </table:table-cell>
          <table:table-cell table:style-name="ce39" table:formula="of:=IF([.AA91]&lt;&gt;&quot;&quot;; &quot;Terminé&quot;; TEXT(MAX(0; 60 - (TODAY() - [.N91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1-01137-011-002</text:p>
          </table:table-cell>
          <table:table-cell table:style-name="ce38" table:content-validation-name="val1" office:value-type="date" office:date-value="2022-02-28" calcext:value-type="date">
            <text:p>28/02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2-04-28" calcext:value-type="date">
            <text:p>28/04/2022</text:p>
          </table:table-cell>
          <table:table-cell table:style-name="ce74" office:value-type="string" calcext:value-type="string">
            <text:p>CBNC</text:p>
          </table:table-cell>
          <table:table-cell table:style-name="ce35" table:content-validation-name="val1" office:value-type="string" calcext:value-type="string">
            <text:p>Second avis CNPN suite premier avis défavorable le 24 janvier 2021 (mais pas premiers docs sur serveur)</text:p>
          </table:table-cell>
          <table:table-cell table:style-name="ce87" office:value-type="date" office:date-value="2022-05-18" calcext:value-type="date">
            <text:p>18/05/2022</text:p>
          </table:table-cell>
          <table:table-cell table:style-name="ce99" office:value-type="date" office:date-value="2022-06-18" calcext:value-type="date">
            <text:p>18/06/22</text:p>
          </table:table-cell>
          <table:table-cell table:style-name="ce81" table:content-validation-name="val1" office:value-type="string" calcext:value-type="string">
            <text:p>2B-2022-09-30-00005</text:p>
          </table:table-cell>
          <table:table-cell table:style-name="ce90" table:content-validation-name="val1" office:value-type="date" office:date-value="2022-09-30" calcext:value-type="date">
            <text:p>30/09/2022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Santa-Teresa</text:p>
          </table:table-cell>
          <table:table-cell table:style-name="ce18" office:value-type="string" calcext:value-type="string">
            <text:p>OEHC</text:p>
          </table:table-cell>
          <table:table-cell table:style-name="ce18" office:value-type="string" calcext:value-type="string">
            <text:p>Hydroélectrique</text:p>
          </table:table-cell>
          <table:table-cell table:style-name="ce18" office:value-type="string" calcext:value-type="string">
            <text:p>Suppression merlon rocheux barrage Codol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amphibiens dont Crapaud vert, Renoncules à feuille d’ophioglosse, isoete serapias</text:p>
          </table:table-cell>
          <table:table-cell table:style-name="ce27" office:value-type="string" calcext:value-type="string">
            <text:p><text:a xlink:href="../1_Decision_prise/Codole_barrage_2022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style-name="ce38" table:content-validation-name="val1" office:value-type="date" office:date-value="2022-06-15" calcext:value-type="date">
            <text:p>15/06/2022</text:p>
          </table:table-cell>
          <table:table-cell table:style-name="ce38" table:content-validation-name="val1" office:value-type="date" office:date-value="2022-07-04" calcext:value-type="date">
            <text:p>04/07/2022</text:p>
          </table:table-cell>
          <table:table-cell table:style-name="ce49" table:formula="of:=IF([.AA92]&lt;&gt;&quot;&quot;; &quot;Terminé&quot;; TEXT(MAX(0; 60 - (TODAY() - [.N92])); &quot;0&quot;))" office:value-type="string" office:string-value="Terminé" calcext:value-type="string">
            <text:p>Terminé</text:p>
          </table:table-cell>
          <table:table-cell table:style-name="ce57" office:value-type="string" calcext:value-type="string">
            <text:p>2022-00808-041-001</text:p>
          </table:table-cell>
          <table:table-cell table:style-name="ce63" office:value-type="date" office:date-value="2022-07-07" calcext:value-type="date">
            <text:p>07/07/2022</text:p>
          </table:table-cell>
          <table:table-cell table:style-name="ce68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2-09-07" calcext:value-type="date">
            <text:p>07/09/2022</text:p>
          </table:table-cell>
          <table:table-cell table:style-name="ce18" office:value-type="string" calcext:value-type="string">
            <text:p>CSRPN &amp; CBNC</text:p>
          </table:table-cell>
          <table:table-cell table:style-name="ce35" table:content-validation-name="val1"/>
          <table:table-cell table:style-name="ce87" office:value-type="date" office:date-value="2022-09-12" calcext:value-type="date">
            <text:p>12/09/2022</text:p>
          </table:table-cell>
          <table:table-cell table:style-name="ce99" office:value-type="date" office:date-value="2022-09-27" calcext:value-type="date">
            <text:p>27/09/22</text:p>
          </table:table-cell>
          <table:table-cell table:style-name="ce81" table:content-validation-name="val1" office:value-type="string" calcext:value-type="string">
            <text:p>2B-2022-10-11-00001</text:p>
          </table:table-cell>
          <table:table-cell table:style-name="ce90" table:content-validation-name="val1" office:value-type="date" office:date-value="2022-10-11" calcext:value-type="date">
            <text:p>11/10/2022</text:p>
          </table:table-cell>
          <table:table-cell table:style-name="ce74" office:value-type="string" calcext:value-type="string">
            <text:p>AM du 2 novembre 2022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St-Florent</text:p>
          </table:table-cell>
          <table:table-cell table:style-name="ce18" office:value-type="string" calcext:value-type="string">
            <text:p>SAS U Furnellu</text:p>
          </table:table-cell>
          <table:table-cell table:style-name="ce18" office:value-type="string" calcext:value-type="string">
            <text:p>Projet immobilier</text:p>
          </table:table-cell>
          <table:table-cell table:style-name="ce18" office:value-type="string" calcext:value-type="string">
            <text:p>Réhaussement d’un immeuble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Hirondelles des fenêtres</text:p>
          </table:table-cell>
          <table:table-cell table:style-name="ce27" office:value-type="string" calcext:value-type="string">
            <text:p><text:a xlink:href="../1_Decision_prise/St-Florent_2022_hirondelle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2" calcext:value-type="float">
            <text:p>2022</text:p>
          </table:table-cell>
          <table:table-cell table:number-columns-repeated="2" table:style-name="ce38" table:content-validation-name="val1" office:value-type="date" office:date-value="2022-07-25" calcext:value-type="date">
            <text:p>25/07/2022</text:p>
          </table:table-cell>
          <table:table-cell table:style-name="ce39" table:formula="of:=IF([.AA93]&lt;&gt;&quot;&quot;; &quot;Terminé&quot;; TEXT(MAX(0; 60 - (TODAY() - [.N93])); &quot;0&quot;))" office:value-type="string" office:string-value="Terminé" calcext:value-type="string">
            <text:p>Terminé</text:p>
          </table:table-cell>
          <table:table-cell table:style-name="ce58" table:content-validation-name="val1" office:value-type="string" calcext:value-type="string">
            <text:p>2022-00870-030-001</text:p>
          </table:table-cell>
          <table:table-cell table:style-name="ce64" table:content-validation-name="val1" office:value-type="date" office:date-value="2022-07-25" calcext:value-type="date">
            <text:p>25/07/2022</text:p>
          </table:table-cell>
          <table:table-cell table:style-name="ce35" table:content-validation-name="val1" office:value-type="string" calcext:value-type="string">
            <text:p>MB + MG</text:p>
          </table:table-cell>
          <table:table-cell table:style-name="ce18" office:value-type="string" calcext:value-type="string">
            <text:p>CSR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2-08-25" calcext:value-type="date">
            <text:p>25/08/2022</text:p>
          </table:table-cell>
          <table:table-cell table:style-name="ce76"/>
          <table:table-cell table:style-name="ce35" table:content-validation-name="val1"/>
          <table:table-cell table:style-name="ce88" office:value-type="date" office:date-value="2022-09-05" calcext:value-type="date">
            <text:p>05/09/2022</text:p>
          </table:table-cell>
          <table:table-cell table:style-name="ce102" office:value-type="date" office:date-value="2022-09-19" calcext:value-type="date">
            <text:p>19/09/22</text:p>
          </table:table-cell>
          <table:table-cell table:style-name="ce81" table:content-validation-name="val1" office:value-type="string" calcext:value-type="string">
            <text:p>2B-2022-11-09-00003</text:p>
          </table:table-cell>
          <table:table-cell table:style-name="ce90" table:content-validation-name="val1" office:value-type="date" office:date-value="2022-11-09" calcext:value-type="date">
            <text:p>09/11/2022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Tallone</text:p>
          </table:table-cell>
          <table:table-cell table:style-name="ce18" office:value-type="string" calcext:value-type="string">
            <text:p>STANECO</text:p>
          </table:table-cell>
          <table:table-cell table:style-name="ce18" office:value-type="string" calcext:value-type="string">
            <text:p>Stockage de déchets (ISDND)</text:p>
          </table:table-cell>
          <table:table-cell table:style-name="ce18" office:value-type="string" calcext:value-type="string">
            <text:p>TMB + ISDND</text:p>
          </table:table-cell>
          <table:table-cell table:style-name="ce18" office:value-type="string" calcext:value-type="string">
            <text:p>SRNT</text:p>
          </table:table-cell>
          <table:table-cell table:style-name="ce18" office:value-type="string" calcext:value-type="string">
            <text:p>Oiseaux, reptiles et Grenouille de Berger</text:p>
          </table:table-cell>
          <table:table-cell table:style-name="ce27" office:value-type="string" calcext:value-type="string">
            <text:p><text:a xlink:href="../1_Decision_prise/Tallone_2017_AP_Staneco_annule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6" office:value-type="float" office:value="2017" calcext:value-type="float">
            <text:p>2017</text:p>
          </table:table-cell>
          <table:table-cell table:style-name="ce39" office:value-type="date" office:date-value="2017-04-19" calcext:value-type="date">
            <text:p>19/04/2017</text:p>
          </table:table-cell>
          <table:table-cell table:style-name="ce42" table:content-validation-name="val2" office:value-type="date" office:date-value="2017-04-19" calcext:value-type="date">
            <text:p>19/04/2017</text:p>
          </table:table-cell>
          <table:table-cell table:style-name="ce39" table:formula="of:=IF([.AA94]&lt;&gt;&quot;&quot;; &quot;Terminé&quot;; TEXT(MAX(0; 60 - (TODAY() - [.N94])); &quot;0&quot;))" office:value-type="string" office:string-value="Terminé" calcext:value-type="string">
            <text:p>Terminé</text:p>
          </table:table-cell>
          <table:table-cell table:style-name="ce18" office:value-type="string" calcext:value-type="string">
            <text:p>2017-04-28x-00670</text:p>
          </table:table-cell>
          <table:table-cell table:style-name="ce39" office:value-type="date" office:date-value="2017-05-10" calcext:value-type="date">
            <text:p>10/05/2017</text:p>
          </table:table-cell>
          <table:table-cell table:style-name="ce18" office:value-type="string" calcext:value-type="string">
            <text:p>BG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17-07-10" calcext:value-type="date">
            <text:p>10/07/2017</text:p>
          </table:table-cell>
          <table:table-cell table:style-name="ce74"/>
          <table:table-cell table:style-name="ce80"/>
          <table:table-cell table:style-name="ce87"/>
          <table:table-cell table:style-name="ce99"/>
          <table:table-cell table:style-name="ce111" office:value-type="string" calcext:value-type="string">
            <text:p>2B-2017-08-08-001</text:p>
          </table:table-cell>
          <table:table-cell table:style-name="ce92" office:value-type="date" office:date-value="2017-08-08" calcext:value-type="date">
            <text:p>08/08/2017</text:p>
          </table:table-cell>
          <table:table-cell table:style-name="ce74" office:value-type="string" calcext:value-type="string">
            <text:p><text:span text:style-name="T5">CR de suivi des 3 Ha de compensation (projet bloqué par la mairie)</text:span></text:p>
            <text:p><text:span text:style-name="T5">Abrogation arrêté préfectoral n°2014-363-0008 du 29 décembre 2014 (ICPE)</text:span></text:p>
            <text:p><text:span text:style-name="T5">Prescriptions reprises dans AP de 2017</text:span></text:p>
            <text:p><text:span text:style-name="T5">Staneco liquidée depuis 2021</text:span>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/>
          <table:table-cell table:style-name="ce8" table:content-validation-name="val2" office:value-type="string" calcext:value-type="string">
            <text:p>2B</text:p>
          </table:table-cell>
          <table:table-cell table:style-name="ce14" office:value-type="string" calcext:value-type="string">
            <text:p>Venzolasca</text:p>
          </table:table-cell>
          <table:table-cell table:style-name="ce18" office:value-type="string" calcext:value-type="string">
            <text:p>SAS Cap Sud</text:p>
          </table:table-cell>
          <table:table-cell table:style-name="ce18" office:value-type="string" calcext:value-type="string">
            <text:p>Centre de vacances</text:p>
          </table:table-cell>
          <table:table-cell table:style-name="ce18" office:value-type="string" calcext:value-type="string">
            <text:p>Restructuration du village vacances de Cap Sud</text:p>
          </table:table-cell>
          <table:table-cell table:style-name="ce18" office:value-type="string" calcext:value-type="string">
            <text:p>SBEP</text:p>
          </table:table-cell>
          <table:table-cell table:style-name="ce18" office:value-type="string" calcext:value-type="string">
            <text:p>Genevriers à gros fruits</text:p>
          </table:table-cell>
          <table:table-cell table:style-name="ce27" office:value-type="string" calcext:value-type="string">
            <text:p><text:a xlink:href="../1_Decision_prise/Venzolasaca_Cap_Sud_2022_Genevriers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6" office:value-type="float" office:value="2022" calcext:value-type="float">
            <text:p>2022</text:p>
          </table:table-cell>
          <table:table-cell table:style-name="ce39" office:value-type="date" office:date-value="2022-05-21" calcext:value-type="date">
            <text:p>21/05/2022</text:p>
          </table:table-cell>
          <table:table-cell table:style-name="ce42" table:content-validation-name="val2" office:value-type="date" office:date-value="2022-06-08" calcext:value-type="date">
            <text:p>08/06/2022</text:p>
          </table:table-cell>
          <table:table-cell table:style-name="ce39" table:formula="of:=IF([.AA95]&lt;&gt;&quot;&quot;; &quot;Terminé&quot;; TEXT(MAX(0; 60 - (TODAY() - [.N95])); &quot;0&quot;))" office:value-type="string" office:string-value="Terminé" calcext:value-type="string">
            <text:p>Terminé</text:p>
          </table:table-cell>
          <table:table-cell table:style-name="ce59" office:value-type="string" calcext:value-type="string">
            <text:p>2022-00739-041-001 </text:p>
          </table:table-cell>
          <table:table-cell table:style-name="ce39" office:value-type="date" office:date-value="2022-06-10" calcext:value-type="date">
            <text:p>10/06/2022</text:p>
          </table:table-cell>
          <table:table-cell table:style-name="ce18" office:value-type="string" calcext:value-type="string">
            <text:p>MB</text:p>
          </table:table-cell>
          <table:table-cell table:style-name="ce18" office:value-type="string" calcext:value-type="string">
            <text:p>CNPN </text:p>
          </table:table-cell>
          <table:table-cell table:style-name="ce70" office:value-type="string" calcext:value-type="string">
            <text:p>Tacite</text:p>
          </table:table-cell>
          <table:table-cell table:style-name="ce39" office:value-type="string" calcext:value-type="string">
            <text:p>1008/2022</text:p>
          </table:table-cell>
          <table:table-cell table:style-name="ce76"/>
          <table:table-cell table:style-name="ce80"/>
          <table:table-cell table:style-name="ce87"/>
          <table:table-cell table:style-name="ce99"/>
          <table:table-cell table:style-name="ce111" office:value-type="string" calcext:value-type="string">
            <text:p>2B-2022-08-19-00003</text:p>
          </table:table-cell>
          <table:table-cell table:style-name="ce92" office:value-type="date" office:date-value="2022-08-19" calcext:value-type="date">
            <text:p>19/08/2022</text:p>
          </table:table-cell>
          <table:table-cell table:style-name="ce74"/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8" table:content-validation-name="val2" office:value-type="string" calcext:value-type="string">
            <text:p>Corse</text:p>
          </table:table-cell>
          <table:table-cell table:style-name="ce14" office:value-type="string" calcext:value-type="string">
            <text:p>Corse</text:p>
          </table:table-cell>
          <table:table-cell table:style-name="ce18" office:value-type="string" calcext:value-type="string">
            <text:p>EDF</text:p>
          </table:table-cell>
          <table:table-cell table:style-name="ce18" office:value-type="string" calcext:value-type="string">
            <text:p>Électrique</text:p>
          </table:table-cell>
          <table:table-cell table:style-name="ce18" office:value-type="string" calcext:value-type="string">
            <text:p>SACOI</text:p>
          </table:table-cell>
          <table:table-cell table:style-name="ce18" office:value-type="string" calcext:value-type="string">
            <text:p>DDT 2B</text:p>
          </table:table-cell>
          <table:table-cell table:style-name="ce18" office:value-type="string" calcext:value-type="string">
            <text:p>Tortue d’Hermann, avifaune, flore</text:p>
          </table:table-cell>
          <table:table-cell table:style-name="ce26" office:value-type="string" calcext:value-type="string">
            <text:p><text:a xlink:href="../1_Decision_prise/Sacoi_2021_EDF" xlink:type="simple">LIEN</text:a></text:p>
          </table:table-cell>
          <table:table-cell table:style-name="ce18" office:value-type="string" calcext:value-type="string">
            <text:p>Dépôt Onagre</text:p>
          </table:table-cell>
          <table:table-cell table:style-name="ce18" office:value-type="string" calcext:value-type="string">
            <text:p>Fait</text:p>
          </table:table-cell>
          <table:table-cell table:style-name="ce34" table:content-validation-name="val1" office:value-type="float" office:value="2021" calcext:value-type="float">
            <text:p>2021</text:p>
          </table:table-cell>
          <table:table-cell table:style-name="ce38" table:content-validation-name="val1" office:value-type="date" office:date-value="2022-10-07" calcext:value-type="date">
            <text:p>07/10/2022</text:p>
          </table:table-cell>
          <table:table-cell table:style-name="ce38" table:content-validation-name="val1" office:value-type="date" office:date-value="2022-11-07" calcext:value-type="date">
            <text:p>07/11/2022</text:p>
          </table:table-cell>
          <table:table-cell table:style-name="ce39" table:formula="of:=IF([.AA96]&lt;&gt;&quot;&quot;; &quot;Terminé&quot;; TEXT(MAX(0; 60 - (TODAY() - [.N96])); &quot;0&quot;))" office:value-type="string" office:string-value="Terminé" calcext:value-type="string">
            <text:p>Terminé</text:p>
          </table:table-cell>
          <table:table-cell table:style-name="ce35" table:content-validation-name="val1" office:value-type="string" calcext:value-type="string">
            <text:p>2022-00318-011-003</text:p>
          </table:table-cell>
          <table:table-cell table:style-name="ce38" table:content-validation-name="val1" office:value-type="date" office:date-value="2022-11-18" calcext:value-type="date">
            <text:p>18/11/2022</text:p>
          </table:table-cell>
          <table:table-cell table:style-name="ce35" table:content-validation-name="val1" office:value-type="string" calcext:value-type="string">
            <text:p>MB</text:p>
          </table:table-cell>
          <table:table-cell table:style-name="ce18" office:value-type="string" calcext:value-type="string">
            <text:p>CNPN</text:p>
          </table:table-cell>
          <table:table-cell table:style-name="ce70" office:value-type="string" calcext:value-type="string">
            <text:p>Favorable sous conditions</text:p>
          </table:table-cell>
          <table:table-cell table:style-name="ce39" office:value-type="date" office:date-value="2023-01-18" calcext:value-type="date">
            <text:p>18/01/2023</text:p>
          </table:table-cell>
          <table:table-cell table:style-name="ce76"/>
          <table:table-cell table:style-name="ce35" table:content-validation-name="val1" office:value-type="string" calcext:value-type="string">
            <text:p>Contribution à l’AP d’AE envoyé en avril 2023 à la DDT 2B, en attent du mémoire d’EDF sur sites de compensation</text:p>
          </table:table-cell>
          <table:table-cell table:style-name="ce89"/>
          <table:table-cell table:style-name="ce100"/>
          <table:table-cell table:style-name="ce81" table:content-validation-name="val1" office:value-type="string" calcext:value-type="string">
            <text:p>R20-2023-08-02-00001</text:p>
          </table:table-cell>
          <table:table-cell table:style-name="ce90" table:content-validation-name="val1" office:value-type="date" office:date-value="2023-08-02" calcext:value-type="date">
            <text:p>02/08/2023</text:p>
          </table:table-cell>
          <table:table-cell table:style-name="ce74" office:value-type="string" calcext:value-type="string">
            <text:p>Changement de site de compensation</text:p>
          </table:table-cell>
          <table:table-cell table:style-name="ce123"/>
          <table:table-cell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 office:value-type="string" calcext:value-type="string">
            <text:p>doc de consultation du CNPN mais pas de trace d'un avis</text:p>
          </table:table-cell>
          <table:table-cell table:style-name="ce8" table:content-validation-name="val2" office:value-type="string" calcext:value-type="string">
            <text:p>2A</text:p>
          </table:table-cell>
          <table:table-cell table:style-name="ce14" office:value-type="string" calcext:value-type="string">
            <text:p>Propriano</text:p>
          </table:table-cell>
          <table:table-cell table:style-name="ce18" office:value-type="string" calcext:value-type="string">
            <text:p>EDF</text:p>
          </table:table-cell>
          <table:table-cell table:style-name="ce18" office:value-type="string" calcext:value-type="string">
            <text:p>Hydroélectrique</text:p>
          </table:table-cell>
          <table:table-cell table:style-name="ce18" office:value-type="string" calcext:value-type="string">
            <text:p>Barrage Rizzanese</text:p>
          </table:table-cell>
          <table:table-cell table:style-name="ce18" office:value-type="string" calcext:value-type="string">
            <text:p>SBEP</text:p>
          </table:table-cell>
          <table:table-cell table:style-name="ce18"/>
          <table:table-cell table:style-name="ce27" office:value-type="string" calcext:value-type="string">
            <text:p><text:a xlink:href="../1_Decision_prise/Rizzanese_2009_AP_Barrage" xlink:type="simple">LIEN</text:a></text:p>
          </table:table-cell>
          <table:table-cell table:style-name="ce18" table:number-columns-repeated="2"/>
          <table:table-cell table:style-name="ce34" table:content-validation-name="val1" office:value-type="float" office:value="2009" calcext:value-type="float">
            <text:p>2009</text:p>
          </table:table-cell>
          <table:table-cell table:style-name="ce35" table:content-validation-name="val1" office:value-type="float" office:value="2009" calcext:value-type="float">
            <text:p>2009</text:p>
          </table:table-cell>
          <table:table-cell table:style-name="ce38" table:content-validation-name="val1"/>
          <table:table-cell table:style-name="ce39" table:formula="of:=IF([.AA97]&lt;&gt;&quot;&quot;; &quot;Terminé&quot;; TEXT(MAX(0; 60 - (TODAY() - [.N97])); &quot;0&quot;))" office:value-type="string" office:string-value="Terminé" calcext:value-type="string">
            <text:p>Terminé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/>
          <table:table-cell table:style-name="ce18" office:value-type="string" calcext:value-type="string">
            <text:p>CNPN </text:p>
          </table:table-cell>
          <table:table-cell table:style-name="ce70"/>
          <table:table-cell table:style-name="ce18"/>
          <table:table-cell table:style-name="ce75" office:value-type="string" calcext:value-type="string">
            <text:p>CSRPN &amp; CBNC</text:p>
          </table:table-cell>
          <table:table-cell table:style-name="ce35" table:content-validation-name="val1"/>
          <table:table-cell table:style-name="ce87"/>
          <table:table-cell table:style-name="ce99"/>
          <table:table-cell table:style-name="ce112" table:content-validation-name="val1" office:value-type="string" calcext:value-type="string">
            <text:p>09-0113</text:p>
          </table:table-cell>
          <table:table-cell table:style-name="ce90" table:content-validation-name="val1" office:value-type="date" office:date-value="2009-04-10" calcext:value-type="date">
            <text:p>10/04/2009</text:p>
          </table:table-cell>
          <table:table-cell table:style-name="ce74" office:value-type="string" calcext:value-type="string">
            <text:p>maitrise foncière de 20 Ha ?, convention en 2012 et plan de gestion pour 10 ans → Lettre de relance envoyée en septembre 2021</text:p>
          </table:table-cell>
          <table:table-cell table:number-columns-repeated="2"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11"/>
          <table:table-cell table:style-name="ce16" table:number-columns-repeated="2"/>
          <table:table-cell table:style-name="ce11" table:number-columns-repeated="4"/>
          <table:table-cell table:style-name="ce30" table:number-columns-repeated="2"/>
          <table:table-cell table:style-name="ce11"/>
          <table:table-cell table:style-name="ce37"/>
          <table:table-cell table:style-name="ce11"/>
          <table:table-cell table:style-name="ce43" table:number-columns-repeated="2"/>
          <table:table-cell table:style-name="ce11"/>
          <table:table-cell table:style-name="ce43"/>
          <table:table-cell table:style-name="ce11" table:number-columns-repeated="4"/>
          <table:table-cell table:style-name="ce78"/>
          <table:table-cell table:style-name="ce85"/>
          <table:table-cell table:style-name="ce93"/>
          <table:table-cell table:style-name="ce103"/>
          <table:table-cell table:style-name="ce113"/>
          <table:table-cell table:style-name="ce16"/>
          <table:table-cell table:style-name="ce11"/>
          <table:table-cell table:number-columns-repeated="2"/>
          <table:table-cell table:style-name="ce128"/>
          <table:table-cell table:style-name="Default"/>
          <table:table-cell table:number-columns-repeated="16352"/>
        </table:table-row>
        <table:table-row table:style-name="ro3">
          <table:table-cell table:style-name="ce4" table:content-validation-name="val1"/>
          <table:table-cell table:style-name="ce9" table:content-validation-name="val2"/>
          <table:table-cell table:style-name="ce14"/>
          <table:table-cell table:style-name="ce18"/>
          <table:table-cell table:style-name="ce21"/>
          <table:table-cell table:style-name="ce18" table:number-columns-repeated="6"/>
          <table:table-cell table:style-name="ce34" table:content-validation-name="val1"/>
          <table:table-cell table:style-name="ce35" table:content-validation-name="val1"/>
          <table:table-cell table:style-name="ce38" table:content-validation-name="val1"/>
          <table:table-cell table:style-name="ce39" table:formula="of:=IF([.AA99]&lt;&gt;&quot;&quot;; &quot;Terminé&quot;; TEXT(MAX(0; 60 - (TODAY() - [.N99])); &quot;0&quot;))" office:value-type="string" office:string-value="0" calcext:value-type="string">
            <text:p>0</text:p>
          </table:table-cell>
          <table:table-cell table:style-name="ce35" table:content-validation-name="val1"/>
          <table:table-cell table:style-name="ce38" table:content-validation-name="val1"/>
          <table:table-cell table:style-name="ce35" table:content-validation-name="val1"/>
          <table:table-cell table:style-name="ce18"/>
          <table:table-cell table:style-name="ce70"/>
          <table:table-cell table:style-name="ce18"/>
          <table:table-cell table:style-name="ce74"/>
          <table:table-cell table:style-name="ce82" table:content-validation-name="val1"/>
          <table:table-cell table:style-name="ce94"/>
          <table:table-cell table:style-name="ce104"/>
          <table:table-cell table:style-name="ce110" table:content-validation-name="val1"/>
          <table:table-cell table:style-name="ce81" table:content-validation-name="val1"/>
          <table:table-cell table:style-name="ce18"/>
          <table:table-cell table:number-columns-repeated="2"/>
          <table:table-cell table:style-name="ce128"/>
          <table:table-cell table:style-name="Default"/>
          <table:table-cell table:number-columns-repeated="16352"/>
        </table:table-row>
        <table:table-row table:style-name="ro15" table:number-rows-repeated="1048476">
          <table:table-cell/>
          <table:table-cell table:content-validation-name="val2" table:number-columns-repeated="2"/>
          <table:table-cell table:number-columns-repeated="16381"/>
        </table:table-row>
        <table:table-row table:style-name="ro15">
          <table:table-cell/>
          <table:table-cell table:content-validation-name="val2" table:number-columns-repeated="2"/>
          <table:table-cell table:number-columns-repeated="16381"/>
        </table:table-row>
        <calcext:conditional-formats>
          <calcext:conditional-format calcext:target-range-address="TDB.T2:TDB.T97 TDB.T99:TDB.T1048576">
            <calcext:condition calcext:apply-style-name="ConditionalStyle_80" calcext:value="formula-is([.$T2]=&quot;favorable&quot;)" calcext:base-cell-address="TDB.T2"/>
            <calcext:condition calcext:apply-style-name="ConditionalStyle_79" calcext:value="formula-is([.$T2]=&quot;favorable sous conditions&quot;)" calcext:base-cell-address="TDB.T2"/>
            <calcext:condition calcext:apply-style-name="ConditionalStyle_78" calcext:value="formula-is([.$T2]=&quot;défavorable&quot;)" calcext:base-cell-address="TDB.T2"/>
            <calcext:condition calcext:apply-style-name="ConditionalStyle_77" calcext:value="formula-is([.$T2]=&quot;tacite&quot;)" calcext:base-cell-address="TDB.T2"/>
          </calcext:conditional-format>
          <calcext:conditional-format calcext:target-range-address="TDB.B99:TDB.B1048576 TDB.B1:TDB.B97">
            <calcext:condition calcext:apply-style-name="ConditionalStyle_82" calcext:value="contains-text(&quot;2A&quot;)" calcext:base-cell-address="TDB.B1"/>
            <calcext:condition calcext:apply-style-name="ConditionalStyle_81" calcext:value="contains-text(&quot;2B&quot;)" calcext:base-cell-address="TDB.B1"/>
          </calcext:conditional-format>
          <calcext:conditional-format calcext:target-range-address="TDB.B99:TDB.AB1048576 TDB.B2:TDB.AB97">
            <calcext:condition calcext:apply-style-name="ConditionalStyle_88" calcext:value="formula-is([.$AA2]&lt;&gt;&quot;&quot;)" calcext:base-cell-address="TDB.B2"/>
            <calcext:condition calcext:apply-style-name="ConditionalStyle_87" calcext:value="formula-is([.$J2]=&quot;nouveau dossier à venir&quot;)" calcext:base-cell-address="TDB.B2"/>
            <calcext:condition calcext:apply-style-name="ConditionalStyle_86" calcext:value="formula-is([.$K2]=&quot;annulé&quot;)" calcext:base-cell-address="TDB.B2"/>
            <calcext:condition calcext:apply-style-name="ConditionalStyle_85" calcext:value="formula-is([.$K2]=&quot;a faire&quot;)" calcext:base-cell-address="TDB.B2"/>
            <calcext:condition calcext:apply-style-name="ConditionalStyle_84" calcext:value="formula-is([.$K2]=&quot;en attente&quot;)" calcext:base-cell-address="TDB.B2"/>
            <calcext:condition calcext:apply-style-name="ConditionalStyle_83" calcext:value="formula-is([.$K2]=&quot;fait&quot;)" calcext:base-cell-address="TDB.B2"/>
          </calcext:conditional-format>
          <calcext:conditional-format calcext:target-range-address="TDB.AF100:TDB.AF1048576">
            <calcext:condition calcext:apply-style-name="ConditionalStyle_92" calcext:value="contains-text(&quot;condition&quot;)" calcext:base-cell-address="TDB.AF100"/>
            <calcext:condition calcext:apply-style-name="ConditionalStyle_91" calcext:value="contains-text(&quot;tacite&quot;)" calcext:base-cell-address="TDB.AF100"/>
          </calcext:conditional-format>
          <calcext:conditional-format calcext:target-range-address="TDB.AE100:TDB.AE1048576">
            <calcext:condition calcext:apply-style-name="ConditionalStyle_90" calcext:value="contains-text(&quot;CSRPN&quot;)" calcext:base-cell-address="TDB.AE100"/>
            <calcext:condition calcext:apply-style-name="ConditionalStyle_89" calcext:value="contains-text(&quot;CNPN&quot;)" calcext:base-cell-address="TDB.AE100"/>
          </calcext:conditional-format>
        </calcext:conditional-formats>
      </table:table>
      <table:named-expressions/>
      <table:database-ranges>
        <table:database-range table:name="Tableau1" table:target-range-address="TDB.A1:TDB.AB99" table:display-filter-buttons="true">
          <table:filter>
            <table:filter-or>
              <table:filter-condition table:value="Demande de compléments dossier" table:operator="=" table:field-number="9">
                <table:filter-set-item table:value="Demande de compléments dossier"/>
                <table:filter-set-item table:value="Dépôt Onagre"/>
                <table:filter-set-item table:value="Diagnostic préalable"/>
                <table:filter-set-item table:value="Dossier autoportant"/>
                <table:filter-set-item table:value="Rapport d'instruction"/>
              </table:filter-condition>
              <table:filter-condition table:data-type="number" table:value="" table:operator="empty" table:field-number="9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" svg:font-family="F"/>
    <style:font-face style:name="Liberation Sans" svg:font-family="'Liberation Sans'" style:font-family-generic="swiss" style:font-pitch="variable"/>
    <style:font-face style:name="Liberation Sans11" svg:font-family="'Liberation Sans11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/>
      <number:text>/</number:text>
      <number:month/>
      <number:text>/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80" style:display-name="ConditionalStyle_80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385724" fo:font-style="normal" fo:font-weight="bold" style:font-style-asian="normal" style:font-weight-asian="bold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onditionalStyle_5f_79" style:display-name="ConditionalStyle_79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bf9000" fo:font-style="normal" fo:font-weight="bold" style:font-style-asian="normal" style:font-weight-asian="bold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onditionalStyle_5f_78" style:display-name="ConditionalStyle_78" style:family="table-cell" style:parent-style-name="Default">
      <style:table-cell-properties fo:background-color="#ff7c80"/>
      <style:text-properties fo:color="#843c0b" fo:font-style="normal" fo:font-weight="bold" style:font-style-asian="normal" style:font-weight-asian="bold" style:font-style-complex="normal" style:font-weight-complex="bold">
        <loext:char-complex-color loext:theme-type="accent2" loext:color-type="theme">
          <loext:transformation loext:type="lummod" loext:value="5000"/>
        </loext:char-complex-color>
      </style:text-properties>
    </style:style>
    <style:style style:name="ConditionalStyle_5f_77" style:display-name="ConditionalStyle_77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548235" fo:font-style="normal" fo:font-weight="bold" style:font-style-asian="normal" style:font-weight-asian="bold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onditionalStyle_5f_82" style:display-name="ConditionalStyle_82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81" style:display-name="ConditionalStyle_81" style:family="table-cell" style:parent-style-name="Default">
      <style:text-properties fo:color="#0070c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bfbfbf">
        <loext:background-complex-color loext:theme-type="light1" loext:color-type="theme">
          <loext:transformation loext:type="lummod" loext:value="7500"/>
        </loext:background-complex-color>
      </style:table-cell-properties>
    </style:style>
    <style:style style:name="ConditionalStyle_5f_87" style:display-name="ConditionalStyle_87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86" style:display-name="ConditionalStyle_86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onditionalStyle_5f_85" style:display-name="ConditionalStyle_85" style:family="table-cell" style:parent-style-name="Default">
      <style:table-cell-properties fo:background-color="#ffb7b9"/>
    </style:style>
    <style:style style:name="ConditionalStyle_5f_84" style:display-name="ConditionalStyle_84" style:family="table-cell" style:parent-style-name="Default">
      <style:table-cell-properties fo:background-color="#ffff99"/>
    </style:style>
    <style:style style:name="ConditionalStyle_5f_83" style:display-name="ConditionalStyle_83" style:family="table-cell" style:parent-style-name="Default">
      <style:table-cell-properties fo:background-color="#bae18f"/>
    </style:style>
    <style:style style:name="ConditionalStyle_5f_92" style:display-name="ConditionalStyle_92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806000" fo:font-style="normal" fo:font-weight="bold" style:font-style-asian="normal" style:font-weight-asian="bold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onditionalStyle_5f_91" style:display-name="ConditionalStyle_91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548235" fo:font-style="normal" fo:font-weight="bold" style:font-style-asian="normal" style:font-weight-asian="bold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onditionalStyle_5f_90" style:display-name="ConditionalStyle_90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2e75b6" fo:font-style="normal" fo:font-weight="bold" style:font-style-asian="normal" style:font-weight-asian="bold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89" style:display-name="ConditionalStyle_89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DB" style:display-name="PageStyle_TD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URLESQUE Caroline</meta:initial-creator>
    <meta:creation-date>2024-12-11T09:26:53</meta:creation-date>
    <dc:date>2025-10-07T07:42:08.795393000</dc:date>
    <meta:generator>LibreOffice/25.2.4.3$MacOSX_AARCH64 LibreOffice_project/33e196637044ead23f5c3226cde09b47731f7e27</meta:generator>
    <meta:editing-duration>PT1M38S</meta:editing-duration>
    <meta:editing-cycles>1</meta:editing-cycles>
    <meta:document-statistic meta:table-count="1" meta:cell-count="2154" meta:object-count="3"/>
    <meta:user-defined meta:name="AppVersion">16.0300</meta:user-defined>
  </office:meta>
</office:document-meta>
</file>